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5.78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data_20__28_11_29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8084" number:language="de" number:country="CH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08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(11)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KW</text:p>
          </table:table-cell>
          <table:table-cell office:value-type="string">
            <text:p>GRAENICHEN - Temperatur Durchschnitt -10 cm (°C)</text:p>
          </table:table-cell>
          <table:table-cell office:value-type="string">
            <text:p>GradSummeK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3-06">
            <text:p>2006-03-06</text:p>
          </table:table-cell>
          <table:table-cell office:value-type="float" office:value="10">
            <text:p>10</text:p>
          </table:table-cell>
          <table:table-cell office:value-type="float" office:value="1.98571428571429">
            <text:p>1.9857142857</text:p>
          </table:table-cell>
          <table:table-cell office:value-type="float" office:value="13.9">
            <text:p>1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3-13">
            <text:p>2006-03-13</text:p>
          </table:table-cell>
          <table:table-cell office:value-type="float" office:value="11">
            <text:p>11</text:p>
          </table:table-cell>
          <table:table-cell office:value-type="float" office:value="1.32857142857143">
            <text:p>1.3285714286</text:p>
          </table:table-cell>
          <table:table-cell office:value-type="float" office:value="9.3">
            <text:p>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3-20">
            <text:p>2006-03-20</text:p>
          </table:table-cell>
          <table:table-cell office:value-type="float" office:value="12">
            <text:p>12</text:p>
          </table:table-cell>
          <table:table-cell office:value-type="float" office:value="7.01428571428571">
            <text:p>7.0142857143</text:p>
          </table:table-cell>
          <table:table-cell office:value-type="float" office:value="49.1">
            <text:p>4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3-27">
            <text:p>2006-03-27</text:p>
          </table:table-cell>
          <table:table-cell office:value-type="float" office:value="13">
            <text:p>13</text:p>
          </table:table-cell>
          <table:table-cell office:value-type="float" office:value="9.48571428571429">
            <text:p>9.4857142857</text:p>
          </table:table-cell>
          <table:table-cell office:value-type="float" office:value="66.4">
            <text:p>6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4-03">
            <text:p>2006-04-03</text:p>
          </table:table-cell>
          <table:table-cell office:value-type="float" office:value="14">
            <text:p>14</text:p>
          </table:table-cell>
          <table:table-cell office:value-type="float" office:value="7.05714285714286">
            <text:p>7.0571428571</text:p>
          </table:table-cell>
          <table:table-cell office:value-type="float" office:value="49.4">
            <text:p>4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4-10">
            <text:p>2006-04-10</text:p>
          </table:table-cell>
          <table:table-cell office:value-type="float" office:value="15">
            <text:p>15</text:p>
          </table:table-cell>
          <table:table-cell office:value-type="float" office:value="6.92857142857143">
            <text:p>6.9285714286</text:p>
          </table:table-cell>
          <table:table-cell office:value-type="float" office:value="48.5">
            <text:p>4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4-17">
            <text:p>2006-04-17</text:p>
          </table:table-cell>
          <table:table-cell office:value-type="float" office:value="16">
            <text:p>16</text:p>
          </table:table-cell>
          <table:table-cell office:value-type="float" office:value="11.4714285714286">
            <text:p>11.4714285714</text:p>
          </table:table-cell>
          <table:table-cell office:value-type="float" office:value="80.3">
            <text:p>8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4-24">
            <text:p>2006-04-24</text:p>
          </table:table-cell>
          <table:table-cell office:value-type="float" office:value="17">
            <text:p>17</text:p>
          </table:table-cell>
          <table:table-cell office:value-type="float" office:value="12.3571428571429">
            <text:p>12.3571428571</text:p>
          </table:table-cell>
          <table:table-cell office:value-type="float" office:value="86.5">
            <text:p>86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5-01">
            <text:p>2006-05-01</text:p>
          </table:table-cell>
          <table:table-cell office:value-type="float" office:value="18">
            <text:p>18</text:p>
          </table:table-cell>
          <table:table-cell office:value-type="float" office:value="12.4714285714286">
            <text:p>12.4714285714</text:p>
          </table:table-cell>
          <table:table-cell office:value-type="float" office:value="87.3">
            <text:p>8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5-08">
            <text:p>2006-05-08</text:p>
          </table:table-cell>
          <table:table-cell office:value-type="float" office:value="19">
            <text:p>19</text:p>
          </table:table-cell>
          <table:table-cell office:value-type="float" office:value="13.4428571428571">
            <text:p>13.4428571429</text:p>
          </table:table-cell>
          <table:table-cell office:value-type="float" office:value="94.1">
            <text:p>9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5-15">
            <text:p>2006-05-15</text:p>
          </table:table-cell>
          <table:table-cell office:value-type="float" office:value="20">
            <text:p>20</text:p>
          </table:table-cell>
          <table:table-cell office:value-type="float" office:value="15.7">
            <text:p>15.7</text:p>
          </table:table-cell>
          <table:table-cell office:value-type="float" office:value="109.9">
            <text:p>10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5-22">
            <text:p>2006-05-22</text:p>
          </table:table-cell>
          <table:table-cell office:value-type="float" office:value="21">
            <text:p>21</text:p>
          </table:table-cell>
          <table:table-cell office:value-type="float" office:value="15.4">
            <text:p>15.4</text:p>
          </table:table-cell>
          <table:table-cell office:value-type="float" office:value="107.8">
            <text:p>10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5-29">
            <text:p>2006-05-29</text:p>
          </table:table-cell>
          <table:table-cell office:value-type="float" office:value="22">
            <text:p>22</text:p>
          </table:table-cell>
          <table:table-cell office:value-type="float" office:value="12.5571428571429">
            <text:p>12.5571428571</text:p>
          </table:table-cell>
          <table:table-cell office:value-type="float" office:value="87.9">
            <text:p>8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6-05">
            <text:p>2006-06-05</text:p>
          </table:table-cell>
          <table:table-cell office:value-type="float" office:value="23">
            <text:p>23</text:p>
          </table:table-cell>
          <table:table-cell office:value-type="float" office:value="16.6571428571429">
            <text:p>16.6571428571</text:p>
          </table:table-cell>
          <table:table-cell office:value-type="float" office:value="116.6">
            <text:p>11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6-12">
            <text:p>2006-06-12</text:p>
          </table:table-cell>
          <table:table-cell office:value-type="float" office:value="24">
            <text:p>24</text:p>
          </table:table-cell>
          <table:table-cell office:value-type="float" office:value="21.9142857142857">
            <text:p>21.9142857143</text:p>
          </table:table-cell>
          <table:table-cell office:value-type="float" office:value="153.4">
            <text:p>15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6-19">
            <text:p>2006-06-19</text:p>
          </table:table-cell>
          <table:table-cell office:value-type="float" office:value="25">
            <text:p>25</text:p>
          </table:table-cell>
          <table:table-cell office:value-type="float" office:value="22.5857142857143">
            <text:p>22.5857142857</text:p>
          </table:table-cell>
          <table:table-cell office:value-type="float" office:value="158.1">
            <text:p>15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6-26">
            <text:p>2006-06-26</text:p>
          </table:table-cell>
          <table:table-cell office:value-type="float" office:value="26">
            <text:p>26</text:p>
          </table:table-cell>
          <table:table-cell office:value-type="float" office:value="22.5714285714286">
            <text:p>22.5714285714</text:p>
          </table:table-cell>
          <table:table-cell office:value-type="float" office:value="158">
            <text:p>1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7-03">
            <text:p>2006-07-03</text:p>
          </table:table-cell>
          <table:table-cell office:value-type="float" office:value="27">
            <text:p>27</text:p>
          </table:table-cell>
          <table:table-cell office:value-type="float" office:value="22.6571428571429">
            <text:p>22.6571428571</text:p>
          </table:table-cell>
          <table:table-cell office:value-type="float" office:value="158.6">
            <text:p>15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7-10">
            <text:p>2006-07-10</text:p>
          </table:table-cell>
          <table:table-cell office:value-type="float" office:value="28">
            <text:p>28</text:p>
          </table:table-cell>
          <table:table-cell office:value-type="float" office:value="23.7428571428571">
            <text:p>23.7428571429</text:p>
          </table:table-cell>
          <table:table-cell office:value-type="float" office:value="166.2">
            <text:p>166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7-17">
            <text:p>2006-07-17</text:p>
          </table:table-cell>
          <table:table-cell office:value-type="float" office:value="29">
            <text:p>29</text:p>
          </table:table-cell>
          <table:table-cell office:value-type="float" office:value="24.6428571428571">
            <text:p>24.6428571429</text:p>
          </table:table-cell>
          <table:table-cell office:value-type="float" office:value="172.5">
            <text:p>172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7-24">
            <text:p>2006-07-24</text:p>
          </table:table-cell>
          <table:table-cell office:value-type="float" office:value="30">
            <text:p>30</text:p>
          </table:table-cell>
          <table:table-cell office:value-type="float" office:value="24.5">
            <text:p>24.5</text:p>
          </table:table-cell>
          <table:table-cell office:value-type="float" office:value="171.5">
            <text:p>17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7-31">
            <text:p>2006-07-31</text:p>
          </table:table-cell>
          <table:table-cell office:value-type="float" office:value="31">
            <text:p>31</text:p>
          </table:table-cell>
          <table:table-cell office:value-type="float" office:value="19.4714285714286">
            <text:p>19.4714285714</text:p>
          </table:table-cell>
          <table:table-cell office:value-type="float" office:value="136.3">
            <text:p>13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8-07">
            <text:p>2006-08-07</text:p>
          </table:table-cell>
          <table:table-cell office:value-type="float" office:value="32">
            <text:p>32</text:p>
          </table:table-cell>
          <table:table-cell office:value-type="float" office:value="17.5">
            <text:p>17.5</text:p>
          </table:table-cell>
          <table:table-cell office:value-type="float" office:value="122.5">
            <text:p>122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8-14">
            <text:p>2006-08-14</text:p>
          </table:table-cell>
          <table:table-cell office:value-type="float" office:value="33">
            <text:p>33</text:p>
          </table:table-cell>
          <table:table-cell office:value-type="float" office:value="17.4333333333333">
            <text:p>17.4333333333</text:p>
          </table:table-cell>
          <table:table-cell office:value-type="float" office:value="104.6">
            <text:p>10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8-21">
            <text:p>2006-08-21</text:p>
          </table:table-cell>
          <table:table-cell office:value-type="float" office:value="34">
            <text:p>34</text:p>
          </table:table-cell>
          <table:table-cell office:value-type="float" office:value="17.3285714285714">
            <text:p>17.3285714286</text:p>
          </table:table-cell>
          <table:table-cell office:value-type="float" office:value="121.3">
            <text:p>12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8-28">
            <text:p>2006-08-28</text:p>
          </table:table-cell>
          <table:table-cell office:value-type="float" office:value="35">
            <text:p>35</text:p>
          </table:table-cell>
          <table:table-cell office:value-type="float" office:value="15.8">
            <text:p>15.8</text:p>
          </table:table-cell>
          <table:table-cell office:value-type="float" office:value="110.6">
            <text:p>110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9-04">
            <text:p>2006-09-04</text:p>
          </table:table-cell>
          <table:table-cell office:value-type="float" office:value="36">
            <text:p>36</text:p>
          </table:table-cell>
          <table:table-cell office:value-type="float" office:value="19.0428571428571">
            <text:p>19.0428571429</text:p>
          </table:table-cell>
          <table:table-cell office:value-type="float" office:value="133.3">
            <text:p>13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9-11">
            <text:p>2006-09-11</text:p>
          </table:table-cell>
          <table:table-cell office:value-type="float" office:value="37">
            <text:p>37</text:p>
          </table:table-cell>
          <table:table-cell office:value-type="float" office:value="17.9">
            <text:p>17.9</text:p>
          </table:table-cell>
          <table:table-cell office:value-type="float" office:value="125.3">
            <text:p>12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9-18">
            <text:p>2006-09-18</text:p>
          </table:table-cell>
          <table:table-cell office:value-type="float" office:value="38">
            <text:p>38</text:p>
          </table:table-cell>
          <table:table-cell office:value-type="float" office:value="17.2857142857143">
            <text:p>17.2857142857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09-25">
            <text:p>2006-09-25</text:p>
          </table:table-cell>
          <table:table-cell office:value-type="float" office:value="39">
            <text:p>39</text:p>
          </table:table-cell>
          <table:table-cell office:value-type="float" office:value="16.6428571428571">
            <text:p>16.6428571429</text:p>
          </table:table-cell>
          <table:table-cell office:value-type="float" office:value="116.5">
            <text:p>116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0-02">
            <text:p>2006-10-02</text:p>
          </table:table-cell>
          <table:table-cell office:value-type="float" office:value="40">
            <text:p>40</text:p>
          </table:table-cell>
          <table:table-cell office:value-type="float" office:value="14.0142857142857">
            <text:p>14.0142857143</text:p>
          </table:table-cell>
          <table:table-cell office:value-type="float" office:value="98.1">
            <text:p>9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0-09">
            <text:p>2006-10-09</text:p>
          </table:table-cell>
          <table:table-cell office:value-type="float" office:value="41">
            <text:p>41</text:p>
          </table:table-cell>
          <table:table-cell office:value-type="float" office:value="13.4714285714286">
            <text:p>13.4714285714</text:p>
          </table:table-cell>
          <table:table-cell office:value-type="float" office:value="94.3">
            <text:p>9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0-16">
            <text:p>2006-10-16</text:p>
          </table:table-cell>
          <table:table-cell office:value-type="float" office:value="42">
            <text:p>42</text:p>
          </table:table-cell>
          <table:table-cell office:value-type="float" office:value="12.8142857142857">
            <text:p>12.8142857143</text:p>
          </table:table-cell>
          <table:table-cell office:value-type="float" office:value="89.7">
            <text:p>8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0-23">
            <text:p>2006-10-23</text:p>
          </table:table-cell>
          <table:table-cell office:value-type="float" office:value="43">
            <text:p>43</text:p>
          </table:table-cell>
          <table:table-cell office:value-type="float" office:value="12.5285714285714">
            <text:p>12.5285714286</text:p>
          </table:table-cell>
          <table:table-cell office:value-type="float" office:value="87.7">
            <text:p>8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0-30">
            <text:p>2006-10-30</text:p>
          </table:table-cell>
          <table:table-cell office:value-type="float" office:value="44">
            <text:p>44</text:p>
          </table:table-cell>
          <table:table-cell office:value-type="float" office:value="7.42857142857143">
            <text:p>7.4285714286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1-06">
            <text:p>2006-11-06</text:p>
          </table:table-cell>
          <table:table-cell office:value-type="float" office:value="45">
            <text:p>45</text:p>
          </table:table-cell>
          <table:table-cell office:value-type="float" office:value="6.14285714285714">
            <text:p>6.1428571429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1-13">
            <text:p>2006-11-13</text:p>
          </table:table-cell>
          <table:table-cell office:value-type="float" office:value="46">
            <text:p>46</text:p>
          </table:table-cell>
          <table:table-cell office:value-type="float" office:value="8.9">
            <text:p>8.9</text:p>
          </table:table-cell>
          <table:table-cell office:value-type="float" office:value="62.3">
            <text:p>6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1-20">
            <text:p>2006-11-20</text:p>
          </table:table-cell>
          <table:table-cell office:value-type="float" office:value="47">
            <text:p>47</text:p>
          </table:table-cell>
          <table:table-cell office:value-type="float" office:value="7.17142857142857">
            <text:p>7.1714285714</text:p>
          </table:table-cell>
          <table:table-cell office:value-type="float" office:value="50.2">
            <text:p>5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1-27">
            <text:p>2006-11-27</text:p>
          </table:table-cell>
          <table:table-cell office:value-type="float" office:value="48">
            <text:p>48</text:p>
          </table:table-cell>
          <table:table-cell office:value-type="float" office:value="7.31428571428571">
            <text:p>7.3142857143</text:p>
          </table:table-cell>
          <table:table-cell office:value-type="float" office:value="51.2">
            <text:p>5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2-04">
            <text:p>2006-12-04</text:p>
          </table:table-cell>
          <table:table-cell office:value-type="float" office:value="49">
            <text:p>49</text:p>
          </table:table-cell>
          <table:table-cell office:value-type="float" office:value="7.28571428571429">
            <text:p>7.2857142857</text:p>
          </table:table-cell>
          <table:table-cell office:value-type="float" office:value="51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2-11">
            <text:p>2006-12-11</text:p>
          </table:table-cell>
          <table:table-cell office:value-type="float" office:value="50">
            <text:p>50</text:p>
          </table:table-cell>
          <table:table-cell office:value-type="float" office:value="2.42857142857143">
            <text:p>2.4285714286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2-18">
            <text:p>2006-12-18</text:p>
          </table:table-cell>
          <table:table-cell office:value-type="float" office:value="51">
            <text:p>51</text:p>
          </table:table-cell>
          <table:table-cell office:value-type="float" office:value="1.35714285714286">
            <text:p>1.3571428571</text:p>
          </table:table-cell>
          <table:table-cell office:value-type="float" office:value="9.5">
            <text:p>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6-12-25">
            <text:p>2006-12-25</text:p>
          </table:table-cell>
          <table:table-cell office:value-type="float" office:value="52">
            <text:p>52</text:p>
          </table:table-cell>
          <table:table-cell office:value-type="float" office:value="0.957142857142857">
            <text:p>0.9571428571</text:p>
          </table:table-cell>
          <table:table-cell office:value-type="float" office:value="6.7">
            <text:p>6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1-01">
            <text:p>2007-01-01</text:p>
          </table:table-cell>
          <table:table-cell office:value-type="float" office:value="1">
            <text:p>1</text:p>
          </table:table-cell>
          <table:table-cell office:value-type="float" office:value="4.87142857142857">
            <text:p>4.8714285714</text:p>
          </table:table-cell>
          <table:table-cell office:value-type="float" office:value="34.1">
            <text:p>3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1-08">
            <text:p>2007-01-08</text:p>
          </table:table-cell>
          <table:table-cell office:value-type="float" office:value="2">
            <text:p>2</text:p>
          </table:table-cell>
          <table:table-cell office:value-type="float" office:value="6.62857142857143">
            <text:p>6.6285714286</text:p>
          </table:table-cell>
          <table:table-cell office:value-type="float" office:value="46.4">
            <text:p>4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1-15">
            <text:p>2007-01-15</text:p>
          </table:table-cell>
          <table:table-cell office:value-type="float" office:value="3">
            <text:p>3</text:p>
          </table:table-cell>
          <table:table-cell office:value-type="float" office:value="7.01428571428571">
            <text:p>7.0142857143</text:p>
          </table:table-cell>
          <table:table-cell office:value-type="float" office:value="49.1">
            <text:p>4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1-22">
            <text:p>2007-01-22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7.5">
            <text:p>1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1-29">
            <text:p>2007-01-29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14.7">
            <text:p>1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2-05">
            <text:p>2007-02-05</text:p>
          </table:table-cell>
          <table:table-cell office:value-type="float" office:value="6">
            <text:p>6</text:p>
          </table:table-cell>
          <table:table-cell office:value-type="float" office:value="3.44285714285714">
            <text:p>3.4428571429</text:p>
          </table:table-cell>
          <table:table-cell office:value-type="float" office:value="24.1">
            <text:p>2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2-12">
            <text:p>2007-02-12</text:p>
          </table:table-cell>
          <table:table-cell office:value-type="float" office:value="7">
            <text:p>7</text:p>
          </table:table-cell>
          <table:table-cell office:value-type="float" office:value="4.25714285714286">
            <text:p>4.2571428571</text:p>
          </table:table-cell>
          <table:table-cell office:value-type="float" office:value="29.8">
            <text:p>2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2-19">
            <text:p>2007-02-19</text:p>
          </table:table-cell>
          <table:table-cell office:value-type="float" office:value="8">
            <text:p>8</text:p>
          </table:table-cell>
          <table:table-cell office:value-type="float" office:value="4.82857142857143">
            <text:p>4.8285714286</text:p>
          </table:table-cell>
          <table:table-cell office:value-type="float" office:value="33.8">
            <text:p>3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2-26">
            <text:p>2007-02-26</text:p>
          </table:table-cell>
          <table:table-cell office:value-type="float" office:value="9">
            <text:p>9</text:p>
          </table:table-cell>
          <table:table-cell office:value-type="float" office:value="6.37142857142857">
            <text:p>6.3714285714</text:p>
          </table:table-cell>
          <table:table-cell office:value-type="float" office:value="44.6">
            <text:p>4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3-05">
            <text:p>2007-03-05</text:p>
          </table:table-cell>
          <table:table-cell office:value-type="float" office:value="10">
            <text:p>10</text:p>
          </table:table-cell>
          <table:table-cell office:value-type="float" office:value="6.11428571428571">
            <text:p>6.1142857143</text:p>
          </table:table-cell>
          <table:table-cell office:value-type="float" office:value="42.8">
            <text:p>4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3-12">
            <text:p>2007-03-12</text:p>
          </table:table-cell>
          <table:table-cell office:value-type="float" office:value="11">
            <text:p>11</text:p>
          </table:table-cell>
          <table:table-cell office:value-type="float" office:value="6.37142857142857">
            <text:p>6.3714285714</text:p>
          </table:table-cell>
          <table:table-cell office:value-type="float" office:value="44.6">
            <text:p>4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3-19">
            <text:p>2007-03-19</text:p>
          </table:table-cell>
          <table:table-cell office:value-type="float" office:value="12">
            <text:p>12</text:p>
          </table:table-cell>
          <table:table-cell office:value-type="float" office:value="3.61428571428571">
            <text:p>3.6142857143</text:p>
          </table:table-cell>
          <table:table-cell office:value-type="float" office:value="25.3">
            <text:p>2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3-26">
            <text:p>2007-03-26</text:p>
          </table:table-cell>
          <table:table-cell office:value-type="float" office:value="13">
            <text:p>13</text:p>
          </table:table-cell>
          <table:table-cell office:value-type="float" office:value="6.35714285714286">
            <text:p>6.3571428571</text:p>
          </table:table-cell>
          <table:table-cell office:value-type="float" office:value="44.5">
            <text:p>4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4-02">
            <text:p>2007-04-02</text:p>
          </table:table-cell>
          <table:table-cell office:value-type="float" office:value="14">
            <text:p>14</text:p>
          </table:table-cell>
          <table:table-cell office:value-type="float" office:value="8.47142857142857">
            <text:p>8.4714285714</text:p>
          </table:table-cell>
          <table:table-cell office:value-type="float" office:value="59.3">
            <text:p>5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4-09">
            <text:p>2007-04-09</text:p>
          </table:table-cell>
          <table:table-cell office:value-type="float" office:value="15">
            <text:p>15</text:p>
          </table:table-cell>
          <table:table-cell office:value-type="float" office:value="12.0714285714286">
            <text:p>12.0714285714</text:p>
          </table:table-cell>
          <table:table-cell office:value-type="float" office:value="84.5">
            <text:p>8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4-16">
            <text:p>2007-04-16</text:p>
          </table:table-cell>
          <table:table-cell office:value-type="float" office:value="16">
            <text:p>16</text:p>
          </table:table-cell>
          <table:table-cell office:value-type="float" office:value="13.3285714285714">
            <text:p>13.3285714286</text:p>
          </table:table-cell>
          <table:table-cell office:value-type="float" office:value="93.3">
            <text:p>9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4-23">
            <text:p>2007-04-23</text:p>
          </table:table-cell>
          <table:table-cell office:value-type="float" office:value="17">
            <text:p>17</text:p>
          </table:table-cell>
          <table:table-cell office:value-type="float" office:value="16.4142857142857">
            <text:p>16.4142857143</text:p>
          </table:table-cell>
          <table:table-cell office:value-type="float" office:value="114.9">
            <text:p>11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4-30">
            <text:p>2007-04-30</text:p>
          </table:table-cell>
          <table:table-cell office:value-type="float" office:value="18">
            <text:p>18</text:p>
          </table:table-cell>
          <table:table-cell office:value-type="float" office:value="15.5428571428571">
            <text:p>15.5428571429</text:p>
          </table:table-cell>
          <table:table-cell office:value-type="float" office:value="108.8">
            <text:p>10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5-07">
            <text:p>2007-05-07</text:p>
          </table:table-cell>
          <table:table-cell office:value-type="float" office:value="19">
            <text:p>19</text:p>
          </table:table-cell>
          <table:table-cell office:value-type="float" office:value="15.3142857142857">
            <text:p>15.3142857143</text:p>
          </table:table-cell>
          <table:table-cell office:value-type="float" office:value="107.2">
            <text:p>10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5-14">
            <text:p>2007-05-14</text:p>
          </table:table-cell>
          <table:table-cell office:value-type="float" office:value="20">
            <text:p>20</text:p>
          </table:table-cell>
          <table:table-cell office:value-type="float" office:value="15.6857142857143">
            <text:p>15.6857142857</text:p>
          </table:table-cell>
          <table:table-cell office:value-type="float" office:value="109.8">
            <text:p>10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5-21">
            <text:p>2007-05-21</text:p>
          </table:table-cell>
          <table:table-cell office:value-type="float" office:value="21">
            <text:p>21</text:p>
          </table:table-cell>
          <table:table-cell office:value-type="float" office:value="21.7142857142857">
            <text:p>21.7142857143</text:p>
          </table:table-cell>
          <table:table-cell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5-28">
            <text:p>2007-05-28</text:p>
          </table:table-cell>
          <table:table-cell office:value-type="float" office:value="22">
            <text:p>22</text:p>
          </table:table-cell>
          <table:table-cell office:value-type="float" office:value="14.9142857142857">
            <text:p>14.9142857143</text:p>
          </table:table-cell>
          <table:table-cell office:value-type="float" office:value="104.4">
            <text:p>104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6-04">
            <text:p>2007-06-04</text:p>
          </table:table-cell>
          <table:table-cell office:value-type="float" office:value="23">
            <text:p>23</text:p>
          </table:table-cell>
          <table:table-cell office:value-type="float" office:value="20.4142857142857">
            <text:p>20.4142857143</text:p>
          </table:table-cell>
          <table:table-cell office:value-type="float" office:value="142.9">
            <text:p>14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6-11">
            <text:p>2007-06-11</text:p>
          </table:table-cell>
          <table:table-cell office:value-type="float" office:value="24">
            <text:p>24</text:p>
          </table:table-cell>
          <table:table-cell office:value-type="float" office:value="20.6">
            <text:p>20.6</text:p>
          </table:table-cell>
          <table:table-cell office:value-type="float" office:value="144.2">
            <text:p>14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6-18">
            <text:p>2007-06-18</text:p>
          </table:table-cell>
          <table:table-cell office:value-type="float" office:value="25">
            <text:p>25</text:p>
          </table:table-cell>
          <table:table-cell office:value-type="float" office:value="21.8285714285714">
            <text:p>21.8285714286</text:p>
          </table:table-cell>
          <table:table-cell office:value-type="float" office:value="152.8">
            <text:p>15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6-25">
            <text:p>2007-06-25</text:p>
          </table:table-cell>
          <table:table-cell office:value-type="float" office:value="26">
            <text:p>26</text:p>
          </table:table-cell>
          <table:table-cell office:value-type="float" office:value="17.9857142857143">
            <text:p>17.9857142857</text:p>
          </table:table-cell>
          <table:table-cell office:value-type="float" office:value="125.9">
            <text:p>12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7-02">
            <text:p>2007-07-02</text:p>
          </table:table-cell>
          <table:table-cell office:value-type="float" office:value="27">
            <text:p>27</text:p>
          </table:table-cell>
          <table:table-cell office:value-type="float" office:value="17.3142857142857">
            <text:p>17.3142857143</text:p>
          </table:table-cell>
          <table:table-cell office:value-type="float" office:value="121.2">
            <text:p>12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7-09">
            <text:p>2007-07-09</text:p>
          </table:table-cell>
          <table:table-cell office:value-type="float" office:value="28">
            <text:p>28</text:p>
          </table:table-cell>
          <table:table-cell office:value-type="float" office:value="18.4142857142857">
            <text:p>18.4142857143</text:p>
          </table:table-cell>
          <table:table-cell office:value-type="float" office:value="128.9">
            <text:p>12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7-16">
            <text:p>2007-07-16</text:p>
          </table:table-cell>
          <table:table-cell office:value-type="float" office:value="29">
            <text:p>29</text:p>
          </table:table-cell>
          <table:table-cell office:value-type="float" office:value="23.0571428571429">
            <text:p>23.0571428571</text:p>
          </table:table-cell>
          <table:table-cell office:value-type="float" office:value="161.4">
            <text:p>16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7-23">
            <text:p>2007-07-23</text:p>
          </table:table-cell>
          <table:table-cell office:value-type="float" office:value="30">
            <text:p>30</text:p>
          </table:table-cell>
          <table:table-cell office:value-type="float" office:value="20.5857142857143">
            <text:p>20.5857142857</text:p>
          </table:table-cell>
          <table:table-cell office:value-type="float" office:value="144.1">
            <text:p>14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7-30">
            <text:p>2007-07-30</text:p>
          </table:table-cell>
          <table:table-cell office:value-type="float" office:value="31">
            <text:p>31</text:p>
          </table:table-cell>
          <table:table-cell office:value-type="float" office:value="19.3428571428571">
            <text:p>19.3428571429</text:p>
          </table:table-cell>
          <table:table-cell office:value-type="float" office:value="135.4">
            <text:p>13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8-06">
            <text:p>2007-08-06</text:p>
          </table:table-cell>
          <table:table-cell office:value-type="float" office:value="32">
            <text:p>32</text:p>
          </table:table-cell>
          <table:table-cell office:value-type="float" office:value="18.2571428571429">
            <text:p>18.2571428571</text:p>
          </table:table-cell>
          <table:table-cell office:value-type="float" office:value="127.8">
            <text:p>12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8-13">
            <text:p>2007-08-13</text:p>
          </table:table-cell>
          <table:table-cell office:value-type="float" office:value="33">
            <text:p>33</text:p>
          </table:table-cell>
          <table:table-cell office:value-type="float" office:value="19.8">
            <text:p>19.8</text:p>
          </table:table-cell>
          <table:table-cell office:value-type="float" office:value="138.6">
            <text:p>13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8-20">
            <text:p>2007-08-20</text:p>
          </table:table-cell>
          <table:table-cell office:value-type="float" office:value="34">
            <text:p>34</text:p>
          </table:table-cell>
          <table:table-cell office:value-type="float" office:value="18.8571428571429">
            <text:p>18.8571428571</text:p>
          </table:table-cell>
          <table:table-cell office:value-type="float" office:value="132">
            <text:p>13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8-27">
            <text:p>2007-08-27</text:p>
          </table:table-cell>
          <table:table-cell office:value-type="float" office:value="35">
            <text:p>35</text:p>
          </table:table-cell>
          <table:table-cell office:value-type="float" office:value="18.5857142857143">
            <text:p>18.5857142857</text:p>
          </table:table-cell>
          <table:table-cell office:value-type="float" office:value="130.1">
            <text:p>130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9-03">
            <text:p>2007-09-03</text:p>
          </table:table-cell>
          <table:table-cell office:value-type="float" office:value="36">
            <text:p>36</text:p>
          </table:table-cell>
          <table:table-cell office:value-type="float" office:value="15.4714285714286">
            <text:p>15.4714285714</text:p>
          </table:table-cell>
          <table:table-cell office:value-type="float" office:value="108.3">
            <text:p>10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9-10">
            <text:p>2007-09-10</text:p>
          </table:table-cell>
          <table:table-cell office:value-type="float" office:value="37">
            <text:p>37</text:p>
          </table:table-cell>
          <table:table-cell office:value-type="float" office:value="15.5285714285714">
            <text:p>15.5285714286</text:p>
          </table:table-cell>
          <table:table-cell office:value-type="float" office:value="108.7">
            <text:p>10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9-17">
            <text:p>2007-09-17</text:p>
          </table:table-cell>
          <table:table-cell office:value-type="float" office:value="38">
            <text:p>38</text:p>
          </table:table-cell>
          <table:table-cell office:value-type="float" office:value="15.1714285714286">
            <text:p>15.1714285714</text:p>
          </table:table-cell>
          <table:table-cell office:value-type="float" office:value="106.2">
            <text:p>106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09-24">
            <text:p>2007-09-24</text:p>
          </table:table-cell>
          <table:table-cell office:value-type="float" office:value="39">
            <text:p>39</text:p>
          </table:table-cell>
          <table:table-cell office:value-type="float" office:value="14.0571428571429">
            <text:p>14.0571428571</text:p>
          </table:table-cell>
          <table:table-cell office:value-type="float" office:value="98.4">
            <text:p>9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0-01">
            <text:p>2007-10-01</text:p>
          </table:table-cell>
          <table:table-cell office:value-type="float" office:value="40">
            <text:p>40</text:p>
          </table:table-cell>
          <table:table-cell office:value-type="float" office:value="16.4428571428571">
            <text:p>16.4428571429</text:p>
          </table:table-cell>
          <table:table-cell office:value-type="float" office:value="115.1">
            <text:p>11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0-08">
            <text:p>2007-10-08</text:p>
          </table:table-cell>
          <table:table-cell office:value-type="float" office:value="41">
            <text:p>41</text:p>
          </table:table-cell>
          <table:table-cell office:value-type="float" office:value="12.4428571428571">
            <text:p>12.4428571429</text:p>
          </table:table-cell>
          <table:table-cell office:value-type="float" office:value="87.1">
            <text:p>8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0-15">
            <text:p>2007-10-15</text:p>
          </table:table-cell>
          <table:table-cell office:value-type="float" office:value="42">
            <text:p>42</text:p>
          </table:table-cell>
          <table:table-cell office:value-type="float" office:value="10.0857142857143">
            <text:p>10.0857142857</text:p>
          </table:table-cell>
          <table:table-cell office:value-type="float" office:value="70.6">
            <text:p>70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0-22">
            <text:p>2007-10-22</text:p>
          </table:table-cell>
          <table:table-cell office:value-type="float" office:value="43">
            <text:p>43</text:p>
          </table:table-cell>
          <table:table-cell office:value-type="float" office:value="7.3">
            <text:p>7.3</text:p>
          </table:table-cell>
          <table:table-cell office:value-type="float" office:value="51.1">
            <text:p>5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0-29">
            <text:p>2007-10-29</text:p>
          </table:table-cell>
          <table:table-cell office:value-type="float" office:value="44">
            <text:p>44</text:p>
          </table:table-cell>
          <table:table-cell office:value-type="float" office:value="7.57142857142857">
            <text:p>7.5714285714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1-05">
            <text:p>2007-11-05</text:p>
          </table:table-cell>
          <table:table-cell office:value-type="float" office:value="45">
            <text:p>45</text:p>
          </table:table-cell>
          <table:table-cell office:value-type="float" office:value="6.22857142857143">
            <text:p>6.2285714286</text:p>
          </table:table-cell>
          <table:table-cell office:value-type="float" office:value="43.6">
            <text:p>4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1-12">
            <text:p>2007-11-12</text:p>
          </table:table-cell>
          <table:table-cell office:value-type="float" office:value="46">
            <text:p>46</text:p>
          </table:table-cell>
          <table:table-cell office:value-type="float" office:value="2.58571428571429">
            <text:p>2.5857142857</text:p>
          </table:table-cell>
          <table:table-cell office:value-type="float" office:value="18.1">
            <text:p>1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1-19">
            <text:p>2007-11-19</text:p>
          </table:table-cell>
          <table:table-cell office:value-type="float" office:value="47">
            <text:p>47</text:p>
          </table:table-cell>
          <table:table-cell office:value-type="float" office:value="3.18571428571429">
            <text:p>3.1857142857</text:p>
          </table:table-cell>
          <table:table-cell office:value-type="float" office:value="22.3">
            <text:p>2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1-26">
            <text:p>2007-11-26</text:p>
          </table:table-cell>
          <table:table-cell office:value-type="float" office:value="48">
            <text:p>48</text:p>
          </table:table-cell>
          <table:table-cell office:value-type="float" office:value="2.34285714285714">
            <text:p>2.3428571429</text:p>
          </table:table-cell>
          <table:table-cell office:value-type="float" office:value="16.4">
            <text:p>1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2-03">
            <text:p>2007-12-03</text:p>
          </table:table-cell>
          <table:table-cell office:value-type="float" office:value="49">
            <text:p>49</text:p>
          </table:table-cell>
          <table:table-cell office:value-type="float" office:value="5.44285714285714">
            <text:p>5.4428571429</text:p>
          </table:table-cell>
          <table:table-cell office:value-type="float" office:value="38.1">
            <text:p>3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2-10">
            <text:p>2007-12-10</text:p>
          </table:table-cell>
          <table:table-cell office:value-type="float" office:value="50">
            <text:p>50</text:p>
          </table:table-cell>
          <table:table-cell office:value-type="float" office:value="3.04285714285714">
            <text:p>3.0428571429</text:p>
          </table:table-cell>
          <table:table-cell office:value-type="float" office:value="21.3">
            <text:p>2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2-17">
            <text:p>2007-12-17</text:p>
          </table:table-cell>
          <table:table-cell office:value-type="float" office:value="51">
            <text:p>51</text:p>
          </table:table-cell>
          <table:table-cell office:value-type="float" office:value="0.128571428571429">
            <text:p>0.1285714286</text:p>
          </table:table-cell>
          <table:table-cell office:value-type="float" office:value="0.9">
            <text:p>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2-24">
            <text:p>2007-12-24</text:p>
          </table:table-cell>
          <table:table-cell office:value-type="float" office:value="52">
            <text:p>52</text:p>
          </table:table-cell>
          <table:table-cell office:value-type="float" office:value="0.0714285714285714">
            <text:p>0.0714285714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7-12-31">
            <text:p>2007-12-31</text:p>
          </table:table-cell>
          <table:table-cell office:value-type="float" office:value="53">
            <text:p>53</text:p>
          </table:table-cell>
          <table:table-cell office:value-type="float" office:value="0.214285714285714">
            <text:p>0.2142857143</text:p>
          </table:table-cell>
          <table:table-cell office:value-type="float" office:value="1.1">
            <text:p>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07">
            <text:p>2008-01-07</text:p>
          </table:table-cell>
          <table:table-cell office:value-type="float" office:value="2">
            <text:p>2</text:p>
          </table:table-cell>
          <table:table-cell office:value-type="float" office:value="1.41428571428571">
            <text:p>1.4142857143</text:p>
          </table:table-cell>
          <table:table-cell office:value-type="float" office:value="9.9">
            <text:p>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14">
            <text:p>2008-01-14</text:p>
          </table:table-cell>
          <table:table-cell office:value-type="float" office:value="3">
            <text:p>3</text:p>
          </table:table-cell>
          <table:table-cell office:value-type="float" office:value="4.02857142857143">
            <text:p>4.0285714286</text:p>
          </table:table-cell>
          <table:table-cell office:value-type="float" office:value="28.2">
            <text:p>2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21">
            <text:p>2008-01-21</text:p>
          </table:table-cell>
          <table:table-cell office:value-type="float" office:value="4">
            <text:p>4</text:p>
          </table:table-cell>
          <table:table-cell office:value-type="float" office:value="2.37142857142857">
            <text:p>2.3714285714</text:p>
          </table:table-cell>
          <table:table-cell office:value-type="float" office:value="16.6">
            <text:p>1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1-28">
            <text:p>2008-01-28</text:p>
          </table:table-cell>
          <table:table-cell office:value-type="float" office:value="5">
            <text:p>5</text:p>
          </table:table-cell>
          <table:table-cell office:value-type="float" office:value="1.85714285714286">
            <text:p>1.8571428571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2-04">
            <text:p>2008-02-04</text:p>
          </table:table-cell>
          <table:table-cell office:value-type="float" office:value="6">
            <text:p>6</text:p>
          </table:table-cell>
          <table:table-cell office:value-type="float" office:value="2.01428571428571">
            <text:p>2.0142857143</text:p>
          </table:table-cell>
          <table:table-cell office:value-type="float" office:value="14.1">
            <text:p>1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2-11">
            <text:p>2008-02-11</text:p>
          </table:table-cell>
          <table:table-cell office:value-type="float" office:value="7">
            <text:p>7</text:p>
          </table:table-cell>
          <table:table-cell office:value-type="float" office:value="0.314285714285714">
            <text:p>0.3142857143</text:p>
          </table:table-cell>
          <table:table-cell office:value-type="float" office:value="2.2">
            <text:p>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2-18">
            <text:p>2008-02-18</text:p>
          </table:table-cell>
          <table:table-cell office:value-type="float" office:value="8">
            <text:p>8</text:p>
          </table:table-cell>
          <table:table-cell office:value-type="float" office:value="2.04285714285714">
            <text:p>2.0428571429</text:p>
          </table:table-cell>
          <table:table-cell office:value-type="float" office:value="14.3">
            <text:p>1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2-25">
            <text:p>2008-02-25</text:p>
          </table:table-cell>
          <table:table-cell office:value-type="float" office:value="9">
            <text:p>9</text:p>
          </table:table-cell>
          <table:table-cell office:value-type="float" office:value="7.12857142857143">
            <text:p>7.1285714286</text:p>
          </table:table-cell>
          <table:table-cell office:value-type="float" office:value="49.9">
            <text:p>4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03">
            <text:p>2008-03-03</text:p>
          </table:table-cell>
          <table:table-cell office:value-type="float" office:value="10">
            <text:p>10</text:p>
          </table:table-cell>
          <table:table-cell office:value-type="float" office:value="3.54285714285714">
            <text:p>3.5428571429</text:p>
          </table:table-cell>
          <table:table-cell office:value-type="float" office:value="24.8">
            <text:p>2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10">
            <text:p>2008-03-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17">
            <text:p>2008-03-17</text:p>
          </table:table-cell>
          <table:table-cell office:value-type="float" office:value="12">
            <text:p>12</text:p>
          </table:table-cell>
          <table:table-cell office:value-type="float" office:value="4.05714285714286">
            <text:p>4.0571428571</text:p>
          </table:table-cell>
          <table:table-cell office:value-type="float" office:value="28.4">
            <text:p>2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24">
            <text:p>2008-03-24</text:p>
          </table:table-cell>
          <table:table-cell office:value-type="float" office:value="13">
            <text:p>13</text:p>
          </table:table-cell>
          <table:table-cell office:value-type="float" office:value="4.5">
            <text:p>4.5</text:p>
          </table:table-cell>
          <table:table-cell office:value-type="float" office:value="31.5">
            <text:p>3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3-31">
            <text:p>2008-03-31</text:p>
          </table:table-cell>
          <table:table-cell office:value-type="float" office:value="14">
            <text:p>14</text:p>
          </table:table-cell>
          <table:table-cell office:value-type="float" office:value="7.87142857142857">
            <text:p>7.8714285714</text:p>
          </table:table-cell>
          <table:table-cell office:value-type="float" office:value="55.1">
            <text:p>5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07">
            <text:p>2008-04-07</text:p>
          </table:table-cell>
          <table:table-cell office:value-type="float" office:value="15">
            <text:p>15</text:p>
          </table:table-cell>
          <table:table-cell office:value-type="float" office:value="7.38571428571429">
            <text:p>7.3857142857</text:p>
          </table:table-cell>
          <table:table-cell office:value-type="float" office:value="51.7">
            <text:p>5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14">
            <text:p>2008-04-14</text:p>
          </table:table-cell>
          <table:table-cell office:value-type="float" office:value="16">
            <text:p>16</text:p>
          </table:table-cell>
          <table:table-cell office:value-type="float" office:value="8.81428571428571">
            <text:p>8.8142857143</text:p>
          </table:table-cell>
          <table:table-cell office:value-type="float" office:value="61.7">
            <text:p>6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21">
            <text:p>2008-04-21</text:p>
          </table:table-cell>
          <table:table-cell office:value-type="float" office:value="17">
            <text:p>17</text:p>
          </table:table-cell>
          <table:table-cell office:value-type="float" office:value="11.3428571428571">
            <text:p>11.3428571429</text:p>
          </table:table-cell>
          <table:table-cell office:value-type="float" office:value="79.4">
            <text:p>7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4-28">
            <text:p>2008-04-28</text:p>
          </table:table-cell>
          <table:table-cell office:value-type="float" office:value="18">
            <text:p>18</text:p>
          </table:table-cell>
          <table:table-cell office:value-type="float" office:value="12.9142857142857">
            <text:p>12.9142857143</text:p>
          </table:table-cell>
          <table:table-cell office:value-type="float" office:value="90.4">
            <text:p>9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5-05">
            <text:p>2008-05-05</text:p>
          </table:table-cell>
          <table:table-cell office:value-type="float" office:value="19">
            <text:p>19</text:p>
          </table:table-cell>
          <table:table-cell office:value-type="float" office:value="15.5428571428571">
            <text:p>15.5428571429</text:p>
          </table:table-cell>
          <table:table-cell office:value-type="float" office:value="108.8">
            <text:p>10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5-12">
            <text:p>2008-05-12</text:p>
          </table:table-cell>
          <table:table-cell office:value-type="float" office:value="20">
            <text:p>20</text:p>
          </table:table-cell>
          <table:table-cell office:value-type="float" office:value="16.7428571428571">
            <text:p>16.7428571429</text:p>
          </table:table-cell>
          <table:table-cell office:value-type="float" office:value="117.2">
            <text:p>11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5-19">
            <text:p>2008-05-19</text:p>
          </table:table-cell>
          <table:table-cell office:value-type="float" office:value="21">
            <text:p>21</text:p>
          </table:table-cell>
          <table:table-cell office:value-type="float" office:value="15.6142857142857">
            <text:p>15.6142857143</text:p>
          </table:table-cell>
          <table:table-cell office:value-type="float" office:value="109.3">
            <text:p>10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5-26">
            <text:p>2008-05-26</text:p>
          </table:table-cell>
          <table:table-cell office:value-type="float" office:value="22">
            <text:p>22</text:p>
          </table:table-cell>
          <table:table-cell office:value-type="float" office:value="20.1285714285714">
            <text:p>20.1285714286</text:p>
          </table:table-cell>
          <table:table-cell office:value-type="float" office:value="140.9">
            <text:p>14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02">
            <text:p>2008-06-02</text:p>
          </table:table-cell>
          <table:table-cell office:value-type="float" office:value="23">
            <text:p>23</text:p>
          </table:table-cell>
          <table:table-cell office:value-type="float" office:value="17.1714285714286">
            <text:p>17.1714285714</text:p>
          </table:table-cell>
          <table:table-cell office:value-type="float" office:value="120.2">
            <text:p>12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09">
            <text:p>2008-06-09</text:p>
          </table:table-cell>
          <table:table-cell office:value-type="float" office:value="24">
            <text:p>24</text:p>
          </table:table-cell>
          <table:table-cell office:value-type="float" office:value="18.1571428571429">
            <text:p>18.1571428571</text:p>
          </table:table-cell>
          <table:table-cell office:value-type="float" office:value="127.1">
            <text:p>12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16">
            <text:p>2008-06-16</text:p>
          </table:table-cell>
          <table:table-cell office:value-type="float" office:value="25">
            <text:p>25</text:p>
          </table:table-cell>
          <table:table-cell office:value-type="float" office:value="19.7714285714286">
            <text:p>19.7714285714</text:p>
          </table:table-cell>
          <table:table-cell office:value-type="float" office:value="138.4">
            <text:p>13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23">
            <text:p>2008-06-23</text:p>
          </table:table-cell>
          <table:table-cell office:value-type="float" office:value="26">
            <text:p>26</text:p>
          </table:table-cell>
          <table:table-cell office:value-type="float" office:value="23.3">
            <text:p>23.3</text:p>
          </table:table-cell>
          <table:table-cell office:value-type="float" office:value="163.1">
            <text:p>16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6-30">
            <text:p>2008-06-30</text:p>
          </table:table-cell>
          <table:table-cell office:value-type="float" office:value="27">
            <text:p>27</text:p>
          </table:table-cell>
          <table:table-cell office:value-type="float" office:value="21.8">
            <text:p>21.8</text:p>
          </table:table-cell>
          <table:table-cell office:value-type="float" office:value="152.6">
            <text:p>15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7-07">
            <text:p>2008-07-07</text:p>
          </table:table-cell>
          <table:table-cell office:value-type="float" office:value="28">
            <text:p>28</text:p>
          </table:table-cell>
          <table:table-cell office:value-type="float" office:value="19.5571428571429">
            <text:p>19.5571428571</text:p>
          </table:table-cell>
          <table:table-cell office:value-type="float" office:value="136.9">
            <text:p>13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7-14">
            <text:p>2008-07-14</text:p>
          </table:table-cell>
          <table:table-cell office:value-type="float" office:value="29">
            <text:p>29</text:p>
          </table:table-cell>
          <table:table-cell office:value-type="float" office:value="19.6714285714286">
            <text:p>19.6714285714</text:p>
          </table:table-cell>
          <table:table-cell office:value-type="float" office:value="137.7">
            <text:p>13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7-21">
            <text:p>2008-07-21</text:p>
          </table:table-cell>
          <table:table-cell office:value-type="float" office:value="30">
            <text:p>30</text:p>
          </table:table-cell>
          <table:table-cell office:value-type="float" office:value="20.3428571428571">
            <text:p>20.3428571429</text:p>
          </table:table-cell>
          <table:table-cell office:value-type="float" office:value="142.4">
            <text:p>14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7-28">
            <text:p>2008-07-28</text:p>
          </table:table-cell>
          <table:table-cell office:value-type="float" office:value="31">
            <text:p>31</text:p>
          </table:table-cell>
          <table:table-cell office:value-type="float" office:value="22.8714285714286">
            <text:p>22.8714285714</text:p>
          </table:table-cell>
          <table:table-cell office:value-type="float" office:value="160.1">
            <text:p>160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8-04">
            <text:p>2008-08-04</text:p>
          </table:table-cell>
          <table:table-cell office:value-type="float" office:value="32">
            <text:p>32</text:p>
          </table:table-cell>
          <table:table-cell office:value-type="float" office:value="21.3714285714286">
            <text:p>21.3714285714</text:p>
          </table:table-cell>
          <table:table-cell office:value-type="float" office:value="149.6">
            <text:p>14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8-11">
            <text:p>2008-08-11</text:p>
          </table:table-cell>
          <table:table-cell office:value-type="float" office:value="33">
            <text:p>33</text:p>
          </table:table-cell>
          <table:table-cell office:value-type="float" office:value="18.7428571428571">
            <text:p>18.7428571429</text:p>
          </table:table-cell>
          <table:table-cell office:value-type="float" office:value="131.2">
            <text:p>13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8-18">
            <text:p>2008-08-18</text:p>
          </table:table-cell>
          <table:table-cell office:value-type="float" office:value="34">
            <text:p>34</text:p>
          </table:table-cell>
          <table:table-cell office:value-type="float" office:value="18.1142857142857">
            <text:p>18.1142857143</text:p>
          </table:table-cell>
          <table:table-cell office:value-type="float" office:value="126.8">
            <text:p>12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8-25">
            <text:p>2008-08-25</text:p>
          </table:table-cell>
          <table:table-cell office:value-type="float" office:value="35">
            <text:p>35</text:p>
          </table:table-cell>
          <table:table-cell office:value-type="float" office:value="18.8285714285714">
            <text:p>18.8285714286</text:p>
          </table:table-cell>
          <table:table-cell office:value-type="float" office:value="131.8">
            <text:p>13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9-01">
            <text:p>2008-09-01</text:p>
          </table:table-cell>
          <table:table-cell office:value-type="float" office:value="36">
            <text:p>36</text:p>
          </table:table-cell>
          <table:table-cell office:value-type="float" office:value="19.0142857142857">
            <text:p>19.0142857143</text:p>
          </table:table-cell>
          <table:table-cell office:value-type="float" office:value="133.1">
            <text:p>13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9-08">
            <text:p>2008-09-08</text:p>
          </table:table-cell>
          <table:table-cell office:value-type="float" office:value="37">
            <text:p>37</text:p>
          </table:table-cell>
          <table:table-cell office:value-type="float" office:value="17.3571428571429">
            <text:p>17.3571428571</text:p>
          </table:table-cell>
          <table:table-cell office:value-type="float" office:value="121.5">
            <text:p>12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9-15">
            <text:p>2008-09-15</text:p>
          </table:table-cell>
          <table:table-cell office:value-type="float" office:value="38">
            <text:p>38</text:p>
          </table:table-cell>
          <table:table-cell office:value-type="float" office:value="12.6142857142857">
            <text:p>12.6142857143</text:p>
          </table:table-cell>
          <table:table-cell office:value-type="float" office:value="88.3">
            <text:p>8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9-22">
            <text:p>2008-09-22</text:p>
          </table:table-cell>
          <table:table-cell office:value-type="float" office:value="39">
            <text:p>39</text:p>
          </table:table-cell>
          <table:table-cell office:value-type="float" office:value="11.8285714285714">
            <text:p>11.8285714286</text:p>
          </table:table-cell>
          <table:table-cell office:value-type="float" office:value="82.8">
            <text:p>8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09-29">
            <text:p>2008-09-29</text:p>
          </table:table-cell>
          <table:table-cell office:value-type="float" office:value="40">
            <text:p>40</text:p>
          </table:table-cell>
          <table:table-cell office:value-type="float" office:value="11.2">
            <text:p>11.2</text:p>
          </table:table-cell>
          <table:table-cell office:value-type="float" office:value="78.4">
            <text:p>7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06">
            <text:p>2008-10-06</text:p>
          </table:table-cell>
          <table:table-cell office:value-type="float" office:value="41">
            <text:p>41</text:p>
          </table:table-cell>
          <table:table-cell office:value-type="float" office:value="13.8857142857143">
            <text:p>13.8857142857</text:p>
          </table:table-cell>
          <table:table-cell office:value-type="float" office:value="97.2">
            <text:p>9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13">
            <text:p>2008-10-13</text:p>
          </table:table-cell>
          <table:table-cell office:value-type="float" office:value="42">
            <text:p>42</text:p>
          </table:table-cell>
          <table:table-cell office:value-type="float" office:value="12.9">
            <text:p>12.9</text:p>
          </table:table-cell>
          <table:table-cell office:value-type="float" office:value="90.3">
            <text:p>9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20">
            <text:p>2008-10-20</text:p>
          </table:table-cell>
          <table:table-cell office:value-type="float" office:value="43">
            <text:p>43</text:p>
          </table:table-cell>
          <table:table-cell office:value-type="float" office:value="10.4857142857143">
            <text:p>10.4857142857</text:p>
          </table:table-cell>
          <table:table-cell office:value-type="float" office:value="73.4">
            <text:p>7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0-27">
            <text:p>2008-10-27</text:p>
          </table:table-cell>
          <table:table-cell office:value-type="float" office:value="44">
            <text:p>44</text:p>
          </table:table-cell>
          <table:table-cell office:value-type="float" office:value="6.61428571428572">
            <text:p>6.6142857143</text:p>
          </table:table-cell>
          <table:table-cell office:value-type="float" office:value="46.3">
            <text:p>4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1-03">
            <text:p>2008-11-03</text:p>
          </table:table-cell>
          <table:table-cell office:value-type="float" office:value="45">
            <text:p>45</text:p>
          </table:table-cell>
          <table:table-cell office:value-type="float" office:value="8.1">
            <text:p>8.1</text:p>
          </table:table-cell>
          <table:table-cell office:value-type="float" office:value="56.7">
            <text:p>56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1-10">
            <text:p>2008-11-10</text:p>
          </table:table-cell>
          <table:table-cell office:value-type="float" office:value="46">
            <text:p>46</text:p>
          </table:table-cell>
          <table:table-cell office:value-type="float" office:value="6.9">
            <text:p>6.9</text:p>
          </table:table-cell>
          <table:table-cell office:value-type="float" office:value="48.3">
            <text:p>4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1-17">
            <text:p>2008-11-17</text:p>
          </table:table-cell>
          <table:table-cell office:value-type="float" office:value="47">
            <text:p>47</text:p>
          </table:table-cell>
          <table:table-cell office:value-type="float" office:value="5.6">
            <text:p>5.6</text:p>
          </table:table-cell>
          <table:table-cell office:value-type="float" office:value="39.2">
            <text:p>3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1-24">
            <text:p>2008-11-24</text:p>
          </table:table-cell>
          <table:table-cell office:value-type="float" office:value="48">
            <text:p>48</text:p>
          </table:table-cell>
          <table:table-cell office:value-type="float" office:value="0.9">
            <text:p>0.9</text:p>
          </table:table-cell>
          <table:table-cell office:value-type="float" office:value="6.3">
            <text:p>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2-01">
            <text:p>2008-12-01</text:p>
          </table:table-cell>
          <table:table-cell office:value-type="float" office:value="49">
            <text:p>49</text:p>
          </table:table-cell>
          <table:table-cell office:value-type="float" office:value="2.02857142857143">
            <text:p>2.0285714286</text:p>
          </table:table-cell>
          <table:table-cell office:value-type="float" office:value="14.2">
            <text:p>1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2-08">
            <text:p>2008-12-08</text:p>
          </table:table-cell>
          <table:table-cell office:value-type="float" office:value="50">
            <text:p>50</text:p>
          </table:table-cell>
          <table:table-cell office:value-type="float" office:value="1.54285714285714">
            <text:p>1.5428571429</text:p>
          </table:table-cell>
          <table:table-cell office:value-type="float" office:value="10.8">
            <text:p>1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2-15">
            <text:p>2008-12-15</text:p>
          </table:table-cell>
          <table:table-cell office:value-type="float" office:value="51">
            <text:p>51</text:p>
          </table:table-cell>
          <table:table-cell office:value-type="float" office:value="1.94285714285714">
            <text:p>1.9428571429</text:p>
          </table:table-cell>
          <table:table-cell office:value-type="float" office:value="13.6">
            <text:p>1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2-22">
            <text:p>2008-12-22</text:p>
          </table:table-cell>
          <table:table-cell office:value-type="float" office:value="52">
            <text:p>52</text:p>
          </table:table-cell>
          <table:table-cell office:value-type="float" office:value="2.11428571428571">
            <text:p>2.1142857143</text:p>
          </table:table-cell>
          <table:table-cell office:value-type="float" office:value="14.8">
            <text:p>1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8-12-29">
            <text:p>2008-12-29</text:p>
          </table:table-cell>
          <table:table-cell office:value-type="float" office:value="53">
            <text:p>53</text:p>
          </table:table-cell>
          <table:table-cell office:value-type="float" office:value="-0.0571428571428571">
            <text:p>-0.0571428571</text:p>
          </table:table-cell>
          <table:table-cell office:value-type="float" office:value="1.1">
            <text:p>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1-05">
            <text:p>2009-01-05</text:p>
          </table:table-cell>
          <table:table-cell office:value-type="float" office:value="2">
            <text:p>2</text:p>
          </table:table-cell>
          <table:table-cell office:value-type="float" office:value="0.257142857142857">
            <text:p>0.2571428571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1-12">
            <text:p>2009-01-12</text:p>
          </table:table-cell>
          <table:table-cell office:value-type="float" office:value="3">
            <text:p>3</text:p>
          </table:table-cell>
          <table:table-cell office:value-type="float" office:value="0.142857142857143">
            <text:p>0.142857142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1-19">
            <text:p>2009-01-19</text:p>
          </table:table-cell>
          <table:table-cell office:value-type="float" office:value="4">
            <text:p>4</text:p>
          </table:table-cell>
          <table:table-cell office:value-type="float" office:value="0.914285714285714">
            <text:p>0.9142857143</text:p>
          </table:table-cell>
          <table:table-cell office:value-type="float" office:value="6.4">
            <text:p>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1-26">
            <text:p>2009-01-26</text:p>
          </table:table-cell>
          <table:table-cell office:value-type="float" office:value="5">
            <text:p>5</text:p>
          </table:table-cell>
          <table:table-cell office:value-type="float" office:value="0.542857142857143">
            <text:p>0.5428571429</text:p>
          </table:table-cell>
          <table:table-cell office:value-type="float" office:value="3.8">
            <text:p>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2-02">
            <text:p>2009-02-02</text:p>
          </table:table-cell>
          <table:table-cell office:value-type="float" office:value="6">
            <text:p>6</text:p>
          </table:table-cell>
          <table:table-cell office:value-type="float" office:value="0.971428571428571">
            <text:p>0.9714285714</text:p>
          </table:table-cell>
          <table:table-cell office:value-type="float" office:value="6.8">
            <text:p>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2-09">
            <text:p>2009-02-09</text:p>
          </table:table-cell>
          <table:table-cell office:value-type="float" office:value="7">
            <text:p>7</text:p>
          </table:table-cell>
          <table:table-cell office:value-type="float" office:value="1.3">
            <text:p>1.3</text:p>
          </table:table-cell>
          <table:table-cell office:value-type="float" office:value="9.1">
            <text:p>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2-16">
            <text:p>2009-02-16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2-23">
            <text:p>2009-02-23</text:p>
          </table:table-cell>
          <table:table-cell office:value-type="float" office:value="9">
            <text:p>9</text:p>
          </table:table-cell>
          <table:table-cell office:value-type="float" office:value="2.25714285714286">
            <text:p>2.2571428571</text:p>
          </table:table-cell>
          <table:table-cell office:value-type="float" office:value="15.8">
            <text:p>1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3-02">
            <text:p>2009-03-02</text:p>
          </table:table-cell>
          <table:table-cell office:value-type="float" office:value="10">
            <text:p>10</text:p>
          </table:table-cell>
          <table:table-cell office:value-type="float" office:value="3.88571428571429">
            <text:p>3.8857142857</text:p>
          </table:table-cell>
          <table:table-cell office:value-type="float" office:value="27.2">
            <text:p>2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3-09">
            <text:p>2009-03-09</text:p>
          </table:table-cell>
          <table:table-cell office:value-type="float" office:value="11">
            <text:p>11</text:p>
          </table:table-cell>
          <table:table-cell office:value-type="float" office:value="5.01428571428571">
            <text:p>5.0142857143</text:p>
          </table:table-cell>
          <table:table-cell office:value-type="float" office:value="35.1">
            <text:p>3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3-16">
            <text:p>2009-03-16</text:p>
          </table:table-cell>
          <table:table-cell office:value-type="float" office:value="12">
            <text:p>12</text:p>
          </table:table-cell>
          <table:table-cell office:value-type="float" office:value="5.04285714285714">
            <text:p>5.0428571429</text:p>
          </table:table-cell>
          <table:table-cell office:value-type="float" office:value="35.3">
            <text:p>3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3-23">
            <text:p>2009-03-23</text:p>
          </table:table-cell>
          <table:table-cell office:value-type="float" office:value="13">
            <text:p>13</text:p>
          </table:table-cell>
          <table:table-cell office:value-type="float" office:value="5.6">
            <text:p>5.6</text:p>
          </table:table-cell>
          <table:table-cell office:value-type="float" office:value="39.2">
            <text:p>3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3-30">
            <text:p>2009-03-3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4-06">
            <text:p>2009-04-06</text:p>
          </table:table-cell>
          <table:table-cell office:value-type="float" office:value="15">
            <text:p>15</text:p>
          </table:table-cell>
          <table:table-cell office:value-type="float" office:value="12.1714285714286">
            <text:p>12.1714285714</text:p>
          </table:table-cell>
          <table:table-cell office:value-type="float" office:value="85.2">
            <text:p>8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4-13">
            <text:p>2009-04-13</text:p>
          </table:table-cell>
          <table:table-cell office:value-type="float" office:value="16">
            <text:p>16</text:p>
          </table:table-cell>
          <table:table-cell office:value-type="float" office:value="12.2428571428571">
            <text:p>12.2428571429</text:p>
          </table:table-cell>
          <table:table-cell office:value-type="float" office:value="85.7">
            <text:p>8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4-20">
            <text:p>2009-04-20</text:p>
          </table:table-cell>
          <table:table-cell office:value-type="float" office:value="17">
            <text:p>17</text:p>
          </table:table-cell>
          <table:table-cell office:value-type="float" office:value="13.4428571428571">
            <text:p>13.4428571429</text:p>
          </table:table-cell>
          <table:table-cell office:value-type="float" office:value="94.1">
            <text:p>9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4-27">
            <text:p>2009-04-27</text:p>
          </table:table-cell>
          <table:table-cell office:value-type="float" office:value="18">
            <text:p>18</text:p>
          </table:table-cell>
          <table:table-cell office:value-type="float" office:value="12.4857142857143">
            <text:p>12.4857142857</text:p>
          </table:table-cell>
          <table:table-cell office:value-type="float" office:value="87.4">
            <text:p>8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5-04">
            <text:p>2009-05-04</text:p>
          </table:table-cell>
          <table:table-cell office:value-type="float" office:value="19">
            <text:p>19</text:p>
          </table:table-cell>
          <table:table-cell office:value-type="float" office:value="15.0285714285714">
            <text:p>15.0285714286</text:p>
          </table:table-cell>
          <table:table-cell office:value-type="float" office:value="105.2">
            <text:p>10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5-11">
            <text:p>2009-05-11</text:p>
          </table:table-cell>
          <table:table-cell office:value-type="float" office:value="20">
            <text:p>20</text:p>
          </table:table-cell>
          <table:table-cell office:value-type="float" office:value="17.3857142857143">
            <text:p>17.3857142857</text:p>
          </table:table-cell>
          <table:table-cell office:value-type="float" office:value="121.7">
            <text:p>12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5-18">
            <text:p>2009-05-18</text:p>
          </table:table-cell>
          <table:table-cell office:value-type="float" office:value="21">
            <text:p>21</text:p>
          </table:table-cell>
          <table:table-cell office:value-type="float" office:value="19.3142857142857">
            <text:p>19.3142857143</text:p>
          </table:table-cell>
          <table:table-cell office:value-type="float" office:value="135.2">
            <text:p>13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5-25">
            <text:p>2009-05-25</text:p>
          </table:table-cell>
          <table:table-cell office:value-type="float" office:value="22">
            <text:p>22</text:p>
          </table:table-cell>
          <table:table-cell office:value-type="float" office:value="18.8857142857143">
            <text:p>18.8857142857</text:p>
          </table:table-cell>
          <table:table-cell office:value-type="float" office:value="132.2">
            <text:p>13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6-01">
            <text:p>2009-06-01</text:p>
          </table:table-cell>
          <table:table-cell office:value-type="float" office:value="23">
            <text:p>23</text:p>
          </table:table-cell>
          <table:table-cell office:value-type="float" office:value="18.8428571428571">
            <text:p>18.8428571429</text:p>
          </table:table-cell>
          <table:table-cell office:value-type="float" office:value="131.9">
            <text:p>13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6-08">
            <text:p>2009-06-08</text:p>
          </table:table-cell>
          <table:table-cell office:value-type="float" office:value="24">
            <text:p>24</text:p>
          </table:table-cell>
          <table:table-cell office:value-type="float" office:value="18.9857142857143">
            <text:p>18.9857142857</text:p>
          </table:table-cell>
          <table:table-cell office:value-type="float" office:value="132.9">
            <text:p>13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6-15">
            <text:p>2009-06-15</text:p>
          </table:table-cell>
          <table:table-cell office:value-type="float" office:value="25">
            <text:p>25</text:p>
          </table:table-cell>
          <table:table-cell office:value-type="float" office:value="19.6285714285714">
            <text:p>19.6285714286</text:p>
          </table:table-cell>
          <table:table-cell office:value-type="float" office:value="137.4">
            <text:p>13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6-22">
            <text:p>2009-06-22</text:p>
          </table:table-cell>
          <table:table-cell office:value-type="float" office:value="26">
            <text:p>26</text:p>
          </table:table-cell>
          <table:table-cell office:value-type="float" office:value="17.8">
            <text:p>17.8</text:p>
          </table:table-cell>
          <table:table-cell office:value-type="float" office:value="124.6">
            <text:p>12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6-29">
            <text:p>2009-06-29</text:p>
          </table:table-cell>
          <table:table-cell office:value-type="float" office:value="27">
            <text:p>27</text:p>
          </table:table-cell>
          <table:table-cell office:value-type="float" office:value="21.5">
            <text:p>21.5</text:p>
          </table:table-cell>
          <table:table-cell office:value-type="float" office:value="150.5">
            <text:p>15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7-06">
            <text:p>2009-07-06</text:p>
          </table:table-cell>
          <table:table-cell office:value-type="float" office:value="28">
            <text:p>28</text:p>
          </table:table-cell>
          <table:table-cell office:value-type="float" office:value="18.8428571428571">
            <text:p>18.8428571429</text:p>
          </table:table-cell>
          <table:table-cell office:value-type="float" office:value="131.9">
            <text:p>13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7-13">
            <text:p>2009-07-13</text:p>
          </table:table-cell>
          <table:table-cell office:value-type="float" office:value="29">
            <text:p>29</text:p>
          </table:table-cell>
          <table:table-cell office:value-type="float" office:value="20.8714285714286">
            <text:p>20.8714285714</text:p>
          </table:table-cell>
          <table:table-cell office:value-type="float" office:value="146.1">
            <text:p>146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7-20">
            <text:p>2009-07-20</text:p>
          </table:table-cell>
          <table:table-cell office:value-type="float" office:value="30">
            <text:p>30</text:p>
          </table:table-cell>
          <table:table-cell office:value-type="float" office:value="20.5571428571429">
            <text:p>20.5571428571</text:p>
          </table:table-cell>
          <table:table-cell office:value-type="float" office:value="143.9">
            <text:p>14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7-27">
            <text:p>2009-07-27</text:p>
          </table:table-cell>
          <table:table-cell office:value-type="float" office:value="31">
            <text:p>31</text:p>
          </table:table-cell>
          <table:table-cell office:value-type="float" office:value="21.4714285714286">
            <text:p>21.4714285714</text:p>
          </table:table-cell>
          <table:table-cell office:value-type="float" office:value="150.3">
            <text:p>15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8-03">
            <text:p>2009-08-03</text:p>
          </table:table-cell>
          <table:table-cell office:value-type="float" office:value="32">
            <text:p>32</text:p>
          </table:table-cell>
          <table:table-cell office:value-type="float" office:value="20.5">
            <text:p>20.5</text:p>
          </table:table-cell>
          <table:table-cell office:value-type="float" office:value="143.5">
            <text:p>14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8-10">
            <text:p>2009-08-10</text:p>
          </table:table-cell>
          <table:table-cell office:value-type="float" office:value="33">
            <text:p>33</text:p>
          </table:table-cell>
          <table:table-cell office:value-type="float" office:value="21.4">
            <text:p>21.4</text:p>
          </table:table-cell>
          <table:table-cell office:value-type="float" office:value="149.8">
            <text:p>14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8-17">
            <text:p>2009-08-17</text:p>
          </table:table-cell>
          <table:table-cell office:value-type="float" office:value="34">
            <text:p>34</text:p>
          </table:table-cell>
          <table:table-cell office:value-type="float" office:value="21.6285714285714">
            <text:p>21.6285714286</text:p>
          </table:table-cell>
          <table:table-cell office:value-type="float" office:value="151.4">
            <text:p>15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8-24">
            <text:p>2009-08-24</text:p>
          </table:table-cell>
          <table:table-cell office:value-type="float" office:value="35">
            <text:p>35</text:p>
          </table:table-cell>
          <table:table-cell office:value-type="float" office:value="19.9714285714286">
            <text:p>19.9714285714</text:p>
          </table:table-cell>
          <table:table-cell office:value-type="float" office:value="139.8">
            <text:p>13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8-31">
            <text:p>2009-08-31</text:p>
          </table:table-cell>
          <table:table-cell office:value-type="float" office:value="36">
            <text:p>36</text:p>
          </table:table-cell>
          <table:table-cell office:value-type="float" office:value="17.9142857142857">
            <text:p>17.9142857143</text:p>
          </table:table-cell>
          <table:table-cell office:value-type="float" office:value="125.4">
            <text:p>12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9-07">
            <text:p>2009-09-07</text:p>
          </table:table-cell>
          <table:table-cell office:value-type="float" office:value="37">
            <text:p>37</text:p>
          </table:table-cell>
          <table:table-cell office:value-type="float" office:value="16.1">
            <text:p>16.1</text:p>
          </table:table-cell>
          <table:table-cell office:value-type="float" office:value="112.7">
            <text:p>11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9-14">
            <text:p>2009-09-14</text:p>
          </table:table-cell>
          <table:table-cell office:value-type="float" office:value="38">
            <text:p>38</text:p>
          </table:table-cell>
          <table:table-cell office:value-type="float" office:value="16.1285714285714">
            <text:p>16.1285714286</text:p>
          </table:table-cell>
          <table:table-cell office:value-type="float" office:value="112.9">
            <text:p>11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9-21">
            <text:p>2009-09-21</text:p>
          </table:table-cell>
          <table:table-cell office:value-type="float" office:value="39">
            <text:p>39</text:p>
          </table:table-cell>
          <table:table-cell office:value-type="float" office:value="16.7428571428571">
            <text:p>16.7428571429</text:p>
          </table:table-cell>
          <table:table-cell office:value-type="float" office:value="117.2">
            <text:p>11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09-28">
            <text:p>2009-09-28</text:p>
          </table:table-cell>
          <table:table-cell office:value-type="float" office:value="40">
            <text:p>40</text:p>
          </table:table-cell>
          <table:table-cell office:value-type="float" office:value="14.7">
            <text:p>14.7</text:p>
          </table:table-cell>
          <table:table-cell office:value-type="float" office:value="102.9">
            <text:p>10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05">
            <text:p>2009-10-05</text:p>
          </table:table-cell>
          <table:table-cell office:value-type="float" office:value="41">
            <text:p>41</text:p>
          </table:table-cell>
          <table:table-cell office:value-type="float" office:value="14.7428571428571">
            <text:p>14.7428571429</text:p>
          </table:table-cell>
          <table:table-cell office:value-type="float" office:value="103.2">
            <text:p>10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12">
            <text:p>2009-10-12</text:p>
          </table:table-cell>
          <table:table-cell office:value-type="float" office:value="42">
            <text:p>42</text:p>
          </table:table-cell>
          <table:table-cell office:value-type="float" office:value="10.0714285714286">
            <text:p>10.0714285714</text:p>
          </table:table-cell>
          <table:table-cell office:value-type="float" office:value="70.5">
            <text:p>7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19">
            <text:p>2009-10-19</text:p>
          </table:table-cell>
          <table:table-cell office:value-type="float" office:value="43">
            <text:p>43</text:p>
          </table:table-cell>
          <table:table-cell office:value-type="float" office:value="8.84285714285714">
            <text:p>8.8428571429</text:p>
          </table:table-cell>
          <table:table-cell office:value-type="float" office:value="61.9">
            <text:p>6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0-26">
            <text:p>2009-10-26</text:p>
          </table:table-cell>
          <table:table-cell office:value-type="float" office:value="44">
            <text:p>44</text:p>
          </table:table-cell>
          <table:table-cell office:value-type="float" office:value="9.57142857142857">
            <text:p>9.5714285714</text:p>
          </table:table-cell>
          <table:table-cell office:value-type="float" office:value="67">
            <text:p>6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1-02">
            <text:p>2009-11-02</text:p>
          </table:table-cell>
          <table:table-cell office:value-type="float" office:value="45">
            <text:p>45</text:p>
          </table:table-cell>
          <table:table-cell office:value-type="float" office:value="7.98571428571429">
            <text:p>7.9857142857</text:p>
          </table:table-cell>
          <table:table-cell office:value-type="float" office:value="55.9">
            <text:p>5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1-09">
            <text:p>2009-11-09</text:p>
          </table:table-cell>
          <table:table-cell office:value-type="float" office:value="46">
            <text:p>46</text:p>
          </table:table-cell>
          <table:table-cell office:value-type="float" office:value="7.1">
            <text:p>7.1</text:p>
          </table:table-cell>
          <table:table-cell office:value-type="float" office:value="49.7">
            <text:p>4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1-16">
            <text:p>2009-11-16</text:p>
          </table:table-cell>
          <table:table-cell office:value-type="float" office:value="47">
            <text:p>47</text:p>
          </table:table-cell>
          <table:table-cell office:value-type="float" office:value="8.94285714285714">
            <text:p>8.9428571429</text:p>
          </table:table-cell>
          <table:table-cell office:value-type="float" office:value="62.6">
            <text:p>6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1-23">
            <text:p>2009-11-23</text:p>
          </table:table-cell>
          <table:table-cell office:value-type="float" office:value="48">
            <text:p>48</text:p>
          </table:table-cell>
          <table:table-cell office:value-type="float" office:value="6.78571428571429">
            <text:p>6.7857142857</text:p>
          </table:table-cell>
          <table:table-cell office:value-type="float" office:value="47.5">
            <text:p>4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1-30">
            <text:p>2009-11-30</text:p>
          </table:table-cell>
          <table:table-cell office:value-type="float" office:value="49">
            <text:p>49</text:p>
          </table:table-cell>
          <table:table-cell office:value-type="float" office:value="3.24285714285714">
            <text:p>3.2428571429</text:p>
          </table:table-cell>
          <table:table-cell office:value-type="float" office:value="22.7">
            <text:p>2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2-07">
            <text:p>2009-12-07</text:p>
          </table:table-cell>
          <table:table-cell office:value-type="float" office:value="50">
            <text:p>50</text:p>
          </table:table-cell>
          <table:table-cell office:value-type="float" office:value="3.72857142857143">
            <text:p>3.7285714286</text:p>
          </table:table-cell>
          <table:table-cell office:value-type="float" office:value="26.1">
            <text:p>26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2-14">
            <text:p>2009-12-14</text:p>
          </table:table-cell>
          <table:table-cell office:value-type="float" office:value="51">
            <text:p>51</text:p>
          </table:table-cell>
          <table:table-cell office:value-type="float" office:value="0.271428571428571">
            <text:p>0.2714285714</text:p>
          </table:table-cell>
          <table:table-cell office:value-type="float" office:value="1.9">
            <text:p>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2-21">
            <text:p>2009-12-21</text:p>
          </table:table-cell>
          <table:table-cell office:value-type="float" office:value="52">
            <text:p>52</text:p>
          </table:table-cell>
          <table:table-cell office:value-type="float" office:value="0.7">
            <text:p>0.7</text:p>
          </table:table-cell>
          <table:table-cell office:value-type="float" office:value="4.9">
            <text:p>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09-12-28">
            <text:p>2009-12-28</text:p>
          </table:table-cell>
          <table:table-cell office:value-type="float" office:value="53">
            <text:p>53</text:p>
          </table:table-cell>
          <table:table-cell office:value-type="float" office:value="2.64285714285714">
            <text:p>2.6428571429</text:p>
          </table:table-cell>
          <table:table-cell office:value-type="float" office:value="5.8">
            <text:p>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office:value-type="float" office:value="2">
            <text:p>2</text:p>
          </table:table-cell>
          <table:table-cell office:value-type="float" office:value="-0.585714285714286">
            <text:p>-0.5857142857</text:p>
          </table:table-cell>
          <table:table-cell office:value-type="float" office:value="-4.1">
            <text:p>-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2.1">
            <text:p>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office:value-type="float" office:value="4">
            <text:p>4</text:p>
          </table:table-cell>
          <table:table-cell office:value-type="float" office:value="0.771428571428571">
            <text:p>0.7714285714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office:value-type="float" office:value="5">
            <text:p>5</text:p>
          </table:table-cell>
          <table:table-cell office:value-type="float" office:value="0.657142857142857">
            <text:p>0.6571428571</text:p>
          </table:table-cell>
          <table:table-cell office:value-type="float" office:value="4.6">
            <text:p>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office:value-type="float" office:value="6">
            <text:p>6</text:p>
          </table:table-cell>
          <table:table-cell office:value-type="float" office:value="0.942857142857143">
            <text:p>0.9428571429</text:p>
          </table:table-cell>
          <table:table-cell office:value-type="float" office:value="6.6">
            <text:p>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8">
            <text:p>2010-02-08</text:p>
          </table:table-cell>
          <table:table-cell office:value-type="float" office:value="7">
            <text:p>7</text:p>
          </table:table-cell>
          <table:table-cell office:value-type="float" office:value="0.814285714285714">
            <text:p>0.8142857143</text:p>
          </table:table-cell>
          <table:table-cell office:value-type="float" office:value="5.7">
            <text:p>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office:value-type="float" office:value="8">
            <text:p>8</text:p>
          </table:table-cell>
          <table:table-cell office:value-type="float" office:value="1.18571428571429">
            <text:p>1.1857142857</text:p>
          </table:table-cell>
          <table:table-cell office:value-type="float" office:value="8.3">
            <text:p>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office:value-type="float" office:value="9">
            <text:p>9</text:p>
          </table:table-cell>
          <table:table-cell office:value-type="float" office:value="5.08571428571429">
            <text:p>5.0857142857</text:p>
          </table:table-cell>
          <table:table-cell office:value-type="float" office:value="35.6">
            <text:p>3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office:value-type="float" office:value="10">
            <text:p>10</text:p>
          </table:table-cell>
          <table:table-cell office:value-type="float" office:value="3.02857142857143">
            <text:p>3.0285714286</text:p>
          </table:table-cell>
          <table:table-cell office:value-type="float" office:value="21.2">
            <text:p>2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>
            <text:p>2010-03-08</text:p>
          </table:table-cell>
          <table:table-cell office:value-type="float" office:value="11">
            <text:p>11</text:p>
          </table:table-cell>
          <table:table-cell office:value-type="float" office:value="0.257142857142857">
            <text:p>0.2571428571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office:value-type="float" office:value="12">
            <text:p>12</text:p>
          </table:table-cell>
          <table:table-cell office:value-type="float" office:value="5.71428571428571">
            <text:p>5.7142857143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office:value-type="float" office:value="13">
            <text:p>13</text:p>
          </table:table-cell>
          <table:table-cell office:value-type="float" office:value="9.07142857142857">
            <text:p>9.0714285714</text:p>
          </table:table-cell>
          <table:table-cell office:value-type="float" office:value="63.5">
            <text:p>6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office:value-type="float" office:value="14">
            <text:p>14</text:p>
          </table:table-cell>
          <table:table-cell office:value-type="float" office:value="8.12857142857143">
            <text:p>8.1285714286</text:p>
          </table:table-cell>
          <table:table-cell office:value-type="float" office:value="56.9">
            <text:p>5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office:value-type="float" office:value="15">
            <text:p>15</text:p>
          </table:table-cell>
          <table:table-cell office:value-type="float" office:value="9.31428571428572">
            <text:p>9.3142857143</text:p>
          </table:table-cell>
          <table:table-cell office:value-type="float" office:value="65.2">
            <text:p>6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>
            <text:p>2010-04-12</text:p>
          </table:table-cell>
          <table:table-cell office:value-type="float" office:value="16">
            <text:p>16</text:p>
          </table:table-cell>
          <table:table-cell office:value-type="float" office:value="8.7">
            <text:p>8.7</text:p>
          </table:table-cell>
          <table:table-cell office:value-type="float" office:value="60.9">
            <text:p>6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office:value-type="float" office:value="17">
            <text:p>17</text:p>
          </table:table-cell>
          <table:table-cell office:value-type="float" office:value="12.2428571428571">
            <text:p>12.2428571429</text:p>
          </table:table-cell>
          <table:table-cell office:value-type="float" office:value="85.7">
            <text:p>8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office:value-type="float" office:value="18">
            <text:p>18</text:p>
          </table:table-cell>
          <table:table-cell office:value-type="float" office:value="15.0714285714286">
            <text:p>15.0714285714</text:p>
          </table:table-cell>
          <table:table-cell office:value-type="float" office:value="105.5">
            <text:p>105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>
            <text:p>2010-05-03</text:p>
          </table:table-cell>
          <table:table-cell office:value-type="float" office:value="19">
            <text:p>19</text:p>
          </table:table-cell>
          <table:table-cell office:value-type="float" office:value="11.8285714285714">
            <text:p>11.8285714286</text:p>
          </table:table-cell>
          <table:table-cell office:value-type="float" office:value="82.8">
            <text:p>8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office:value-type="float" office:value="20">
            <text:p>20</text:p>
          </table:table-cell>
          <table:table-cell office:value-type="float" office:value="13.0142857142857">
            <text:p>13.0142857143</text:p>
          </table:table-cell>
          <table:table-cell office:value-type="float" office:value="91.1">
            <text:p>9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office:value-type="float" office:value="21">
            <text:p>21</text:p>
          </table:table-cell>
          <table:table-cell office:value-type="float" office:value="13.4714285714286">
            <text:p>13.4714285714</text:p>
          </table:table-cell>
          <table:table-cell office:value-type="float" office:value="94.3">
            <text:p>9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office:value-type="float" office:value="22">
            <text:p>22</text:p>
          </table:table-cell>
          <table:table-cell office:value-type="float" office:value="17.9428571428571">
            <text:p>17.9428571429</text:p>
          </table:table-cell>
          <table:table-cell office:value-type="float" office:value="125.6">
            <text:p>12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office:value-type="float" office:value="23">
            <text:p>23</text:p>
          </table:table-cell>
          <table:table-cell office:value-type="float" office:value="17.1428571428571">
            <text:p>17.1428571429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office:value-type="float" office:value="24">
            <text:p>24</text:p>
          </table:table-cell>
          <table:table-cell office:value-type="float" office:value="21.1">
            <text:p>21.1</text:p>
          </table:table-cell>
          <table:table-cell office:value-type="float" office:value="147.7">
            <text:p>14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office:value-type="float" office:value="25">
            <text:p>25</text:p>
          </table:table-cell>
          <table:table-cell office:value-type="float" office:value="17.3428571428571">
            <text:p>17.3428571429</text:p>
          </table:table-cell>
          <table:table-cell office:value-type="float" office:value="121.4">
            <text:p>12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office:value-type="float" office:value="26">
            <text:p>26</text:p>
          </table:table-cell>
          <table:table-cell office:value-type="float" office:value="19.0571428571429">
            <text:p>19.0571428571</text:p>
          </table:table-cell>
          <table:table-cell office:value-type="float" office:value="133.4">
            <text:p>13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>
            <text:p>2010-06-28</text:p>
          </table:table-cell>
          <table:table-cell office:value-type="float" office:value="27">
            <text:p>27</text:p>
          </table:table-cell>
          <table:table-cell office:value-type="float" office:value="24.4285714285714">
            <text:p>24.4285714286</text:p>
          </table:table-cell>
          <table:table-cell office:value-type="float" office:value="171">
            <text:p>17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office:value-type="float" office:value="28">
            <text:p>28</text:p>
          </table:table-cell>
          <table:table-cell office:value-type="float" office:value="24.1142857142857">
            <text:p>24.1142857143</text:p>
          </table:table-cell>
          <table:table-cell office:value-type="float" office:value="168.8">
            <text:p>16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office:value-type="float" office:value="29">
            <text:p>29</text:p>
          </table:table-cell>
          <table:table-cell office:value-type="float" office:value="23.7714285714286">
            <text:p>23.7714285714</text:p>
          </table:table-cell>
          <table:table-cell office:value-type="float" office:value="166.4">
            <text:p>16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office:value-type="float" office:value="30">
            <text:p>30</text:p>
          </table:table-cell>
          <table:table-cell office:value-type="float" office:value="21.5714285714286">
            <text:p>21.5714285714</text:p>
          </table:table-cell>
          <table:table-cell office:value-type="float" office:value="151">
            <text:p>1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office:value-type="float" office:value="31">
            <text:p>31</text:p>
          </table:table-cell>
          <table:table-cell office:value-type="float" office:value="19.2571428571429">
            <text:p>19.2571428571</text:p>
          </table:table-cell>
          <table:table-cell office:value-type="float" office:value="134.8">
            <text:p>13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>
            <text:p>2010-08-02</text:p>
          </table:table-cell>
          <table:table-cell office:value-type="float" office:value="32">
            <text:p>32</text:p>
          </table:table-cell>
          <table:table-cell office:value-type="float" office:value="19.3">
            <text:p>19.3</text:p>
          </table:table-cell>
          <table:table-cell office:value-type="float" office:value="135.1">
            <text:p>13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office:value-type="float" office:value="33">
            <text:p>33</text:p>
          </table:table-cell>
          <table:table-cell office:value-type="float" office:value="20.5857142857143">
            <text:p>20.5857142857</text:p>
          </table:table-cell>
          <table:table-cell office:value-type="float" office:value="144.1">
            <text:p>14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office:value-type="float" office:value="34">
            <text:p>34</text:p>
          </table:table-cell>
          <table:table-cell office:value-type="float" office:value="19.0857142857143">
            <text:p>19.0857142857</text:p>
          </table:table-cell>
          <table:table-cell office:value-type="float" office:value="133.6">
            <text:p>13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>
            <text:p>2010-08-23</text:p>
          </table:table-cell>
          <table:table-cell office:value-type="float" office:value="35">
            <text:p>35</text:p>
          </table:table-cell>
          <table:table-cell office:value-type="float" office:value="20.0285714285714">
            <text:p>20.0285714286</text:p>
          </table:table-cell>
          <table:table-cell office:value-type="float" office:value="140.2">
            <text:p>14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office:value-type="float" office:value="36">
            <text:p>36</text:p>
          </table:table-cell>
          <table:table-cell office:value-type="float" office:value="16.5142857142857">
            <text:p>16.5142857143</text:p>
          </table:table-cell>
          <table:table-cell office:value-type="float" office:value="115.6">
            <text:p>11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office:value-type="float" office:value="37">
            <text:p>37</text:p>
          </table:table-cell>
          <table:table-cell office:value-type="float" office:value="17.3857142857143">
            <text:p>17.3857142857</text:p>
          </table:table-cell>
          <table:table-cell office:value-type="float" office:value="121.7">
            <text:p>12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office:value-type="float" office:value="38">
            <text:p>38</text:p>
          </table:table-cell>
          <table:table-cell office:value-type="float" office:value="15.4714285714286">
            <text:p>15.4714285714</text:p>
          </table:table-cell>
          <table:table-cell office:value-type="float" office:value="108.3">
            <text:p>10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office:value-type="float" office:value="39">
            <text:p>39</text:p>
          </table:table-cell>
          <table:table-cell office:value-type="float" office:value="14.9">
            <text:p>14.9</text:p>
          </table:table-cell>
          <table:table-cell office:value-type="float" office:value="104.3">
            <text:p>10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office:value-type="float" office:value="40">
            <text:p>40</text:p>
          </table:table-cell>
          <table:table-cell office:value-type="float" office:value="13.4285714285714">
            <text:p>13.4285714286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office:value-type="float" office:value="41">
            <text:p>41</text:p>
          </table:table-cell>
          <table:table-cell office:value-type="float" office:value="14.9857142857143">
            <text:p>14.9857142857</text:p>
          </table:table-cell>
          <table:table-cell office:value-type="float" office:value="104.9">
            <text:p>10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office:value-type="float" office:value="42">
            <text:p>42</text:p>
          </table:table-cell>
          <table:table-cell office:value-type="float" office:value="10.4285714285714">
            <text:p>10.4285714286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office:value-type="float" office:value="43">
            <text:p>43</text:p>
          </table:table-cell>
          <table:table-cell office:value-type="float" office:value="7.72857142857143">
            <text:p>7.7285714286</text:p>
          </table:table-cell>
          <table:table-cell office:value-type="float" office:value="54.1">
            <text:p>5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>
            <text:p>2010-10-25</text:p>
          </table:table-cell>
          <table:table-cell office:value-type="float" office:value="44">
            <text:p>44</text:p>
          </table:table-cell>
          <table:table-cell office:value-type="float" office:value="6.95714285714286">
            <text:p>6.9571428571</text:p>
          </table:table-cell>
          <table:table-cell office:value-type="float" office:value="48.7">
            <text:p>4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office:value-type="float" office:value="45">
            <text:p>45</text:p>
          </table:table-cell>
          <table:table-cell office:value-type="float" office:value="9.92857142857143">
            <text:p>9.9285714286</text:p>
          </table:table-cell>
          <table:table-cell office:value-type="float" office:value="69.5">
            <text:p>6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office:value-type="float" office:value="46">
            <text:p>46</text:p>
          </table:table-cell>
          <table:table-cell office:value-type="float" office:value="8.34285714285714">
            <text:p>8.3428571429</text:p>
          </table:table-cell>
          <table:table-cell office:value-type="float" office:value="58.4">
            <text:p>5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5">
            <text:p>2010-11-15</text:p>
          </table:table-cell>
          <table:table-cell office:value-type="float" office:value="47">
            <text:p>47</text:p>
          </table:table-cell>
          <table:table-cell office:value-type="float" office:value="6.34285714285714">
            <text:p>6.3428571429</text:p>
          </table:table-cell>
          <table:table-cell office:value-type="float" office:value="44.4">
            <text:p>44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office:value-type="float" office:value="48">
            <text:p>48</text:p>
          </table:table-cell>
          <table:table-cell office:value-type="float" office:value="3.3">
            <text:p>3.3</text:p>
          </table:table-cell>
          <table:table-cell office:value-type="float" office:value="23.1">
            <text:p>2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office:value-type="float" office:value="49">
            <text:p>49</text:p>
          </table:table-cell>
          <table:table-cell office:value-type="float" office:value="1.54285714285714">
            <text:p>1.5428571429</text:p>
          </table:table-cell>
          <table:table-cell office:value-type="float" office:value="10.8">
            <text:p>1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office:value-type="float" office:value="50">
            <text:p>50</text:p>
          </table:table-cell>
          <table:table-cell office:value-type="float" office:value="2.7">
            <text:p>2.7</text:p>
          </table:table-cell>
          <table:table-cell office:value-type="float" office:value="18.9">
            <text:p>1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office:value-type="float" office:value="51">
            <text:p>51</text:p>
          </table:table-cell>
          <table:table-cell office:value-type="float" office:value="0.657142857142857">
            <text:p>0.6571428571</text:p>
          </table:table-cell>
          <table:table-cell office:value-type="float" office:value="4.6">
            <text:p>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office:value-type="float" office:value="52">
            <text:p>52</text:p>
          </table:table-cell>
          <table:table-cell office:value-type="float" office:value="2.3">
            <text:p>2.3</text:p>
          </table:table-cell>
          <table:table-cell office:value-type="float" office:value="16.1">
            <text:p>16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office:value-type="float" office:value="53">
            <text:p>53</text:p>
          </table:table-cell>
          <table:table-cell office:value-type="float" office:value="1.27142857142857">
            <text:p>1.2714285714</text:p>
          </table:table-cell>
          <table:table-cell office:value-type="float" office:value="3.2">
            <text:p>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office:value-type="float" office:value="2">
            <text:p>2</text:p>
          </table:table-cell>
          <table:table-cell office:value-type="float" office:value="1.92857142857143">
            <text:p>1.9285714286</text:p>
          </table:table-cell>
          <table:table-cell office:value-type="float" office:value="13.5">
            <text:p>1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office:value-type="float" office:value="3">
            <text:p>3</text:p>
          </table:table-cell>
          <table:table-cell office:value-type="float" office:value="5.22857142857143">
            <text:p>5.2285714286</text:p>
          </table:table-cell>
          <table:table-cell office:value-type="float" office:value="36.6">
            <text:p>3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office:value-type="float" office:value="4">
            <text:p>4</text:p>
          </table:table-cell>
          <table:table-cell office:value-type="float" office:value="1.67142857142857">
            <text:p>1.6714285714</text:p>
          </table:table-cell>
          <table:table-cell office:value-type="float" office:value="11.7">
            <text:p>1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office:value-type="float" office:value="5">
            <text:p>5</text:p>
          </table:table-cell>
          <table:table-cell office:value-type="float" office:value="0.642857142857143">
            <text:p>0.6428571429</text:p>
          </table:table-cell>
          <table:table-cell office:value-type="float" office:value="4.5">
            <text:p>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office:value-type="float" office:value="6">
            <text:p>6</text:p>
          </table:table-cell>
          <table:table-cell office:value-type="float" office:value="0.214285714285714">
            <text:p>0.2142857143</text:p>
          </table:table-cell>
          <table:table-cell office:value-type="float" office:value="1.5">
            <text:p>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office:value-type="float" office:value="7">
            <text:p>7</text:p>
          </table:table-cell>
          <table:table-cell office:value-type="float" office:value="1.88571428571429">
            <text:p>1.8857142857</text:p>
          </table:table-cell>
          <table:table-cell office:value-type="float" office:value="13.2">
            <text:p>1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office:value-type="float" office:value="8">
            <text:p>8</text:p>
          </table:table-cell>
          <table:table-cell office:value-type="float" office:value="4.4">
            <text:p>4.4</text:p>
          </table:table-cell>
          <table:table-cell office:value-type="float" office:value="30.8">
            <text:p>3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office:value-type="float" office:value="9">
            <text:p>9</text:p>
          </table:table-cell>
          <table:table-cell office:value-type="float" office:value="3.58571428571429">
            <text:p>3.5857142857</text:p>
          </table:table-cell>
          <table:table-cell office:value-type="float" office:value="25.1">
            <text:p>2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office:value-type="float" office:value="10">
            <text:p>10</text:p>
          </table:table-cell>
          <table:table-cell office:value-type="float" office:value="2.68571428571429">
            <text:p>2.6857142857</text:p>
          </table:table-cell>
          <table:table-cell office:value-type="float" office:value="18.8">
            <text:p>1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office:value-type="float" office:value="11">
            <text:p>11</text:p>
          </table:table-cell>
          <table:table-cell office:value-type="float" office:value="4.6">
            <text:p>4.6</text:p>
          </table:table-cell>
          <table:table-cell office:value-type="float" office:value="32.2">
            <text:p>3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>
            <text:p>2011-03-14</text:p>
          </table:table-cell>
          <table:table-cell office:value-type="float" office:value="12">
            <text:p>12</text:p>
          </table:table-cell>
          <table:table-cell office:value-type="float" office:value="7.4">
            <text:p>7.4</text:p>
          </table:table-cell>
          <table:table-cell office:value-type="float" office:value="51.8">
            <text:p>5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office:value-type="float" office:value="13">
            <text:p>13</text:p>
          </table:table-cell>
          <table:table-cell office:value-type="float" office:value="8.32857142857143">
            <text:p>8.3285714286</text:p>
          </table:table-cell>
          <table:table-cell office:value-type="float" office:value="58.3">
            <text:p>5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>
            <text:p>2011-03-28</text:p>
          </table:table-cell>
          <table:table-cell office:value-type="float" office:value="14">
            <text:p>14</text:p>
          </table:table-cell>
          <table:table-cell office:value-type="float" office:value="11.4">
            <text:p>11.4</text:p>
          </table:table-cell>
          <table:table-cell office:value-type="float" office:value="79.8">
            <text:p>7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office:value-type="float" office:value="15">
            <text:p>15</text:p>
          </table:table-cell>
          <table:table-cell office:value-type="float" office:value="13.1">
            <text:p>13.1</text:p>
          </table:table-cell>
          <table:table-cell office:value-type="float" office:value="91.7">
            <text:p>9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office:value-type="float" office:value="16">
            <text:p>16</text:p>
          </table:table-cell>
          <table:table-cell office:value-type="float" office:value="10.7571428571429">
            <text:p>10.7571428571</text:p>
          </table:table-cell>
          <table:table-cell office:value-type="float" office:value="75.3">
            <text:p>7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office:value-type="float" office:value="17">
            <text:p>17</text:p>
          </table:table-cell>
          <table:table-cell office:value-type="float" office:value="14.2428571428571">
            <text:p>14.2428571429</text:p>
          </table:table-cell>
          <table:table-cell office:value-type="float" office:value="99.7">
            <text:p>9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office:value-type="float" office:value="18">
            <text:p>18</text:p>
          </table:table-cell>
          <table:table-cell office:value-type="float" office:value="14.8571428571429">
            <text:p>14.8571428571</text:p>
          </table:table-cell>
          <table:table-cell office:value-type="float" office:value="104">
            <text:p>10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office:value-type="float" office:value="19">
            <text:p>19</text:p>
          </table:table-cell>
          <table:table-cell office:value-type="float" office:value="15.5857142857143">
            <text:p>15.5857142857</text:p>
          </table:table-cell>
          <table:table-cell office:value-type="float" office:value="109.1">
            <text:p>10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office:value-type="float" office:value="20">
            <text:p>20</text:p>
          </table:table-cell>
          <table:table-cell office:value-type="float" office:value="17.1571428571429">
            <text:p>17.1571428571</text:p>
          </table:table-cell>
          <table:table-cell office:value-type="float" office:value="120.1">
            <text:p>120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office:value-type="float" office:value="21">
            <text:p>21</text:p>
          </table:table-cell>
          <table:table-cell office:value-type="float" office:value="18.5428571428571">
            <text:p>18.5428571429</text:p>
          </table:table-cell>
          <table:table-cell office:value-type="float" office:value="129.8">
            <text:p>12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office:value-type="float" office:value="22">
            <text:p>22</text:p>
          </table:table-cell>
          <table:table-cell office:value-type="float" office:value="19.1857142857143">
            <text:p>19.1857142857</text:p>
          </table:table-cell>
          <table:table-cell office:value-type="float" office:value="134.3">
            <text:p>13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office:value-type="float" office:value="23">
            <text:p>23</text:p>
          </table:table-cell>
          <table:table-cell office:value-type="float" office:value="17.7">
            <text:p>17.7</text:p>
          </table:table-cell>
          <table:table-cell office:value-type="float" office:value="123.9">
            <text:p>12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>
            <text:p>2011-06-06</text:p>
          </table:table-cell>
          <table:table-cell office:value-type="float" office:value="24">
            <text:p>24</text:p>
          </table:table-cell>
          <table:table-cell office:value-type="float" office:value="17.9">
            <text:p>17.9</text:p>
          </table:table-cell>
          <table:table-cell office:value-type="float" office:value="125.3">
            <text:p>12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office:value-type="float" office:value="25">
            <text:p>25</text:p>
          </table:table-cell>
          <table:table-cell office:value-type="float" office:value="19.6857142857143">
            <text:p>19.6857142857</text:p>
          </table:table-cell>
          <table:table-cell office:value-type="float" office:value="137.8">
            <text:p>13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office:value-type="float" office:value="26">
            <text:p>26</text:p>
          </table:table-cell>
          <table:table-cell office:value-type="float" office:value="18.7857142857143">
            <text:p>18.7857142857</text:p>
          </table:table-cell>
          <table:table-cell office:value-type="float" office:value="131.5">
            <text:p>13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office:value-type="float" office:value="27">
            <text:p>27</text:p>
          </table:table-cell>
          <table:table-cell office:value-type="float" office:value="20.4142857142857">
            <text:p>20.4142857143</text:p>
          </table:table-cell>
          <table:table-cell office:value-type="float" office:value="142.9">
            <text:p>14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office:value-type="float" office:value="28">
            <text:p>28</text:p>
          </table:table-cell>
          <table:table-cell office:value-type="float" office:value="22.0142857142857">
            <text:p>22.0142857143</text:p>
          </table:table-cell>
          <table:table-cell office:value-type="float" office:value="154.1">
            <text:p>15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office:value-type="float" office:value="29">
            <text:p>29</text:p>
          </table:table-cell>
          <table:table-cell office:value-type="float" office:value="19.2">
            <text:p>19.2</text:p>
          </table:table-cell>
          <table:table-cell office:value-type="float" office:value="134.4">
            <text:p>134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office:value-type="float" office:value="30">
            <text:p>30</text:p>
          </table:table-cell>
          <table:table-cell office:value-type="float" office:value="16.3142857142857">
            <text:p>16.3142857143</text:p>
          </table:table-cell>
          <table:table-cell office:value-type="float" office:value="114.2">
            <text:p>11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office:value-type="float" office:value="31">
            <text:p>31</text:p>
          </table:table-cell>
          <table:table-cell office:value-type="float" office:value="19.0285714285714">
            <text:p>19.0285714286</text:p>
          </table:table-cell>
          <table:table-cell office:value-type="float" office:value="133.2">
            <text:p>13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office:value-type="float" office:value="32">
            <text:p>32</text:p>
          </table:table-cell>
          <table:table-cell office:value-type="float" office:value="21.3142857142857">
            <text:p>21.3142857143</text:p>
          </table:table-cell>
          <table:table-cell office:value-type="float" office:value="149.2">
            <text:p>14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office:value-type="float" office:value="33">
            <text:p>33</text:p>
          </table:table-cell>
          <table:table-cell office:value-type="float" office:value="18.8571428571429">
            <text:p>18.8571428571</text:p>
          </table:table-cell>
          <table:table-cell office:value-type="float" office:value="132">
            <text:p>13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>
            <text:p>2011-08-15</text:p>
          </table:table-cell>
          <table:table-cell office:value-type="float" office:value="34">
            <text:p>34</text:p>
          </table:table-cell>
          <table:table-cell office:value-type="float" office:value="22.8714285714286">
            <text:p>22.8714285714</text:p>
          </table:table-cell>
          <table:table-cell office:value-type="float" office:value="160.1">
            <text:p>160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office:value-type="float" office:value="35">
            <text:p>35</text:p>
          </table:table-cell>
          <table:table-cell office:value-type="float" office:value="22.0857142857143">
            <text:p>22.0857142857</text:p>
          </table:table-cell>
          <table:table-cell office:value-type="float" office:value="154.6">
            <text:p>15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office:value-type="float" office:value="36">
            <text:p>36</text:p>
          </table:table-cell>
          <table:table-cell office:value-type="float" office:value="19.8142857142857">
            <text:p>19.8142857143</text:p>
          </table:table-cell>
          <table:table-cell office:value-type="float" office:value="138.7">
            <text:p>13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05">
            <text:p>2011-09-05</text:p>
          </table:table-cell>
          <table:table-cell office:value-type="float" office:value="37">
            <text:p>37</text:p>
          </table:table-cell>
          <table:table-cell office:value-type="float" office:value="18.4857142857143">
            <text:p>18.4857142857</text:p>
          </table:table-cell>
          <table:table-cell office:value-type="float" office:value="129.4">
            <text:p>12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12">
            <text:p>2011-09-12</text:p>
          </table:table-cell>
          <table:table-cell office:value-type="float" office:value="38">
            <text:p>38</text:p>
          </table:table-cell>
          <table:table-cell office:value-type="float" office:value="17.9714285714286">
            <text:p>17.9714285714</text:p>
          </table:table-cell>
          <table:table-cell office:value-type="float" office:value="125.8">
            <text:p>12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19">
            <text:p>2011-09-19</text:p>
          </table:table-cell>
          <table:table-cell office:value-type="float" office:value="39">
            <text:p>39</text:p>
          </table:table-cell>
          <table:table-cell office:value-type="float" office:value="14.9571428571429">
            <text:p>14.9571428571</text:p>
          </table:table-cell>
          <table:table-cell office:value-type="float" office:value="104.7">
            <text:p>10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26">
            <text:p>2011-09-26</text:p>
          </table:table-cell>
          <table:table-cell office:value-type="float" office:value="40">
            <text:p>40</text:p>
          </table:table-cell>
          <table:table-cell office:value-type="float" office:value="16.5285714285714">
            <text:p>16.5285714286</text:p>
          </table:table-cell>
          <table:table-cell office:value-type="float" office:value="115.7">
            <text:p>11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0-03">
            <text:p>2011-10-03</text:p>
          </table:table-cell>
          <table:table-cell office:value-type="float" office:value="41">
            <text:p>41</text:p>
          </table:table-cell>
          <table:table-cell office:value-type="float" office:value="13.4428571428571">
            <text:p>13.4428571429</text:p>
          </table:table-cell>
          <table:table-cell office:value-type="float" office:value="94.1">
            <text:p>9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0-10">
            <text:p>2011-10-10</text:p>
          </table:table-cell>
          <table:table-cell office:value-type="float" office:value="42">
            <text:p>42</text:p>
          </table:table-cell>
          <table:table-cell office:value-type="float" office:value="11.9857142857143">
            <text:p>11.9857142857</text:p>
          </table:table-cell>
          <table:table-cell office:value-type="float" office:value="83.9">
            <text:p>8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0-17">
            <text:p>2011-10-17</text:p>
          </table:table-cell>
          <table:table-cell office:value-type="float" office:value="43">
            <text:p>43</text:p>
          </table:table-cell>
          <table:table-cell office:value-type="float" office:value="8.3">
            <text:p>8.3</text:p>
          </table:table-cell>
          <table:table-cell office:value-type="float" office:value="58.1">
            <text:p>5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0-24">
            <text:p>2011-10-24</text:p>
          </table:table-cell>
          <table:table-cell office:value-type="float" office:value="44">
            <text:p>44</text:p>
          </table:table-cell>
          <table:table-cell office:value-type="float" office:value="8.84285714285714">
            <text:p>8.8428571429</text:p>
          </table:table-cell>
          <table:table-cell office:value-type="float" office:value="61.9">
            <text:p>6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0-31">
            <text:p>2011-10-31</text:p>
          </table:table-cell>
          <table:table-cell office:value-type="float" office:value="45">
            <text:p>45</text:p>
          </table:table-cell>
          <table:table-cell office:value-type="float" office:value="9.94285714285715">
            <text:p>9.9428571429</text:p>
          </table:table-cell>
          <table:table-cell office:value-type="float" office:value="69.6">
            <text:p>6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07">
            <text:p>2011-11-07</text:p>
          </table:table-cell>
          <table:table-cell office:value-type="float" office:value="46">
            <text:p>46</text:p>
          </table:table-cell>
          <table:table-cell office:value-type="float" office:value="8.68571428571429">
            <text:p>8.6857142857</text:p>
          </table:table-cell>
          <table:table-cell office:value-type="float" office:value="60.8">
            <text:p>6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14">
            <text:p>2011-11-14</text:p>
          </table:table-cell>
          <table:table-cell office:value-type="float" office:value="47">
            <text:p>47</text:p>
          </table:table-cell>
          <table:table-cell office:value-type="float" office:value="4.18571428571429">
            <text:p>4.1857142857</text:p>
          </table:table-cell>
          <table:table-cell office:value-type="float" office:value="29.3">
            <text:p>2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21">
            <text:p>2011-11-21</text:p>
          </table:table-cell>
          <table:table-cell office:value-type="float" office:value="48">
            <text:p>48</text:p>
          </table:table-cell>
          <table:table-cell office:value-type="float" office:value="3.32857142857143">
            <text:p>3.3285714286</text:p>
          </table:table-cell>
          <table:table-cell office:value-type="float" office:value="23.3">
            <text:p>2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1-28">
            <text:p>2011-11-28</text:p>
          </table:table-cell>
          <table:table-cell office:value-type="float" office:value="49">
            <text:p>49</text:p>
          </table:table-cell>
          <table:table-cell office:value-type="float" office:value="5.12857142857143">
            <text:p>5.1285714286</text:p>
          </table:table-cell>
          <table:table-cell office:value-type="float" office:value="35.9">
            <text:p>3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2-05">
            <text:p>2011-12-05</text:p>
          </table:table-cell>
          <table:table-cell office:value-type="float" office:value="50">
            <text:p>50</text:p>
          </table:table-cell>
          <table:table-cell office:value-type="float" office:value="5.71428571428572">
            <text:p>5.7142857143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2-12">
            <text:p>2011-12-12</text:p>
          </table:table-cell>
          <table:table-cell office:value-type="float" office:value="51">
            <text:p>51</text:p>
          </table:table-cell>
          <table:table-cell office:value-type="float" office:value="3.84285714285714">
            <text:p>3.8428571429</text:p>
          </table:table-cell>
          <table:table-cell office:value-type="float" office:value="26.9">
            <text:p>2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2-19">
            <text:p>2011-12-19</text:p>
          </table:table-cell>
          <table:table-cell office:value-type="float" office:value="52">
            <text:p>52</text:p>
          </table:table-cell>
          <table:table-cell office:value-type="float" office:value="2.58571428571429">
            <text:p>2.5857142857</text:p>
          </table:table-cell>
          <table:table-cell office:value-type="float" office:value="18.1">
            <text:p>1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12-26">
            <text:p>2011-12-26</text:p>
          </table:table-cell>
          <table:table-cell office:value-type="float" office:value="53">
            <text:p>53</text:p>
          </table:table-cell>
          <table:table-cell office:value-type="float" office:value="1.81428571428571">
            <text:p>1.8142857143</text:p>
          </table:table-cell>
          <table:table-cell office:value-type="float" office:value="6.8">
            <text:p>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02">
            <text:p>2012-01-02</text:p>
          </table:table-cell>
          <table:table-cell office:value-type="float" office:value="1">
            <text:p>1</text:p>
          </table:table-cell>
          <table:table-cell office:value-type="float" office:value="3.37142857142857">
            <text:p>3.3714285714</text:p>
          </table:table-cell>
          <table:table-cell office:value-type="float" office:value="23.6">
            <text:p>2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09">
            <text:p>2012-01-09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16">
            <text:p>2012-01-16</text:p>
          </table:table-cell>
          <table:table-cell office:value-type="float" office:value="3">
            <text:p>3</text:p>
          </table:table-cell>
          <table:table-cell office:value-type="float" office:value="1.04285714285714">
            <text:p>1.0428571429</text:p>
          </table:table-cell>
          <table:table-cell office:value-type="float" office:value="7.3">
            <text:p>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23">
            <text:p>2012-01-23</text:p>
          </table:table-cell>
          <table:table-cell office:value-type="float" office:value="4">
            <text:p>4</text:p>
          </table:table-cell>
          <table:table-cell office:value-type="float" office:value="3.15714285714286">
            <text:p>3.1571428571</text:p>
          </table:table-cell>
          <table:table-cell office:value-type="float" office:value="22.1">
            <text:p>2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30">
            <text:p>2012-01-30</text:p>
          </table:table-cell>
          <table:table-cell office:value-type="float" office:value="5">
            <text:p>5</text:p>
          </table:table-cell>
          <table:table-cell office:value-type="float" office:value="-0.2">
            <text:p>-0.2</text:p>
          </table:table-cell>
          <table:table-cell office:value-type="float" office:value="-1.4">
            <text:p>-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06">
            <text:p>2012-02-06</text:p>
          </table:table-cell>
          <table:table-cell office:value-type="float" office:value="6">
            <text:p>6</text:p>
          </table:table-cell>
          <table:table-cell office:value-type="float" office:value="-3.21428571428571">
            <text:p>-3.2142857143</text:p>
          </table:table-cell>
          <table:table-cell office:value-type="float" office:value="-22.5">
            <text:p>-22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13">
            <text:p>2012-02-13</text:p>
          </table:table-cell>
          <table:table-cell office:value-type="float" office:value="7">
            <text:p>7</text:p>
          </table:table-cell>
          <table:table-cell office:value-type="float" office:value="-0.471428571428571">
            <text:p>-0.4714285714</text:p>
          </table:table-cell>
          <table:table-cell office:value-type="float" office:value="-3.3">
            <text:p>-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20">
            <text:p>2012-02-20</text:p>
          </table:table-cell>
          <table:table-cell office:value-type="float" office:value="8">
            <text:p>8</text:p>
          </table:table-cell>
          <table:table-cell office:value-type="float" office:value="0.0428571428571428">
            <text:p>0.0428571429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27">
            <text:p>2012-02-27</text:p>
          </table:table-cell>
          <table:table-cell office:value-type="float" office:value="9">
            <text:p>9</text:p>
          </table:table-cell>
          <table:table-cell office:value-type="float" office:value="4.57142857142857">
            <text:p>4.5714285714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05">
            <text:p>2012-03-05</text:p>
          </table:table-cell>
          <table:table-cell office:value-type="float" office:value="10">
            <text:p>10</text:p>
          </table:table-cell>
          <table:table-cell office:value-type="float" office:value="3.95714285714286">
            <text:p>3.9571428571</text:p>
          </table:table-cell>
          <table:table-cell office:value-type="float" office:value="27.7">
            <text:p>2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12">
            <text:p>2012-03-12</text:p>
          </table:table-cell>
          <table:table-cell office:value-type="float" office:value="11">
            <text:p>11</text:p>
          </table:table-cell>
          <table:table-cell office:value-type="float" office:value="7.11428571428572">
            <text:p>7.1142857143</text:p>
          </table:table-cell>
          <table:table-cell office:value-type="float" office:value="49.8">
            <text:p>4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19">
            <text:p>2012-03-19</text:p>
          </table:table-cell>
          <table:table-cell office:value-type="float" office:value="12">
            <text:p>12</text:p>
          </table:table-cell>
          <table:table-cell office:value-type="float" office:value="8.25714285714286">
            <text:p>8.2571428571</text:p>
          </table:table-cell>
          <table:table-cell office:value-type="float" office:value="57.8">
            <text:p>5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26">
            <text:p>2012-03-26</text:p>
          </table:table-cell>
          <table:table-cell office:value-type="float" office:value="13">
            <text:p>13</text:p>
          </table:table-cell>
          <table:table-cell office:value-type="float" office:value="10.1571428571429">
            <text:p>10.1571428571</text:p>
          </table:table-cell>
          <table:table-cell office:value-type="float" office:value="71.1">
            <text:p>7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02">
            <text:p>2012-04-02</text:p>
          </table:table-cell>
          <table:table-cell office:value-type="float" office:value="14">
            <text:p>14</text:p>
          </table:table-cell>
          <table:table-cell office:value-type="float" office:value="9.88571428571429">
            <text:p>9.8857142857</text:p>
          </table:table-cell>
          <table:table-cell office:value-type="float" office:value="69.2">
            <text:p>6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09">
            <text:p>2012-04-09</text:p>
          </table:table-cell>
          <table:table-cell office:value-type="float" office:value="15">
            <text:p>15</text:p>
          </table:table-cell>
          <table:table-cell office:value-type="float" office:value="8.32857142857143">
            <text:p>8.3285714286</text:p>
          </table:table-cell>
          <table:table-cell office:value-type="float" office:value="58.3">
            <text:p>5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16">
            <text:p>2012-04-16</text:p>
          </table:table-cell>
          <table:table-cell office:value-type="float" office:value="16">
            <text:p>16</text:p>
          </table:table-cell>
          <table:table-cell office:value-type="float" office:value="8.28571428571429">
            <text:p>8.2857142857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23">
            <text:p>2012-04-23</text:p>
          </table:table-cell>
          <table:table-cell office:value-type="float" office:value="17">
            <text:p>17</text:p>
          </table:table-cell>
          <table:table-cell office:value-type="float" office:value="12.4">
            <text:p>12.4</text:p>
          </table:table-cell>
          <table:table-cell office:value-type="float" office:value="86.8">
            <text:p>8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30">
            <text:p>2012-04-30</text:p>
          </table:table-cell>
          <table:table-cell office:value-type="float" office:value="18">
            <text:p>18</text:p>
          </table:table-cell>
          <table:table-cell office:value-type="float" office:value="14.6285714285714">
            <text:p>14.6285714286</text:p>
          </table:table-cell>
          <table:table-cell office:value-type="float" office:value="102.4">
            <text:p>10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07">
            <text:p>2012-05-07</text:p>
          </table:table-cell>
          <table:table-cell office:value-type="float" office:value="19">
            <text:p>19</text:p>
          </table:table-cell>
          <table:table-cell office:value-type="float" office:value="15.9714285714286">
            <text:p>15.9714285714</text:p>
          </table:table-cell>
          <table:table-cell office:value-type="float" office:value="111.8">
            <text:p>11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14">
            <text:p>2012-05-14</text:p>
          </table:table-cell>
          <table:table-cell office:value-type="float" office:value="20">
            <text:p>20</text:p>
          </table:table-cell>
          <table:table-cell office:value-type="float" office:value="13.6571428571429">
            <text:p>13.6571428571</text:p>
          </table:table-cell>
          <table:table-cell office:value-type="float" office:value="95.6">
            <text:p>9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21">
            <text:p>2012-05-21</text:p>
          </table:table-cell>
          <table:table-cell office:value-type="float" office:value="21">
            <text:p>21</text:p>
          </table:table-cell>
          <table:table-cell office:value-type="float" office:value="17.7857142857143">
            <text:p>17.7857142857</text:p>
          </table:table-cell>
          <table:table-cell office:value-type="float" office:value="124.5">
            <text:p>12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28">
            <text:p>2012-05-28</text:p>
          </table:table-cell>
          <table:table-cell office:value-type="float" office:value="22">
            <text:p>22</text:p>
          </table:table-cell>
          <table:table-cell office:value-type="float" office:value="19.3857142857143">
            <text:p>19.3857142857</text:p>
          </table:table-cell>
          <table:table-cell office:value-type="float" office:value="135.7">
            <text:p>13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04">
            <text:p>2012-06-04</text:p>
          </table:table-cell>
          <table:table-cell office:value-type="float" office:value="23">
            <text:p>23</text:p>
          </table:table-cell>
          <table:table-cell office:value-type="float" office:value="16.9428571428571">
            <text:p>16.9428571429</text:p>
          </table:table-cell>
          <table:table-cell office:value-type="float" office:value="118.6">
            <text:p>11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11">
            <text:p>2012-06-11</text:p>
          </table:table-cell>
          <table:table-cell office:value-type="float" office:value="24">
            <text:p>24</text:p>
          </table:table-cell>
          <table:table-cell office:value-type="float" office:value="18.0428571428571">
            <text:p>18.0428571429</text:p>
          </table:table-cell>
          <table:table-cell office:value-type="float" office:value="126.3">
            <text:p>12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18">
            <text:p>2012-06-18</text:p>
          </table:table-cell>
          <table:table-cell office:value-type="float" office:value="25">
            <text:p>25</text:p>
          </table:table-cell>
          <table:table-cell office:value-type="float" office:value="21.9">
            <text:p>21.9</text:p>
          </table:table-cell>
          <table:table-cell office:value-type="float" office:value="153.3">
            <text:p>15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25">
            <text:p>2012-06-25</text:p>
          </table:table-cell>
          <table:table-cell office:value-type="float" office:value="26">
            <text:p>26</text:p>
          </table:table-cell>
          <table:table-cell office:value-type="float" office:value="22.2285714285714">
            <text:p>22.2285714286</text:p>
          </table:table-cell>
          <table:table-cell office:value-type="float" office:value="155.6">
            <text:p>15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02">
            <text:p>2012-07-02</text:p>
          </table:table-cell>
          <table:table-cell office:value-type="float" office:value="27">
            <text:p>27</text:p>
          </table:table-cell>
          <table:table-cell office:value-type="float" office:value="20.2571428571429">
            <text:p>20.2571428571</text:p>
          </table:table-cell>
          <table:table-cell office:value-type="float" office:value="141.8">
            <text:p>14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09">
            <text:p>2012-07-09</text:p>
          </table:table-cell>
          <table:table-cell office:value-type="float" office:value="28">
            <text:p>28</text:p>
          </table:table-cell>
          <table:table-cell office:value-type="float" office:value="19.0428571428571">
            <text:p>19.0428571429</text:p>
          </table:table-cell>
          <table:table-cell office:value-type="float" office:value="133.3">
            <text:p>13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16">
            <text:p>2012-07-16</text:p>
          </table:table-cell>
          <table:table-cell office:value-type="float" office:value="29">
            <text:p>29</text:p>
          </table:table-cell>
          <table:table-cell office:value-type="float" office:value="19.4142857142857">
            <text:p>19.4142857143</text:p>
          </table:table-cell>
          <table:table-cell office:value-type="float" office:value="135.9">
            <text:p>13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23">
            <text:p>2012-07-23</text:p>
          </table:table-cell>
          <table:table-cell office:value-type="float" office:value="30">
            <text:p>30</text:p>
          </table:table-cell>
          <table:table-cell office:value-type="float" office:value="22.0428571428571">
            <text:p>22.0428571429</text:p>
          </table:table-cell>
          <table:table-cell office:value-type="float" office:value="154.3">
            <text:p>15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30">
            <text:p>2012-07-30</text:p>
          </table:table-cell>
          <table:table-cell office:value-type="float" office:value="31">
            <text:p>31</text:p>
          </table:table-cell>
          <table:table-cell office:value-type="float" office:value="21.9">
            <text:p>21.9</text:p>
          </table:table-cell>
          <table:table-cell office:value-type="float" office:value="153.3">
            <text:p>15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06">
            <text:p>2012-08-06</text:p>
          </table:table-cell>
          <table:table-cell office:value-type="float" office:value="32">
            <text:p>32</text:p>
          </table:table-cell>
          <table:table-cell office:value-type="float" office:value="20.6571428571429">
            <text:p>20.6571428571</text:p>
          </table:table-cell>
          <table:table-cell office:value-type="float" office:value="144.6">
            <text:p>14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13">
            <text:p>2012-08-13</text:p>
          </table:table-cell>
          <table:table-cell office:value-type="float" office:value="33">
            <text:p>33</text:p>
          </table:table-cell>
          <table:table-cell office:value-type="float" office:value="22.9">
            <text:p>22.9</text:p>
          </table:table-cell>
          <table:table-cell office:value-type="float" office:value="160.3">
            <text:p>16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20">
            <text:p>2012-08-20</text:p>
          </table:table-cell>
          <table:table-cell office:value-type="float" office:value="34">
            <text:p>34</text:p>
          </table:table-cell>
          <table:table-cell office:value-type="float" office:value="22.6857142857143">
            <text:p>22.6857142857</text:p>
          </table:table-cell>
          <table:table-cell office:value-type="float" office:value="158.8">
            <text:p>15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27">
            <text:p>2012-08-27</text:p>
          </table:table-cell>
          <table:table-cell office:value-type="float" office:value="35">
            <text:p>35</text:p>
          </table:table-cell>
          <table:table-cell office:value-type="float" office:value="17.1857142857143">
            <text:p>17.1857142857</text:p>
          </table:table-cell>
          <table:table-cell office:value-type="float" office:value="120.3">
            <text:p>12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03">
            <text:p>2012-09-03</text:p>
          </table:table-cell>
          <table:table-cell office:value-type="float" office:value="36">
            <text:p>36</text:p>
          </table:table-cell>
          <table:table-cell office:value-type="float" office:value="18.3142857142857">
            <text:p>18.3142857143</text:p>
          </table:table-cell>
          <table:table-cell office:value-type="float" office:value="128.2">
            <text:p>12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10">
            <text:p>2012-09-10</text:p>
          </table:table-cell>
          <table:table-cell office:value-type="float" office:value="37">
            <text:p>37</text:p>
          </table:table-cell>
          <table:table-cell office:value-type="float" office:value="15.7714285714286">
            <text:p>15.7714285714</text:p>
          </table:table-cell>
          <table:table-cell office:value-type="float" office:value="110.4">
            <text:p>11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17">
            <text:p>2012-09-17</text:p>
          </table:table-cell>
          <table:table-cell office:value-type="float" office:value="38">
            <text:p>38</text:p>
          </table:table-cell>
          <table:table-cell office:value-type="float" office:value="15.3142857142857">
            <text:p>15.3142857143</text:p>
          </table:table-cell>
          <table:table-cell office:value-type="float" office:value="107.2">
            <text:p>10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24">
            <text:p>2012-09-24</text:p>
          </table:table-cell>
          <table:table-cell office:value-type="float" office:value="39">
            <text:p>39</text:p>
          </table:table-cell>
          <table:table-cell office:value-type="float" office:value="13.6714285714286">
            <text:p>13.6714285714</text:p>
          </table:table-cell>
          <table:table-cell office:value-type="float" office:value="95.7">
            <text:p>9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0-01">
            <text:p>2012-10-01</text:p>
          </table:table-cell>
          <table:table-cell office:value-type="float" office:value="40">
            <text:p>40</text:p>
          </table:table-cell>
          <table:table-cell office:value-type="float" office:value="14.0142857142857">
            <text:p>14.0142857143</text:p>
          </table:table-cell>
          <table:table-cell office:value-type="float" office:value="98.1">
            <text:p>9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0-08">
            <text:p>2012-10-08</text:p>
          </table:table-cell>
          <table:table-cell office:value-type="float" office:value="41">
            <text:p>41</text:p>
          </table:table-cell>
          <table:table-cell office:value-type="float" office:value="13.3428571428571">
            <text:p>13.3428571429</text:p>
          </table:table-cell>
          <table:table-cell office:value-type="float" office:value="93.4">
            <text:p>9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0-15">
            <text:p>2012-10-15</text:p>
          </table:table-cell>
          <table:table-cell office:value-type="float" office:value="42">
            <text:p>42</text:p>
          </table:table-cell>
          <table:table-cell office:value-type="float" office:value="11.1285714285714">
            <text:p>11.1285714286</text:p>
          </table:table-cell>
          <table:table-cell office:value-type="float" office:value="77.9">
            <text:p>7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0-22">
            <text:p>2012-10-22</text:p>
          </table:table-cell>
          <table:table-cell office:value-type="float" office:value="43">
            <text:p>43</text:p>
          </table:table-cell>
          <table:table-cell office:value-type="float" office:value="9.57142857142857">
            <text:p>9.5714285714</text:p>
          </table:table-cell>
          <table:table-cell office:value-type="float" office:value="67">
            <text:p>6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0-29">
            <text:p>2012-10-29</text:p>
          </table:table-cell>
          <table:table-cell office:value-type="float" office:value="44">
            <text:p>44</text:p>
          </table:table-cell>
          <table:table-cell office:value-type="float" office:value="6.58571428571428">
            <text:p>6.5857142857</text:p>
          </table:table-cell>
          <table:table-cell office:value-type="float" office:value="46.1">
            <text:p>46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1-05">
            <text:p>2012-11-05</text:p>
          </table:table-cell>
          <table:table-cell office:value-type="float" office:value="45">
            <text:p>45</text:p>
          </table:table-cell>
          <table:table-cell office:value-type="float" office:value="6.98571428571429">
            <text:p>6.9857142857</text:p>
          </table:table-cell>
          <table:table-cell office:value-type="float" office:value="48.9">
            <text:p>4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1-12">
            <text:p>2012-11-12</text:p>
          </table:table-cell>
          <table:table-cell office:value-type="float" office:value="46">
            <text:p>46</text:p>
          </table:table-cell>
          <table:table-cell office:value-type="float" office:value="7.2">
            <text:p>7.2</text:p>
          </table:table-cell>
          <table:table-cell office:value-type="float" office:value="50.4">
            <text:p>5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1-19">
            <text:p>2012-11-19</text:p>
          </table:table-cell>
          <table:table-cell office:value-type="float" office:value="47">
            <text:p>47</text:p>
          </table:table-cell>
          <table:table-cell office:value-type="float" office:value="6.18571428571429">
            <text:p>6.1857142857</text:p>
          </table:table-cell>
          <table:table-cell office:value-type="float" office:value="43.3">
            <text:p>4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1-26">
            <text:p>2012-11-26</text:p>
          </table:table-cell>
          <table:table-cell office:value-type="float" office:value="48">
            <text:p>48</text:p>
          </table:table-cell>
          <table:table-cell office:value-type="float" office:value="4.4">
            <text:p>4.4</text:p>
          </table:table-cell>
          <table:table-cell office:value-type="float" office:value="30.8">
            <text:p>3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2-03">
            <text:p>2012-12-03</text:p>
          </table:table-cell>
          <table:table-cell office:value-type="float" office:value="49">
            <text:p>49</text:p>
          </table:table-cell>
          <table:table-cell office:value-type="float" office:value="1.42857142857143">
            <text:p>1.428571428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2-10">
            <text:p>2012-12-10</text:p>
          </table:table-cell>
          <table:table-cell office:value-type="float" office:value="50">
            <text:p>50</text:p>
          </table:table-cell>
          <table:table-cell office:value-type="float" office:value="1.48571428571429">
            <text:p>1.4857142857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2-17">
            <text:p>2012-12-17</text:p>
          </table:table-cell>
          <table:table-cell office:value-type="float" office:value="51">
            <text:p>51</text:p>
          </table:table-cell>
          <table:table-cell office:value-type="float" office:value="4.01428571428571">
            <text:p>4.0142857143</text:p>
          </table:table-cell>
          <table:table-cell office:value-type="float" office:value="28.1">
            <text:p>2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2-24">
            <text:p>2012-12-24</text:p>
          </table:table-cell>
          <table:table-cell office:value-type="float" office:value="52">
            <text:p>52</text:p>
          </table:table-cell>
          <table:table-cell office:value-type="float" office:value="4.75714285714286">
            <text:p>4.7571428571</text:p>
          </table:table-cell>
          <table:table-cell office:value-type="float" office:value="33.3">
            <text:p>3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12-31">
            <text:p>2012-12-31</text:p>
          </table:table-cell>
          <table:table-cell office:value-type="float" office:value="53">
            <text:p>53</text:p>
          </table:table-cell>
          <table:table-cell office:value-type="float" office:value="2.88571428571429">
            <text:p>2.8857142857</text:p>
          </table:table-cell>
          <table:table-cell office:value-type="float" office:value="18.6">
            <text:p>1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07">
            <text:p>2013-01-07</text:p>
          </table:table-cell>
          <table:table-cell office:value-type="float" office:value="2">
            <text:p>2</text:p>
          </table:table-cell>
          <table:table-cell office:value-type="float" office:value="2.74285714285714">
            <text:p>2.742857142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14">
            <text:p>2013-01-1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21">
            <text:p>2013-01-21</text:p>
          </table:table-cell>
          <table:table-cell office:value-type="float" office:value="4">
            <text:p>4</text:p>
          </table:table-cell>
          <table:table-cell office:value-type="float" office:value="0.414285714285714">
            <text:p>0.4142857143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28">
            <text:p>2013-01-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04">
            <text:p>2013-02-04</text:p>
          </table:table-cell>
          <table:table-cell office:value-type="float" office:value="6">
            <text:p>6</text:p>
          </table:table-cell>
          <table:table-cell office:value-type="float" office:value="1.42857142857143">
            <text:p>1.428571428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11">
            <text:p>2013-02-11</text:p>
          </table:table-cell>
          <table:table-cell office:value-type="float" office:value="7">
            <text:p>7</text:p>
          </table:table-cell>
          <table:table-cell office:value-type="float" office:value="0.528571428571429">
            <text:p>0.5285714286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18">
            <text:p>2013-02-18</text:p>
          </table:table-cell>
          <table:table-cell office:value-type="float" office:value="8">
            <text:p>8</text:p>
          </table:table-cell>
          <table:table-cell office:value-type="float" office:value="0.142857142857143">
            <text:p>0.1428571429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25">
            <text:p>2013-02-25</text:p>
          </table:table-cell>
          <table:table-cell office:value-type="float" office:value="9">
            <text:p>9</text:p>
          </table:table-cell>
          <table:table-cell office:value-type="float" office:value="0.157142857142857">
            <text:p>0.1571428571</text:p>
          </table:table-cell>
          <table:table-cell office:value-type="float" office:value="1.1">
            <text:p>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04">
            <text:p>2013-03-04</text:p>
          </table:table-cell>
          <table:table-cell office:value-type="float" office:value="10">
            <text:p>10</text:p>
          </table:table-cell>
          <table:table-cell office:value-type="float" office:value="4.8">
            <text:p>4.8</text:p>
          </table:table-cell>
          <table:table-cell office:value-type="float" office:value="33.6">
            <text:p>3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11">
            <text:p>2013-03-11</text:p>
          </table:table-cell>
          <table:table-cell office:value-type="float" office:value="11">
            <text:p>11</text:p>
          </table:table-cell>
          <table:table-cell office:value-type="float" office:value="3.75714285714286">
            <text:p>3.7571428571</text:p>
          </table:table-cell>
          <table:table-cell office:value-type="float" office:value="26.3">
            <text:p>2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18">
            <text:p>2013-03-18</text:p>
          </table:table-cell>
          <table:table-cell office:value-type="float" office:value="12">
            <text:p>12</text:p>
          </table:table-cell>
          <table:table-cell office:value-type="float" office:value="4.92857142857143">
            <text:p>4.9285714286</text:p>
          </table:table-cell>
          <table:table-cell office:value-type="float" office:value="34.5">
            <text:p>3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25">
            <text:p>2013-03-25</text:p>
          </table:table-cell>
          <table:table-cell office:value-type="float" office:value="13">
            <text:p>13</text:p>
          </table:table-cell>
          <table:table-cell office:value-type="float" office:value="3.04285714285714">
            <text:p>3.0428571429</text:p>
          </table:table-cell>
          <table:table-cell office:value-type="float" office:value="21.3">
            <text:p>2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01">
            <text:p>2013-04-01</text:p>
          </table:table-cell>
          <table:table-cell office:value-type="float" office:value="14">
            <text:p>14</text:p>
          </table:table-cell>
          <table:table-cell office:value-type="float" office:value="4.45714285714286">
            <text:p>4.4571428571</text:p>
          </table:table-cell>
          <table:table-cell office:value-type="float" office:value="31.2">
            <text:p>3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08">
            <text:p>2013-04-08</text:p>
          </table:table-cell>
          <table:table-cell office:value-type="float" office:value="15">
            <text:p>15</text:p>
          </table:table-cell>
          <table:table-cell office:value-type="float" office:value="8.48571428571429">
            <text:p>8.4857142857</text:p>
          </table:table-cell>
          <table:table-cell office:value-type="float" office:value="59.4">
            <text:p>5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15">
            <text:p>2013-04-15</text:p>
          </table:table-cell>
          <table:table-cell office:value-type="float" office:value="16">
            <text:p>16</text:p>
          </table:table-cell>
          <table:table-cell office:value-type="float" office:value="12.2142857142857">
            <text:p>12.2142857143</text:p>
          </table:table-cell>
          <table:table-cell office:value-type="float" office:value="85.5">
            <text:p>85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22">
            <text:p>2013-04-22</text:p>
          </table:table-cell>
          <table:table-cell office:value-type="float" office:value="17">
            <text:p>17</text:p>
          </table:table-cell>
          <table:table-cell office:value-type="float" office:value="12.5428571428571">
            <text:p>12.5428571429</text:p>
          </table:table-cell>
          <table:table-cell office:value-type="float" office:value="87.8">
            <text:p>8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29">
            <text:p>2013-04-29</text:p>
          </table:table-cell>
          <table:table-cell office:value-type="float" office:value="18">
            <text:p>18</text:p>
          </table:table-cell>
          <table:table-cell office:value-type="float" office:value="13.2142857142857">
            <text:p>13.2142857143</text:p>
          </table:table-cell>
          <table:table-cell office:value-type="float" office:value="92.5">
            <text:p>92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06">
            <text:p>2013-05-06</text:p>
          </table:table-cell>
          <table:table-cell office:value-type="float" office:value="19">
            <text:p>19</text:p>
          </table:table-cell>
          <table:table-cell office:value-type="float" office:value="14.6857142857143">
            <text:p>14.6857142857</text:p>
          </table:table-cell>
          <table:table-cell office:value-type="float" office:value="102.8">
            <text:p>10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13">
            <text:p>2013-05-13</text:p>
          </table:table-cell>
          <table:table-cell office:value-type="float" office:value="20">
            <text:p>20</text:p>
          </table:table-cell>
          <table:table-cell office:value-type="float" office:value="14.3428571428571">
            <text:p>14.3428571429</text:p>
          </table:table-cell>
          <table:table-cell office:value-type="float" office:value="100.4">
            <text:p>10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20">
            <text:p>2013-05-20</text:p>
          </table:table-cell>
          <table:table-cell office:value-type="float" office:value="21">
            <text:p>21</text:p>
          </table:table-cell>
          <table:table-cell office:value-type="float" office:value="11.0285714285714">
            <text:p>11.0285714286</text:p>
          </table:table-cell>
          <table:table-cell office:value-type="float" office:value="77.2">
            <text:p>7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27">
            <text:p>2013-05-27</text:p>
          </table:table-cell>
          <table:table-cell office:value-type="float" office:value="22">
            <text:p>22</text:p>
          </table:table-cell>
          <table:table-cell office:value-type="float" office:value="12.4857142857143">
            <text:p>12.4857142857</text:p>
          </table:table-cell>
          <table:table-cell office:value-type="float" office:value="87.4">
            <text:p>8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03">
            <text:p>2013-06-03</text:p>
          </table:table-cell>
          <table:table-cell office:value-type="float" office:value="23">
            <text:p>23</text:p>
          </table:table-cell>
          <table:table-cell office:value-type="float" office:value="17.4714285714286">
            <text:p>17.4714285714</text:p>
          </table:table-cell>
          <table:table-cell office:value-type="float" office:value="122.3">
            <text:p>12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10">
            <text:p>2013-06-10</text:p>
          </table:table-cell>
          <table:table-cell office:value-type="float" office:value="24">
            <text:p>24</text:p>
          </table:table-cell>
          <table:table-cell office:value-type="float" office:value="18.9714285714286">
            <text:p>18.9714285714</text:p>
          </table:table-cell>
          <table:table-cell office:value-type="float" office:value="132.8">
            <text:p>13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17">
            <text:p>2013-06-17</text:p>
          </table:table-cell>
          <table:table-cell office:value-type="float" office:value="25">
            <text:p>25</text:p>
          </table:table-cell>
          <table:table-cell office:value-type="float" office:value="22.4">
            <text:p>22.4</text:p>
          </table:table-cell>
          <table:table-cell office:value-type="float" office:value="156.8">
            <text:p>15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24">
            <text:p>2013-06-24</text:p>
          </table:table-cell>
          <table:table-cell office:value-type="float" office:value="26">
            <text:p>26</text:p>
          </table:table-cell>
          <table:table-cell office:value-type="float" office:value="16.2571428571429">
            <text:p>16.2571428571</text:p>
          </table:table-cell>
          <table:table-cell office:value-type="float" office:value="113.8">
            <text:p>11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01">
            <text:p>2013-07-01</text:p>
          </table:table-cell>
          <table:table-cell office:value-type="float" office:value="27">
            <text:p>27</text:p>
          </table:table-cell>
          <table:table-cell office:value-type="float" office:value="20.3">
            <text:p>20.3</text:p>
          </table:table-cell>
          <table:table-cell office:value-type="float" office:value="142.1">
            <text:p>14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08">
            <text:p>2013-07-08</text:p>
          </table:table-cell>
          <table:table-cell office:value-type="float" office:value="28">
            <text:p>28</text:p>
          </table:table-cell>
          <table:table-cell office:value-type="float" office:value="23.9">
            <text:p>23.9</text:p>
          </table:table-cell>
          <table:table-cell office:value-type="float" office:value="167.3">
            <text:p>16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15">
            <text:p>2013-07-15</text:p>
          </table:table-cell>
          <table:table-cell office:value-type="float" office:value="29">
            <text:p>29</text:p>
          </table:table-cell>
          <table:table-cell office:value-type="float" office:value="24.8285714285714">
            <text:p>24.8285714286</text:p>
          </table:table-cell>
          <table:table-cell office:value-type="float" office:value="173.8">
            <text:p>17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22">
            <text:p>2013-07-22</text:p>
          </table:table-cell>
          <table:table-cell office:value-type="float" office:value="30">
            <text:p>30</text:p>
          </table:table-cell>
          <table:table-cell office:value-type="float" office:value="26.4714285714286">
            <text:p>26.4714285714</text:p>
          </table:table-cell>
          <table:table-cell office:value-type="float" office:value="185.3">
            <text:p>18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29">
            <text:p>2013-07-29</text:p>
          </table:table-cell>
          <table:table-cell office:value-type="float" office:value="31">
            <text:p>31</text:p>
          </table:table-cell>
          <table:table-cell office:value-type="float" office:value="23.0142857142857">
            <text:p>23.0142857143</text:p>
          </table:table-cell>
          <table:table-cell office:value-type="float" office:value="161.1">
            <text:p>16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5">
            <text:p>2013-08-05</text:p>
          </table:table-cell>
          <table:table-cell office:value-type="float" office:value="32">
            <text:p>32</text:p>
          </table:table-cell>
          <table:table-cell office:value-type="float" office:value="22.0571428571429">
            <text:p>22.0571428571</text:p>
          </table:table-cell>
          <table:table-cell office:value-type="float" office:value="154.4">
            <text:p>154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12">
            <text:p>2013-08-12</text:p>
          </table:table-cell>
          <table:table-cell office:value-type="float" office:value="33">
            <text:p>33</text:p>
          </table:table-cell>
          <table:table-cell office:value-type="float" office:value="22.7428571428571">
            <text:p>22.7428571429</text:p>
          </table:table-cell>
          <table:table-cell office:value-type="float" office:value="159.2">
            <text:p>15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19">
            <text:p>2013-08-19</text:p>
          </table:table-cell>
          <table:table-cell office:value-type="float" office:value="34">
            <text:p>34</text:p>
          </table:table-cell>
          <table:table-cell office:value-type="float" office:value="19.9">
            <text:p>19.9</text:p>
          </table:table-cell>
          <table:table-cell office:value-type="float" office:value="139.3">
            <text:p>13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26">
            <text:p>2013-08-26</text:p>
          </table:table-cell>
          <table:table-cell office:value-type="float" office:value="35">
            <text:p>35</text:p>
          </table:table-cell>
          <table:table-cell office:value-type="float" office:value="18.3">
            <text:p>18.3</text:p>
          </table:table-cell>
          <table:table-cell office:value-type="float" office:value="128.1">
            <text:p>12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02">
            <text:p>2013-09-02</text:p>
          </table:table-cell>
          <table:table-cell office:value-type="float" office:value="36">
            <text:p>36</text:p>
          </table:table-cell>
          <table:table-cell office:value-type="float" office:value="20.3571428571429">
            <text:p>20.3571428571</text:p>
          </table:table-cell>
          <table:table-cell office:value-type="float" office:value="142.5">
            <text:p>142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09">
            <text:p>2013-09-09</text:p>
          </table:table-cell>
          <table:table-cell office:value-type="float" office:value="37">
            <text:p>37</text:p>
          </table:table-cell>
          <table:table-cell office:value-type="float" office:value="15.4428571428571">
            <text:p>15.4428571429</text:p>
          </table:table-cell>
          <table:table-cell office:value-type="float" office:value="108.1">
            <text:p>10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16">
            <text:p>2013-09-16</text:p>
          </table:table-cell>
          <table:table-cell office:value-type="float" office:value="38">
            <text:p>38</text:p>
          </table:table-cell>
          <table:table-cell office:value-type="float" office:value="14.1285714285714">
            <text:p>14.1285714286</text:p>
          </table:table-cell>
          <table:table-cell office:value-type="float" office:value="98.9">
            <text:p>9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23">
            <text:p>2013-09-23</text:p>
          </table:table-cell>
          <table:table-cell office:value-type="float" office:value="39">
            <text:p>39</text:p>
          </table:table-cell>
          <table:table-cell office:value-type="float" office:value="16.6857142857143">
            <text:p>16.6857142857</text:p>
          </table:table-cell>
          <table:table-cell office:value-type="float" office:value="116.8">
            <text:p>11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30">
            <text:p>2013-09-30</text:p>
          </table:table-cell>
          <table:table-cell office:value-type="float" office:value="40">
            <text:p>40</text:p>
          </table:table-cell>
          <table:table-cell office:value-type="float" office:value="14.9285714285714">
            <text:p>14.9285714286</text:p>
          </table:table-cell>
          <table:table-cell office:value-type="float" office:value="104.5">
            <text:p>10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0-07">
            <text:p>2013-10-07</text:p>
          </table:table-cell>
          <table:table-cell office:value-type="float" office:value="41">
            <text:p>41</text:p>
          </table:table-cell>
          <table:table-cell office:value-type="float" office:value="12.0285714285714">
            <text:p>12.0285714286</text:p>
          </table:table-cell>
          <table:table-cell office:value-type="float" office:value="84.2">
            <text:p>8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0-14">
            <text:p>2013-10-14</text:p>
          </table:table-cell>
          <table:table-cell office:value-type="float" office:value="42">
            <text:p>42</text:p>
          </table:table-cell>
          <table:table-cell office:value-type="float" office:value="12.3285714285714">
            <text:p>12.3285714286</text:p>
          </table:table-cell>
          <table:table-cell office:value-type="float" office:value="86.3">
            <text:p>8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0-21">
            <text:p>2013-10-21</text:p>
          </table:table-cell>
          <table:table-cell office:value-type="float" office:value="43">
            <text:p>43</text:p>
          </table:table-cell>
          <table:table-cell office:value-type="float" office:value="13.1285714285714">
            <text:p>13.1285714286</text:p>
          </table:table-cell>
          <table:table-cell office:value-type="float" office:value="91.9">
            <text:p>9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0-28">
            <text:p>2013-10-28</text:p>
          </table:table-cell>
          <table:table-cell office:value-type="float" office:value="44">
            <text:p>44</text:p>
          </table:table-cell>
          <table:table-cell office:value-type="float" office:value="10.7571428571429">
            <text:p>10.7571428571</text:p>
          </table:table-cell>
          <table:table-cell office:value-type="float" office:value="75.3">
            <text:p>7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04">
            <text:p>2013-11-04</text:p>
          </table:table-cell>
          <table:table-cell office:value-type="float" office:value="45">
            <text:p>45</text:p>
          </table:table-cell>
          <table:table-cell office:value-type="float" office:value="9.31428571428572">
            <text:p>9.3142857143</text:p>
          </table:table-cell>
          <table:table-cell office:value-type="float" office:value="65.2">
            <text:p>6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11">
            <text:p>2013-11-11</text:p>
          </table:table-cell>
          <table:table-cell office:value-type="float" office:value="46">
            <text:p>46</text:p>
          </table:table-cell>
          <table:table-cell office:value-type="float" office:value="5.64285714285714">
            <text:p>5.6428571429</text:p>
          </table:table-cell>
          <table:table-cell office:value-type="float" office:value="39.5">
            <text:p>3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18">
            <text:p>2013-11-18</text:p>
          </table:table-cell>
          <table:table-cell office:value-type="float" office:value="47">
            <text:p>47</text:p>
          </table:table-cell>
          <table:table-cell office:value-type="float" office:value="4.61428571428572">
            <text:p>4.6142857143</text:p>
          </table:table-cell>
          <table:table-cell office:value-type="float" office:value="32.3">
            <text:p>3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1-25">
            <text:p>2013-11-25</text:p>
          </table:table-cell>
          <table:table-cell office:value-type="float" office:value="48">
            <text:p>48</text:p>
          </table:table-cell>
          <table:table-cell office:value-type="float" office:value="1.21428571428571">
            <text:p>1.2142857143</text:p>
          </table:table-cell>
          <table:table-cell office:value-type="float" office:value="8.5">
            <text:p>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2">
            <text:p>2013-12-02</text:p>
          </table:table-cell>
          <table:table-cell office:value-type="float" office:value="49">
            <text:p>49</text:p>
          </table:table-cell>
          <table:table-cell office:value-type="float" office:value="1.01428571428571">
            <text:p>1.0142857143</text:p>
          </table:table-cell>
          <table:table-cell office:value-type="float" office:value="7.1">
            <text:p>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09">
            <text:p>2013-12-09</text:p>
          </table:table-cell>
          <table:table-cell office:value-type="float" office:value="50">
            <text:p>50</text:p>
          </table:table-cell>
          <table:table-cell office:value-type="float" office:value="-0.157142857142857">
            <text:p>-0.1571428571</text:p>
          </table:table-cell>
          <table:table-cell office:value-type="float" office:value="-1.1">
            <text:p>-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16">
            <text:p>2013-12-16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23">
            <text:p>2013-12-23</text:p>
          </table:table-cell>
          <table:table-cell office:value-type="float" office:value="52">
            <text:p>52</text:p>
          </table:table-cell>
          <table:table-cell office:value-type="float" office:value="2.6">
            <text:p>2.6</text:p>
          </table:table-cell>
          <table:table-cell office:value-type="float" office:value="18.2">
            <text:p>1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12-30">
            <text:p>2013-12-30</text:p>
          </table:table-cell>
          <table:table-cell office:value-type="float" office:value="53">
            <text:p>53</text:p>
          </table:table-cell>
          <table:table-cell office:value-type="float" office:value="-2.47142857142857">
            <text:p>-2.4714285714</text:p>
          </table:table-cell>
          <table:table-cell office:value-type="float" office:value="-20">
            <text:p>-2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06">
            <text:p>2014-01-06</text:p>
          </table:table-cell>
          <table:table-cell office:value-type="float" office:value="2">
            <text:p>2</text:p>
          </table:table-cell>
          <table:table-cell office:value-type="float" office:value="1.47142857142857">
            <text:p>1.4714285714</text:p>
          </table:table-cell>
          <table:table-cell office:value-type="float" office:value="10.3">
            <text:p>1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13">
            <text:p>2014-01-13</text:p>
          </table:table-cell>
          <table:table-cell office:value-type="float" office:value="3">
            <text:p>3</text:p>
          </table:table-cell>
          <table:table-cell office:value-type="float" office:value="3.68571428571429">
            <text:p>3.6857142857</text:p>
          </table:table-cell>
          <table:table-cell office:value-type="float" office:value="25.8">
            <text:p>2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20">
            <text:p>2014-01-20</text:p>
          </table:table-cell>
          <table:table-cell office:value-type="float" office:value="4">
            <text:p>4</text:p>
          </table:table-cell>
          <table:table-cell office:value-type="float" office:value="2.51428571428571">
            <text:p>2.5142857143</text:p>
          </table:table-cell>
          <table:table-cell office:value-type="float" office:value="17.6">
            <text:p>1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27">
            <text:p>2014-01-27</text:p>
          </table:table-cell>
          <table:table-cell office:value-type="float" office:value="5">
            <text:p>5</text:p>
          </table:table-cell>
          <table:table-cell office:value-type="float" office:value="0.885714285714286">
            <text:p>0.8857142857</text:p>
          </table:table-cell>
          <table:table-cell office:value-type="float" office:value="6.2">
            <text:p>6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03">
            <text:p>2014-02-03</text:p>
          </table:table-cell>
          <table:table-cell office:value-type="float" office:value="6">
            <text:p>6</text:p>
          </table:table-cell>
          <table:table-cell office:value-type="float" office:value="2.84285714285714">
            <text:p>2.8428571429</text:p>
          </table:table-cell>
          <table:table-cell office:value-type="float" office:value="19.9">
            <text:p>1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10">
            <text:p>2014-02-10</text:p>
          </table:table-cell>
          <table:table-cell office:value-type="float" office:value="7">
            <text:p>7</text:p>
          </table:table-cell>
          <table:table-cell office:value-type="float" office:value="3.61428571428571">
            <text:p>3.6142857143</text:p>
          </table:table-cell>
          <table:table-cell office:value-type="float" office:value="25.3">
            <text:p>2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17">
            <text:p>2014-02-17</text:p>
          </table:table-cell>
          <table:table-cell office:value-type="float" office:value="8">
            <text:p>8</text:p>
          </table:table-cell>
          <table:table-cell office:value-type="float" office:value="4.45714285714286">
            <text:p>4.4571428571</text:p>
          </table:table-cell>
          <table:table-cell office:value-type="float" office:value="31.2">
            <text:p>3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24">
            <text:p>2014-02-24</text:p>
          </table:table-cell>
          <table:table-cell office:value-type="float" office:value="9">
            <text:p>9</text:p>
          </table:table-cell>
          <table:table-cell office:value-type="float" office:value="4.95714285714286">
            <text:p>4.9571428571</text:p>
          </table:table-cell>
          <table:table-cell office:value-type="float" office:value="34.7">
            <text:p>3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03">
            <text:p>2014-03-03</text:p>
          </table:table-cell>
          <table:table-cell office:value-type="float" office:value="10">
            <text:p>10</text:p>
          </table:table-cell>
          <table:table-cell office:value-type="float" office:value="4.88571428571429">
            <text:p>4.8857142857</text:p>
          </table:table-cell>
          <table:table-cell office:value-type="float" office:value="34.2">
            <text:p>3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10">
            <text:p>2014-03-10</text:p>
          </table:table-cell>
          <table:table-cell office:value-type="float" office:value="11">
            <text:p>11</text:p>
          </table:table-cell>
          <table:table-cell office:value-type="float" office:value="6.65714285714286">
            <text:p>6.6571428571</text:p>
          </table:table-cell>
          <table:table-cell office:value-type="float" office:value="46.6">
            <text:p>4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17">
            <text:p>2014-03-17</text:p>
          </table:table-cell>
          <table:table-cell office:value-type="float" office:value="12">
            <text:p>12</text:p>
          </table:table-cell>
          <table:table-cell office:value-type="float" office:value="8.84285714285714">
            <text:p>8.8428571429</text:p>
          </table:table-cell>
          <table:table-cell office:value-type="float" office:value="61.9">
            <text:p>6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24">
            <text:p>2014-03-24</text:p>
          </table:table-cell>
          <table:table-cell office:value-type="float" office:value="13">
            <text:p>13</text:p>
          </table:table-cell>
          <table:table-cell office:value-type="float" office:value="6.48571428571429">
            <text:p>6.4857142857</text:p>
          </table:table-cell>
          <table:table-cell office:value-type="float" office:value="45.4">
            <text:p>4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31">
            <text:p>2014-03-31</text:p>
          </table:table-cell>
          <table:table-cell office:value-type="float" office:value="14">
            <text:p>14</text:p>
          </table:table-cell>
          <table:table-cell office:value-type="float" office:value="11.2714285714286">
            <text:p>11.2714285714</text:p>
          </table:table-cell>
          <table:table-cell office:value-type="float" office:value="78.9">
            <text:p>7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07">
            <text:p>2014-04-0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14">
            <text:p>2014-04-14</text:p>
          </table:table-cell>
          <table:table-cell office:value-type="float" office:value="16">
            <text:p>16</text:p>
          </table:table-cell>
          <table:table-cell office:value-type="float" office:value="9.74285714285714">
            <text:p>9.7428571429</text:p>
          </table:table-cell>
          <table:table-cell office:value-type="float" office:value="68.2">
            <text:p>6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21">
            <text:p>2014-04-21</text:p>
          </table:table-cell>
          <table:table-cell office:value-type="float" office:value="17">
            <text:p>17</text:p>
          </table:table-cell>
          <table:table-cell office:value-type="float" office:value="13.4142857142857">
            <text:p>13.4142857143</text:p>
          </table:table-cell>
          <table:table-cell office:value-type="float" office:value="93.9">
            <text:p>9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28">
            <text:p>2014-04-28</text:p>
          </table:table-cell>
          <table:table-cell office:value-type="float" office:value="18">
            <text:p>18</text:p>
          </table:table-cell>
          <table:table-cell office:value-type="float" office:value="11.7">
            <text:p>11.7</text:p>
          </table:table-cell>
          <table:table-cell office:value-type="float" office:value="81.9">
            <text:p>8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05">
            <text:p>2014-05-05</text:p>
          </table:table-cell>
          <table:table-cell office:value-type="float" office:value="19">
            <text:p>19</text:p>
          </table:table-cell>
          <table:table-cell office:value-type="float" office:value="13.2714285714286">
            <text:p>13.2714285714</text:p>
          </table:table-cell>
          <table:table-cell office:value-type="float" office:value="92.9">
            <text:p>9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12">
            <text:p>2014-05-12</text:p>
          </table:table-cell>
          <table:table-cell office:value-type="float" office:value="20">
            <text:p>20</text:p>
          </table:table-cell>
          <table:table-cell office:value-type="float" office:value="11.7428571428571">
            <text:p>11.7428571429</text:p>
          </table:table-cell>
          <table:table-cell office:value-type="float" office:value="82.2">
            <text:p>8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19">
            <text:p>2014-05-19</text:p>
          </table:table-cell>
          <table:table-cell office:value-type="float" office:value="21">
            <text:p>21</text:p>
          </table:table-cell>
          <table:table-cell office:value-type="float" office:value="15.9142857142857">
            <text:p>15.9142857143</text:p>
          </table:table-cell>
          <table:table-cell office:value-type="float" office:value="111.4">
            <text:p>11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26">
            <text:p>2014-05-26</text:p>
          </table:table-cell>
          <table:table-cell office:value-type="float" office:value="22">
            <text:p>22</text:p>
          </table:table-cell>
          <table:table-cell office:value-type="float" office:value="15.6">
            <text:p>15.6</text:p>
          </table:table-cell>
          <table:table-cell office:value-type="float" office:value="109.2">
            <text:p>10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2">
            <text:p>2014-06-02</text:p>
          </table:table-cell>
          <table:table-cell office:value-type="float" office:value="23">
            <text:p>23</text:p>
          </table:table-cell>
          <table:table-cell office:value-type="float" office:value="18.1428571428571">
            <text:p>18.1428571429</text:p>
          </table:table-cell>
          <table:table-cell office:value-type="float" office:value="127">
            <text:p>12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9">
            <text:p>2014-06-09</text:p>
          </table:table-cell>
          <table:table-cell office:value-type="float" office:value="24">
            <text:p>24</text:p>
          </table:table-cell>
          <table:table-cell office:value-type="float" office:value="22.0142857142857">
            <text:p>22.0142857143</text:p>
          </table:table-cell>
          <table:table-cell office:value-type="float" office:value="154.1">
            <text:p>15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16">
            <text:p>2014-06-16</text:p>
          </table:table-cell>
          <table:table-cell office:value-type="float" office:value="25">
            <text:p>25</text:p>
          </table:table-cell>
          <table:table-cell office:value-type="float" office:value="20.8142857142857">
            <text:p>20.8142857143</text:p>
          </table:table-cell>
          <table:table-cell office:value-type="float" office:value="145.7">
            <text:p>14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23">
            <text:p>2014-06-23</text:p>
          </table:table-cell>
          <table:table-cell office:value-type="float" office:value="26">
            <text:p>26</text:p>
          </table:table-cell>
          <table:table-cell office:value-type="float" office:value="20.2">
            <text:p>20.2</text:p>
          </table:table-cell>
          <table:table-cell office:value-type="float" office:value="141.4">
            <text:p>14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30">
            <text:p>2014-06-30</text:p>
          </table:table-cell>
          <table:table-cell office:value-type="float" office:value="27">
            <text:p>27</text:p>
          </table:table-cell>
          <table:table-cell office:value-type="float" office:value="19.4428571428571">
            <text:p>19.4428571429</text:p>
          </table:table-cell>
          <table:table-cell office:value-type="float" office:value="136.1">
            <text:p>136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07">
            <text:p>2014-07-07</text:p>
          </table:table-cell>
          <table:table-cell office:value-type="float" office:value="28">
            <text:p>28</text:p>
          </table:table-cell>
          <table:table-cell office:value-type="float" office:value="17.7142857142857">
            <text:p>17.7142857143</text:p>
          </table:table-cell>
          <table:table-cell office:value-type="float" office:value="124">
            <text:p>1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14">
            <text:p>2014-07-14</text:p>
          </table:table-cell>
          <table:table-cell office:value-type="float" office:value="29">
            <text:p>29</text:p>
          </table:table-cell>
          <table:table-cell office:value-type="float" office:value="22.5">
            <text:p>22.5</text:p>
          </table:table-cell>
          <table:table-cell office:value-type="float" office:value="157.5">
            <text:p>15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21">
            <text:p>2014-07-21</text:p>
          </table:table-cell>
          <table:table-cell office:value-type="float" office:value="30">
            <text:p>30</text:p>
          </table:table-cell>
          <table:table-cell office:value-type="float" office:value="20.4428571428571">
            <text:p>20.4428571429</text:p>
          </table:table-cell>
          <table:table-cell office:value-type="float" office:value="143.1">
            <text:p>14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28">
            <text:p>2014-07-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47">
            <text:p>1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04">
            <text:p>2014-08-04</text:p>
          </table:table-cell>
          <table:table-cell office:value-type="float" office:value="32">
            <text:p>32</text:p>
          </table:table-cell>
          <table:table-cell office:value-type="float" office:value="21.7714285714286">
            <text:p>21.7714285714</text:p>
          </table:table-cell>
          <table:table-cell office:value-type="float" office:value="152.4">
            <text:p>15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11">
            <text:p>2014-08-11</text:p>
          </table:table-cell>
          <table:table-cell office:value-type="float" office:value="33">
            <text:p>33</text:p>
          </table:table-cell>
          <table:table-cell office:value-type="float" office:value="17.9714285714286">
            <text:p>17.9714285714</text:p>
          </table:table-cell>
          <table:table-cell office:value-type="float" office:value="125.8">
            <text:p>12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18">
            <text:p>2014-08-18</text:p>
          </table:table-cell>
          <table:table-cell office:value-type="float" office:value="34">
            <text:p>34</text:p>
          </table:table-cell>
          <table:table-cell office:value-type="float" office:value="17.5571428571429">
            <text:p>17.5571428571</text:p>
          </table:table-cell>
          <table:table-cell office:value-type="float" office:value="122.9">
            <text:p>12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25">
            <text:p>2014-08-25</text:p>
          </table:table-cell>
          <table:table-cell office:value-type="float" office:value="35">
            <text:p>35</text:p>
          </table:table-cell>
          <table:table-cell office:value-type="float" office:value="17.7428571428571">
            <text:p>17.7428571429</text:p>
          </table:table-cell>
          <table:table-cell office:value-type="float" office:value="124.2">
            <text:p>12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01">
            <text:p>2014-09-01</text:p>
          </table:table-cell>
          <table:table-cell office:value-type="float" office:value="36">
            <text:p>36</text:p>
          </table:table-cell>
          <table:table-cell office:value-type="float" office:value="17.7285714285714">
            <text:p>17.7285714286</text:p>
          </table:table-cell>
          <table:table-cell office:value-type="float" office:value="124.1">
            <text:p>12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08">
            <text:p>2014-09-08</text:p>
          </table:table-cell>
          <table:table-cell office:value-type="float" office:value="37">
            <text:p>37</text:p>
          </table:table-cell>
          <table:table-cell office:value-type="float" office:value="17.9428571428571">
            <text:p>17.9428571429</text:p>
          </table:table-cell>
          <table:table-cell office:value-type="float" office:value="125.6">
            <text:p>12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15">
            <text:p>2014-09-15</text:p>
          </table:table-cell>
          <table:table-cell office:value-type="float" office:value="38">
            <text:p>38</text:p>
          </table:table-cell>
          <table:table-cell office:value-type="float" office:value="18.2285714285714">
            <text:p>18.2285714286</text:p>
          </table:table-cell>
          <table:table-cell office:value-type="float" office:value="127.6">
            <text:p>12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22">
            <text:p>2014-09-22</text:p>
          </table:table-cell>
          <table:table-cell office:value-type="float" office:value="39">
            <text:p>39</text:p>
          </table:table-cell>
          <table:table-cell office:value-type="float" office:value="15.2571428571429">
            <text:p>15.2571428571</text:p>
          </table:table-cell>
          <table:table-cell office:value-type="float" office:value="106.8">
            <text:p>10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29">
            <text:p>2014-09-29</text:p>
          </table:table-cell>
          <table:table-cell office:value-type="float" office:value="40">
            <text:p>40</text:p>
          </table:table-cell>
          <table:table-cell office:value-type="float" office:value="16.7285714285714">
            <text:p>16.7285714286</text:p>
          </table:table-cell>
          <table:table-cell office:value-type="float" office:value="117.1">
            <text:p>11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0-06">
            <text:p>2014-10-06</text:p>
          </table:table-cell>
          <table:table-cell office:value-type="float" office:value="41">
            <text:p>41</text:p>
          </table:table-cell>
          <table:table-cell office:value-type="float" office:value="16.3142857142857">
            <text:p>16.3142857143</text:p>
          </table:table-cell>
          <table:table-cell office:value-type="float" office:value="114.2">
            <text:p>11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0-13">
            <text:p>2014-10-13</text:p>
          </table:table-cell>
          <table:table-cell office:value-type="float" office:value="42">
            <text:p>42</text:p>
          </table:table-cell>
          <table:table-cell office:value-type="float" office:value="15.4857142857143">
            <text:p>15.4857142857</text:p>
          </table:table-cell>
          <table:table-cell office:value-type="float" office:value="108.4">
            <text:p>10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0-20">
            <text:p>2014-10-20</text:p>
          </table:table-cell>
          <table:table-cell office:value-type="float" office:value="43">
            <text:p>43</text:p>
          </table:table-cell>
          <table:table-cell office:value-type="float" office:value="12.4857142857143">
            <text:p>12.4857142857</text:p>
          </table:table-cell>
          <table:table-cell office:value-type="float" office:value="87.4">
            <text:p>8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0-27">
            <text:p>2014-10-27</text:p>
          </table:table-cell>
          <table:table-cell office:value-type="float" office:value="44">
            <text:p>44</text:p>
          </table:table-cell>
          <table:table-cell office:value-type="float" office:value="11.1571428571429">
            <text:p>11.1571428571</text:p>
          </table:table-cell>
          <table:table-cell office:value-type="float" office:value="78.1">
            <text:p>7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03">
            <text:p>2014-11-03</text:p>
          </table:table-cell>
          <table:table-cell office:value-type="float" office:value="45">
            <text:p>45</text:p>
          </table:table-cell>
          <table:table-cell office:value-type="float" office:value="8.97142857142857">
            <text:p>8.9714285714</text:p>
          </table:table-cell>
          <table:table-cell office:value-type="float" office:value="62.8">
            <text:p>6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10">
            <text:p>2014-11-10</text:p>
          </table:table-cell>
          <table:table-cell office:value-type="float" office:value="46">
            <text:p>46</text:p>
          </table:table-cell>
          <table:table-cell office:value-type="float" office:value="9.22857142857143">
            <text:p>9.2285714286</text:p>
          </table:table-cell>
          <table:table-cell office:value-type="float" office:value="64.6">
            <text:p>6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17">
            <text:p>2014-11-17</text:p>
          </table:table-cell>
          <table:table-cell office:value-type="float" office:value="47">
            <text:p>47</text:p>
          </table:table-cell>
          <table:table-cell office:value-type="float" office:value="8.31428571428572">
            <text:p>8.3142857143</text:p>
          </table:table-cell>
          <table:table-cell office:value-type="float" office:value="58.2">
            <text:p>5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1-24">
            <text:p>2014-11-24</text:p>
          </table:table-cell>
          <table:table-cell office:value-type="float" office:value="48">
            <text:p>48</text:p>
          </table:table-cell>
          <table:table-cell office:value-type="float" office:value="8.4">
            <text:p>8.4</text:p>
          </table:table-cell>
          <table:table-cell office:value-type="float" office:value="58.8">
            <text:p>5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01">
            <text:p>2014-12-01</text:p>
          </table:table-cell>
          <table:table-cell office:value-type="float" office:value="49">
            <text:p>49</text:p>
          </table:table-cell>
          <table:table-cell office:value-type="float" office:value="6.17142857142857">
            <text:p>6.1714285714</text:p>
          </table:table-cell>
          <table:table-cell office:value-type="float" office:value="43.2">
            <text:p>4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08">
            <text:p>2014-12-08</text:p>
          </table:table-cell>
          <table:table-cell office:value-type="float" office:value="50">
            <text:p>50</text:p>
          </table:table-cell>
          <table:table-cell office:value-type="float" office:value="4.74285714285714">
            <text:p>4.7428571429</text:p>
          </table:table-cell>
          <table:table-cell office:value-type="float" office:value="33.2">
            <text:p>3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15">
            <text:p>2014-12-15</text:p>
          </table:table-cell>
          <table:table-cell office:value-type="float" office:value="51">
            <text:p>51</text:p>
          </table:table-cell>
          <table:table-cell office:value-type="float" office:value="6.71428571428571">
            <text:p>6.7142857143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22">
            <text:p>2014-12-22</text:p>
          </table:table-cell>
          <table:table-cell office:value-type="float" office:value="52">
            <text:p>52</text:p>
          </table:table-cell>
          <table:table-cell office:value-type="float" office:value="2.71428571428571">
            <text:p>2.7142857143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12-29">
            <text:p>2014-12-29</text:p>
          </table:table-cell>
          <table:table-cell office:value-type="float" office:value="53">
            <text:p>53</text:p>
          </table:table-cell>
          <table:table-cell office:value-type="float" office:value="2.31428571428571">
            <text:p>2.3142857143</text:p>
          </table:table-cell>
          <table:table-cell office:value-type="float" office:value="10.7">
            <text:p>10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05">
            <text:p>2015-01-05</text:p>
          </table:table-cell>
          <table:table-cell office:value-type="float" office:value="2">
            <text:p>2</text:p>
          </table:table-cell>
          <table:table-cell office:value-type="float" office:value="3.12857142857143">
            <text:p>3.1285714286</text:p>
          </table:table-cell>
          <table:table-cell office:value-type="float" office:value="21.9">
            <text:p>2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12">
            <text:p>2015-01-12</text:p>
          </table:table-cell>
          <table:table-cell office:value-type="float" office:value="3">
            <text:p>3</text:p>
          </table:table-cell>
          <table:table-cell office:value-type="float" office:value="3.41428571428571">
            <text:p>3.4142857143</text:p>
          </table:table-cell>
          <table:table-cell office:value-type="float" office:value="23.9">
            <text:p>2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19">
            <text:p>2015-01-19</text:p>
          </table:table-cell>
          <table:table-cell office:value-type="float" office:value="4">
            <text:p>4</text:p>
          </table:table-cell>
          <table:table-cell office:value-type="float" office:value="2.48571428571429">
            <text:p>2.4857142857</text:p>
          </table:table-cell>
          <table:table-cell office:value-type="float" office:value="17.4">
            <text:p>1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26">
            <text:p>2015-01-26</text:p>
          </table:table-cell>
          <table:table-cell office:value-type="float" office:value="5">
            <text:p>5</text:p>
          </table:table-cell>
          <table:table-cell office:value-type="float" office:value="1.85714285714286">
            <text:p>1.8571428571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02">
            <text:p>2015-02-02</text:p>
          </table:table-cell>
          <table:table-cell office:value-type="float" office:value="6">
            <text:p>6</text:p>
          </table:table-cell>
          <table:table-cell office:value-type="float" office:value="1.24285714285714">
            <text:p>1.2428571429</text:p>
          </table:table-cell>
          <table:table-cell office:value-type="float" office:value="8.7">
            <text:p>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09">
            <text:p>2015-02-09</text:p>
          </table:table-cell>
          <table:table-cell office:value-type="float" office:value="7">
            <text:p>7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16">
            <text:p>2015-02-16</text:p>
          </table:table-cell>
          <table:table-cell office:value-type="float" office:value="8">
            <text:p>8</text:p>
          </table:table-cell>
          <table:table-cell office:value-type="float" office:value="2.08571428571429">
            <text:p>2.0857142857</text:p>
          </table:table-cell>
          <table:table-cell office:value-type="float" office:value="14.6">
            <text:p>1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23">
            <text:p>2015-02-23</text:p>
          </table:table-cell>
          <table:table-cell office:value-type="float" office:value="9">
            <text:p>9</text:p>
          </table:table-cell>
          <table:table-cell office:value-type="float" office:value="3.08571428571429">
            <text:p>3.0857142857</text:p>
          </table:table-cell>
          <table:table-cell office:value-type="float" office:value="21.6">
            <text:p>21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02">
            <text:p>2015-03-02</text:p>
          </table:table-cell>
          <table:table-cell office:value-type="float" office:value="10">
            <text:p>10</text:p>
          </table:table-cell>
          <table:table-cell office:value-type="float" office:value="4.27142857142857">
            <text:p>4.2714285714</text:p>
          </table:table-cell>
          <table:table-cell office:value-type="float" office:value="29.9">
            <text:p>2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09">
            <text:p>2015-03-09</text:p>
          </table:table-cell>
          <table:table-cell office:value-type="float" office:value="11">
            <text:p>11</text:p>
          </table:table-cell>
          <table:table-cell office:value-type="float" office:value="5.47142857142857">
            <text:p>5.4714285714</text:p>
          </table:table-cell>
          <table:table-cell office:value-type="float" office:value="38.3">
            <text:p>3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16">
            <text:p>2015-03-16</text:p>
          </table:table-cell>
          <table:table-cell office:value-type="float" office:value="12">
            <text:p>12</text:p>
          </table:table-cell>
          <table:table-cell office:value-type="float" office:value="7.37142857142857">
            <text:p>7.3714285714</text:p>
          </table:table-cell>
          <table:table-cell office:value-type="float" office:value="51.6">
            <text:p>51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23">
            <text:p>2015-03-23</text:p>
          </table:table-cell>
          <table:table-cell office:value-type="float" office:value="13">
            <text:p>13</text:p>
          </table:table-cell>
          <table:table-cell office:value-type="float" office:value="7.84285714285714">
            <text:p>7.8428571429</text:p>
          </table:table-cell>
          <table:table-cell office:value-type="float" office:value="54.9">
            <text:p>5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30">
            <text:p>2015-03-30</text:p>
          </table:table-cell>
          <table:table-cell office:value-type="float" office:value="14">
            <text:p>14</text:p>
          </table:table-cell>
          <table:table-cell office:value-type="float" office:value="7.3">
            <text:p>7.3</text:p>
          </table:table-cell>
          <table:table-cell office:value-type="float" office:value="51.1">
            <text:p>5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06">
            <text:p>2015-04-06</text:p>
          </table:table-cell>
          <table:table-cell office:value-type="float" office:value="15">
            <text:p>15</text:p>
          </table:table-cell>
          <table:table-cell office:value-type="float" office:value="8.34285714285714">
            <text:p>8.3428571429</text:p>
          </table:table-cell>
          <table:table-cell office:value-type="float" office:value="58.4">
            <text:p>5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13">
            <text:p>2015-04-13</text:p>
          </table:table-cell>
          <table:table-cell office:value-type="float" office:value="16">
            <text:p>16</text:p>
          </table:table-cell>
          <table:table-cell office:value-type="float" office:value="11.8">
            <text:p>11.8</text:p>
          </table:table-cell>
          <table:table-cell office:value-type="float" office:value="82.6">
            <text:p>8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20">
            <text:p>2015-04-20</text:p>
          </table:table-cell>
          <table:table-cell office:value-type="float" office:value="17">
            <text:p>17</text:p>
          </table:table-cell>
          <table:table-cell office:value-type="float" office:value="12.5">
            <text:p>12.5</text:p>
          </table:table-cell>
          <table:table-cell office:value-type="float" office:value="87.5">
            <text:p>8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27">
            <text:p>2015-04-27</text:p>
          </table:table-cell>
          <table:table-cell office:value-type="float" office:value="18">
            <text:p>18</text:p>
          </table:table-cell>
          <table:table-cell office:value-type="float" office:value="12.9714285714286">
            <text:p>12.9714285714</text:p>
          </table:table-cell>
          <table:table-cell office:value-type="float" office:value="90.8">
            <text:p>9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04">
            <text:p>2015-05-04</text:p>
          </table:table-cell>
          <table:table-cell office:value-type="float" office:value="19">
            <text:p>19</text:p>
          </table:table-cell>
          <table:table-cell office:value-type="float" office:value="15.9857142857143">
            <text:p>15.9857142857</text:p>
          </table:table-cell>
          <table:table-cell office:value-type="float" office:value="111.9">
            <text:p>11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11">
            <text:p>2015-05-11</text:p>
          </table:table-cell>
          <table:table-cell office:value-type="float" office:value="20">
            <text:p>20</text:p>
          </table:table-cell>
          <table:table-cell office:value-type="float" office:value="16.9428571428571">
            <text:p>16.9428571429</text:p>
          </table:table-cell>
          <table:table-cell office:value-type="float" office:value="118.6">
            <text:p>11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18">
            <text:p>2015-05-18</text:p>
          </table:table-cell>
          <table:table-cell office:value-type="float" office:value="21">
            <text:p>21</text:p>
          </table:table-cell>
          <table:table-cell office:value-type="float" office:value="14.7857142857143">
            <text:p>14.7857142857</text:p>
          </table:table-cell>
          <table:table-cell office:value-type="float" office:value="103.5">
            <text:p>10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25">
            <text:p>2015-05-25</text:p>
          </table:table-cell>
          <table:table-cell office:value-type="float" office:value="22">
            <text:p>22</text:p>
          </table:table-cell>
          <table:table-cell office:value-type="float" office:value="16.2714285714286">
            <text:p>16.2714285714</text:p>
          </table:table-cell>
          <table:table-cell office:value-type="float" office:value="113.9">
            <text:p>11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01">
            <text:p>2015-06-01</text:p>
          </table:table-cell>
          <table:table-cell office:value-type="float" office:value="23">
            <text:p>23</text:p>
          </table:table-cell>
          <table:table-cell office:value-type="float" office:value="21.7571428571429">
            <text:p>21.7571428571</text:p>
          </table:table-cell>
          <table:table-cell office:value-type="float" office:value="152.3">
            <text:p>15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08">
            <text:p>2015-06-08</text:p>
          </table:table-cell>
          <table:table-cell office:value-type="float" office:value="24">
            <text:p>24</text:p>
          </table:table-cell>
          <table:table-cell office:value-type="float" office:value="20.1571428571429">
            <text:p>20.1571428571</text:p>
          </table:table-cell>
          <table:table-cell office:value-type="float" office:value="141.1">
            <text:p>14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15">
            <text:p>2015-06-15</text:p>
          </table:table-cell>
          <table:table-cell office:value-type="float" office:value="25">
            <text:p>25</text:p>
          </table:table-cell>
          <table:table-cell office:value-type="float" office:value="18.1714285714286">
            <text:p>18.1714285714</text:p>
          </table:table-cell>
          <table:table-cell office:value-type="float" office:value="127.2">
            <text:p>12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22">
            <text:p>2015-06-22</text:p>
          </table:table-cell>
          <table:table-cell office:value-type="float" office:value="26">
            <text:p>26</text:p>
          </table:table-cell>
          <table:table-cell office:value-type="float" office:value="19.2428571428571">
            <text:p>19.2428571429</text:p>
          </table:table-cell>
          <table:table-cell office:value-type="float" office:value="134.7">
            <text:p>13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29">
            <text:p>2015-06-29</text:p>
          </table:table-cell>
          <table:table-cell office:value-type="float" office:value="27">
            <text:p>27</text:p>
          </table:table-cell>
          <table:table-cell office:value-type="float" office:value="25.9">
            <text:p>25.9</text:p>
          </table:table-cell>
          <table:table-cell office:value-type="float" office:value="181.3">
            <text:p>18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06">
            <text:p>2015-07-06</text:p>
          </table:table-cell>
          <table:table-cell office:value-type="float" office:value="28">
            <text:p>28</text:p>
          </table:table-cell>
          <table:table-cell office:value-type="float" office:value="25.2571428571429">
            <text:p>25.2571428571</text:p>
          </table:table-cell>
          <table:table-cell office:value-type="float" office:value="176.8">
            <text:p>17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13">
            <text:p>2015-07-13</text:p>
          </table:table-cell>
          <table:table-cell office:value-type="float" office:value="29">
            <text:p>29</text:p>
          </table:table-cell>
          <table:table-cell office:value-type="float" office:value="25.3571428571429">
            <text:p>25.3571428571</text:p>
          </table:table-cell>
          <table:table-cell office:value-type="float" office:value="177.5">
            <text:p>17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0">
            <text:p>2015-07-20</text:p>
          </table:table-cell>
          <table:table-cell office:value-type="float" office:value="30">
            <text:p>30</text:p>
          </table:table-cell>
          <table:table-cell office:value-type="float" office:value="24.1142857142857">
            <text:p>24.1142857143</text:p>
          </table:table-cell>
          <table:table-cell office:value-type="float" office:value="168.8">
            <text:p>16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27">
            <text:p>2015-07-27</text:p>
          </table:table-cell>
          <table:table-cell office:value-type="float" office:value="31">
            <text:p>31</text:p>
          </table:table-cell>
          <table:table-cell office:value-type="float" office:value="19.0142857142857">
            <text:p>19.0142857143</text:p>
          </table:table-cell>
          <table:table-cell office:value-type="float" office:value="133.1">
            <text:p>13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03">
            <text:p>2015-08-03</text:p>
          </table:table-cell>
          <table:table-cell office:value-type="float" office:value="32">
            <text:p>32</text:p>
          </table:table-cell>
          <table:table-cell office:value-type="float" office:value="24.9285714285714">
            <text:p>24.9285714286</text:p>
          </table:table-cell>
          <table:table-cell office:value-type="float" office:value="174.5">
            <text:p>17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10">
            <text:p>2015-08-10</text:p>
          </table:table-cell>
          <table:table-cell office:value-type="float" office:value="33">
            <text:p>33</text:p>
          </table:table-cell>
          <table:table-cell office:value-type="float" office:value="22.9857142857143">
            <text:p>22.9857142857</text:p>
          </table:table-cell>
          <table:table-cell office:value-type="float" office:value="160.9">
            <text:p>16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17">
            <text:p>2015-08-17</text:p>
          </table:table-cell>
          <table:table-cell office:value-type="float" office:value="34">
            <text:p>34</text:p>
          </table:table-cell>
          <table:table-cell office:value-type="float" office:value="18.4857142857143">
            <text:p>18.4857142857</text:p>
          </table:table-cell>
          <table:table-cell office:value-type="float" office:value="129.4">
            <text:p>12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24">
            <text:p>2015-08-24</text:p>
          </table:table-cell>
          <table:table-cell office:value-type="float" office:value="35">
            <text:p>35</text:p>
          </table:table-cell>
          <table:table-cell office:value-type="float" office:value="20.6714285714286">
            <text:p>20.6714285714</text:p>
          </table:table-cell>
          <table:table-cell office:value-type="float" office:value="144.7">
            <text:p>14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31">
            <text:p>2015-08-31</text:p>
          </table:table-cell>
          <table:table-cell office:value-type="float" office:value="36">
            <text:p>36</text:p>
          </table:table-cell>
          <table:table-cell office:value-type="float" office:value="18.6857142857143">
            <text:p>18.6857142857</text:p>
          </table:table-cell>
          <table:table-cell office:value-type="float" office:value="130.8">
            <text:p>13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07">
            <text:p>2015-09-07</text:p>
          </table:table-cell>
          <table:table-cell office:value-type="float" office:value="37">
            <text:p>37</text:p>
          </table:table-cell>
          <table:table-cell office:value-type="float" office:value="17.0142857142857">
            <text:p>17.0142857143</text:p>
          </table:table-cell>
          <table:table-cell office:value-type="float" office:value="119.1">
            <text:p>11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14">
            <text:p>2015-09-14</text:p>
          </table:table-cell>
          <table:table-cell office:value-type="float" office:value="38">
            <text:p>38</text:p>
          </table:table-cell>
          <table:table-cell office:value-type="float" office:value="15.1857142857143">
            <text:p>15.1857142857</text:p>
          </table:table-cell>
          <table:table-cell office:value-type="float" office:value="106.3">
            <text:p>10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21">
            <text:p>2015-09-21</text:p>
          </table:table-cell>
          <table:table-cell office:value-type="float" office:value="39">
            <text:p>39</text:p>
          </table:table-cell>
          <table:table-cell office:value-type="float" office:value="13.2428571428571">
            <text:p>13.2428571429</text:p>
          </table:table-cell>
          <table:table-cell office:value-type="float" office:value="92.7">
            <text:p>9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28">
            <text:p>2015-09-28</text:p>
          </table:table-cell>
          <table:table-cell office:value-type="float" office:value="40">
            <text:p>40</text:p>
          </table:table-cell>
          <table:table-cell office:value-type="float" office:value="12.2714285714286">
            <text:p>12.2714285714</text:p>
          </table:table-cell>
          <table:table-cell office:value-type="float" office:value="85.9">
            <text:p>8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0-05">
            <text:p>2015-10-05</text:p>
          </table:table-cell>
          <table:table-cell office:value-type="float" office:value="41">
            <text:p>41</text:p>
          </table:table-cell>
          <table:table-cell office:value-type="float" office:value="13.4285714285714">
            <text:p>13.4285714286</text:p>
          </table:table-cell>
          <table:table-cell office:value-type="float" office:value="94">
            <text:p>9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0-12">
            <text:p>2015-10-12</text:p>
          </table:table-cell>
          <table:table-cell office:value-type="float" office:value="42">
            <text:p>42</text:p>
          </table:table-cell>
          <table:table-cell office:value-type="float" office:value="9.35714285714286">
            <text:p>9.3571428571</text:p>
          </table:table-cell>
          <table:table-cell office:value-type="float" office:value="65.5">
            <text:p>65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0-19">
            <text:p>2015-10-19</text:p>
          </table:table-cell>
          <table:table-cell office:value-type="float" office:value="43">
            <text:p>43</text:p>
          </table:table-cell>
          <table:table-cell office:value-type="float" office:value="9.14285714285714">
            <text:p>9.1428571429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0-26">
            <text:p>2015-10-26</text:p>
          </table:table-cell>
          <table:table-cell office:value-type="float" office:value="44">
            <text:p>44</text:p>
          </table:table-cell>
          <table:table-cell office:value-type="float" office:value="10.8285714285714">
            <text:p>10.8285714286</text:p>
          </table:table-cell>
          <table:table-cell office:value-type="float" office:value="75.8">
            <text:p>7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02">
            <text:p>2015-11-02</text:p>
          </table:table-cell>
          <table:table-cell office:value-type="float" office:value="45">
            <text:p>45</text:p>
          </table:table-cell>
          <table:table-cell office:value-type="float" office:value="9.82857142857143">
            <text:p>9.8285714286</text:p>
          </table:table-cell>
          <table:table-cell office:value-type="float" office:value="68.8">
            <text:p>6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09">
            <text:p>2015-11-09</text:p>
          </table:table-cell>
          <table:table-cell office:value-type="float" office:value="46">
            <text:p>46</text:p>
          </table:table-cell>
          <table:table-cell office:value-type="float" office:value="9.5">
            <text:p>9.5</text:p>
          </table:table-cell>
          <table:table-cell office:value-type="float" office:value="66.5">
            <text:p>66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16">
            <text:p>2015-11-16</text:p>
          </table:table-cell>
          <table:table-cell office:value-type="float" office:value="47">
            <text:p>47</text:p>
          </table:table-cell>
          <table:table-cell office:value-type="float" office:value="8.5">
            <text:p>8.5</text:p>
          </table:table-cell>
          <table:table-cell office:value-type="float" office:value="59.5">
            <text:p>5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23">
            <text:p>2015-11-23</text:p>
          </table:table-cell>
          <table:table-cell office:value-type="float" office:value="48">
            <text:p>48</text:p>
          </table:table-cell>
          <table:table-cell office:value-type="float" office:value="2.9">
            <text:p>2.9</text:p>
          </table:table-cell>
          <table:table-cell office:value-type="float" office:value="20.3">
            <text:p>2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1-30">
            <text:p>2015-11-30</text:p>
          </table:table-cell>
          <table:table-cell office:value-type="float" office:value="49">
            <text:p>49</text:p>
          </table:table-cell>
          <table:table-cell office:value-type="float" office:value="4.97142857142857">
            <text:p>4.9714285714</text:p>
          </table:table-cell>
          <table:table-cell office:value-type="float" office:value="34.8">
            <text:p>3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2-07">
            <text:p>2015-12-07</text:p>
          </table:table-cell>
          <table:table-cell office:value-type="float" office:value="50">
            <text:p>50</text:p>
          </table:table-cell>
          <table:table-cell office:value-type="float" office:value="3.45714285714286">
            <text:p>3.4571428571</text:p>
          </table:table-cell>
          <table:table-cell office:value-type="float" office:value="24.2">
            <text:p>2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2-14">
            <text:p>2015-12-14</text:p>
          </table:table-cell>
          <table:table-cell office:value-type="float" office:value="51">
            <text:p>51</text:p>
          </table:table-cell>
          <table:table-cell office:value-type="float" office:value="3.92857142857143">
            <text:p>3.9285714286</text:p>
          </table:table-cell>
          <table:table-cell office:value-type="float" office:value="27.5">
            <text:p>2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2-21">
            <text:p>2015-12-21</text:p>
          </table:table-cell>
          <table:table-cell office:value-type="float" office:value="52">
            <text:p>52</text:p>
          </table:table-cell>
          <table:table-cell office:value-type="float" office:value="4.35714285714286">
            <text:p>4.3571428571</text:p>
          </table:table-cell>
          <table:table-cell office:value-type="float" office:value="30.5">
            <text:p>3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12-28">
            <text:p>2015-12-28</text:p>
          </table:table-cell>
          <table:table-cell office:value-type="float" office:value="53">
            <text:p>53</text:p>
          </table:table-cell>
          <table:table-cell office:value-type="float" office:value="3.34285714285714">
            <text:p>3.3428571429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04">
            <text:p>2016-01-04</text:p>
          </table:table-cell>
          <table:table-cell office:value-type="float" office:value="2">
            <text:p>2</text:p>
          </table:table-cell>
          <table:table-cell office:value-type="float" office:value="4.17142857142857">
            <text:p>4.1714285714</text:p>
          </table:table-cell>
          <table:table-cell office:value-type="float" office:value="29.2">
            <text:p>2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11">
            <text:p>2016-01-11</text:p>
          </table:table-cell>
          <table:table-cell office:value-type="float" office:value="3">
            <text:p>3</text:p>
          </table:table-cell>
          <table:table-cell office:value-type="float" office:value="2.15714285714286">
            <text:p>2.1571428571</text:p>
          </table:table-cell>
          <table:table-cell office:value-type="float" office:value="15.1">
            <text:p>1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18">
            <text:p>2016-01-18</text:p>
          </table:table-cell>
          <table:table-cell office:value-type="float" office:value="4">
            <text:p>4</text:p>
          </table:table-cell>
          <table:table-cell office:value-type="float" office:value="0.985714285714286">
            <text:p>0.9857142857</text:p>
          </table:table-cell>
          <table:table-cell office:value-type="float" office:value="6.9">
            <text:p>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25">
            <text:p>2016-01-2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1.5">
            <text:p>3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01">
            <text:p>2016-02-01</text:p>
          </table:table-cell>
          <table:table-cell office:value-type="float" office:value="6">
            <text:p>6</text:p>
          </table:table-cell>
          <table:table-cell office:value-type="float" office:value="5.31428571428571">
            <text:p>5.3142857143</text:p>
          </table:table-cell>
          <table:table-cell office:value-type="float" office:value="37.2">
            <text:p>3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08">
            <text:p>2016-02-08</text:p>
          </table:table-cell>
          <table:table-cell office:value-type="float" office:value="7">
            <text:p>7</text:p>
          </table:table-cell>
          <table:table-cell office:value-type="float" office:value="4.15714285714286">
            <text:p>4.1571428571</text:p>
          </table:table-cell>
          <table:table-cell office:value-type="float" office:value="29.1">
            <text:p>2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15">
            <text:p>2016-02-15</text:p>
          </table:table-cell>
          <table:table-cell office:value-type="float" office:value="8">
            <text:p>8</text:p>
          </table:table-cell>
          <table:table-cell office:value-type="float" office:value="3.71428571428571">
            <text:p>3.7142857143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22">
            <text:p>2016-02-22</text:p>
          </table:table-cell>
          <table:table-cell office:value-type="float" office:value="9">
            <text:p>9</text:p>
          </table:table-cell>
          <table:table-cell office:value-type="float" office:value="4.07142857142857">
            <text:p>4.0714285714</text:p>
          </table:table-cell>
          <table:table-cell office:value-type="float" office:value="28.5">
            <text:p>2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29">
            <text:p>2016-02-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07">
            <text:p>2016-03-07</text:p>
          </table:table-cell>
          <table:table-cell office:value-type="float" office:value="11">
            <text:p>11</text:p>
          </table:table-cell>
          <table:table-cell office:value-type="float" office:value="3.37142857142857">
            <text:p>3.3714285714</text:p>
          </table:table-cell>
          <table:table-cell office:value-type="float" office:value="23.6">
            <text:p>2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14">
            <text:p>2016-03-14</text:p>
          </table:table-cell>
          <table:table-cell office:value-type="float" office:value="12">
            <text:p>12</text:p>
          </table:table-cell>
          <table:table-cell office:value-type="float" office:value="4.7">
            <text:p>4.7</text:p>
          </table:table-cell>
          <table:table-cell office:value-type="float" office:value="32.9">
            <text:p>3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21">
            <text:p>2016-03-21</text:p>
          </table:table-cell>
          <table:table-cell office:value-type="float" office:value="13">
            <text:p>13</text:p>
          </table:table-cell>
          <table:table-cell office:value-type="float" office:value="5.84285714285714">
            <text:p>5.8428571429</text:p>
          </table:table-cell>
          <table:table-cell office:value-type="float" office:value="40.9">
            <text:p>4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28">
            <text:p>2016-03-28</text:p>
          </table:table-cell>
          <table:table-cell office:value-type="float" office:value="14">
            <text:p>14</text:p>
          </table:table-cell>
          <table:table-cell office:value-type="float" office:value="10.3428571428571">
            <text:p>10.3428571429</text:p>
          </table:table-cell>
          <table:table-cell office:value-type="float" office:value="72.4">
            <text:p>7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04">
            <text:p>2016-04-04</text:p>
          </table:table-cell>
          <table:table-cell office:value-type="float" office:value="15">
            <text:p>15</text:p>
          </table:table-cell>
          <table:table-cell office:value-type="float" office:value="10.5571428571429">
            <text:p>10.5571428571</text:p>
          </table:table-cell>
          <table:table-cell office:value-type="float" office:value="73.9">
            <text:p>7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11">
            <text:p>2016-04-11</text:p>
          </table:table-cell>
          <table:table-cell office:value-type="float" office:value="16">
            <text:p>16</text:p>
          </table:table-cell>
          <table:table-cell office:value-type="float" office:value="11.6">
            <text:p>11.6</text:p>
          </table:table-cell>
          <table:table-cell office:value-type="float" office:value="81.2">
            <text:p>8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18">
            <text:p>2016-04-18</text:p>
          </table:table-cell>
          <table:table-cell office:value-type="float" office:value="17">
            <text:p>17</text:p>
          </table:table-cell>
          <table:table-cell office:value-type="float" office:value="11.1285714285714">
            <text:p>11.1285714286</text:p>
          </table:table-cell>
          <table:table-cell office:value-type="float" office:value="77.9">
            <text:p>7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25">
            <text:p>2016-04-25</text:p>
          </table:table-cell>
          <table:table-cell office:value-type="float" office:value="18">
            <text:p>18</text:p>
          </table:table-cell>
          <table:table-cell office:value-type="float" office:value="8.35714285714286">
            <text:p>8.3571428571</text:p>
          </table:table-cell>
          <table:table-cell office:value-type="float" office:value="58.5">
            <text:p>5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02">
            <text:p>2016-05-02</text:p>
          </table:table-cell>
          <table:table-cell office:value-type="float" office:value="19">
            <text:p>19</text:p>
          </table:table-cell>
          <table:table-cell office:value-type="float" office:value="12.4571428571429">
            <text:p>12.4571428571</text:p>
          </table:table-cell>
          <table:table-cell office:value-type="float" office:value="87.2">
            <text:p>8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09">
            <text:p>2016-05-09</text:p>
          </table:table-cell>
          <table:table-cell office:value-type="float" office:value="20">
            <text:p>20</text:p>
          </table:table-cell>
          <table:table-cell office:value-type="float" office:value="14.4285714285714">
            <text:p>14.4285714286</text:p>
          </table:table-cell>
          <table:table-cell office:value-type="float" office:value="101">
            <text:p>10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16">
            <text:p>2016-05-16</text:p>
          </table:table-cell>
          <table:table-cell office:value-type="float" office:value="21">
            <text:p>21</text:p>
          </table:table-cell>
          <table:table-cell office:value-type="float" office:value="14.2857142857143">
            <text:p>14.2857142857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23">
            <text:p>2016-05-23</text:p>
          </table:table-cell>
          <table:table-cell office:value-type="float" office:value="22">
            <text:p>22</text:p>
          </table:table-cell>
          <table:table-cell office:value-type="float" office:value="16.6142857142857">
            <text:p>16.6142857143</text:p>
          </table:table-cell>
          <table:table-cell office:value-type="float" office:value="116.3">
            <text:p>11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30">
            <text:p>2016-05-30</text:p>
          </table:table-cell>
          <table:table-cell office:value-type="float" office:value="23">
            <text:p>23</text:p>
          </table:table-cell>
          <table:table-cell office:value-type="float" office:value="16.9428571428571">
            <text:p>16.9428571429</text:p>
          </table:table-cell>
          <table:table-cell office:value-type="float" office:value="118.6">
            <text:p>11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06">
            <text:p>2016-06-06</text:p>
          </table:table-cell>
          <table:table-cell office:value-type="float" office:value="24">
            <text:p>24</text:p>
          </table:table-cell>
          <table:table-cell office:value-type="float" office:value="18.6857142857143">
            <text:p>18.6857142857</text:p>
          </table:table-cell>
          <table:table-cell office:value-type="float" office:value="130.8">
            <text:p>130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13">
            <text:p>2016-06-13</text:p>
          </table:table-cell>
          <table:table-cell office:value-type="float" office:value="25">
            <text:p>25</text:p>
          </table:table-cell>
          <table:table-cell office:value-type="float" office:value="16.9">
            <text:p>16.9</text:p>
          </table:table-cell>
          <table:table-cell office:value-type="float" office:value="118.3">
            <text:p>11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20">
            <text:p>2016-06-20</text:p>
          </table:table-cell>
          <table:table-cell office:value-type="float" office:value="26">
            <text:p>26</text:p>
          </table:table-cell>
          <table:table-cell office:value-type="float" office:value="21.5571428571429">
            <text:p>21.5571428571</text:p>
          </table:table-cell>
          <table:table-cell office:value-type="float" office:value="150.9">
            <text:p>15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27">
            <text:p>2016-06-27</text:p>
          </table:table-cell>
          <table:table-cell office:value-type="float" office:value="27">
            <text:p>27</text:p>
          </table:table-cell>
          <table:table-cell office:value-type="float" office:value="21.2285714285714">
            <text:p>21.2285714286</text:p>
          </table:table-cell>
          <table:table-cell office:value-type="float" office:value="148.6">
            <text:p>14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04">
            <text:p>2016-07-04</text:p>
          </table:table-cell>
          <table:table-cell office:value-type="float" office:value="28">
            <text:p>28</text:p>
          </table:table-cell>
          <table:table-cell office:value-type="float" office:value="22.6428571428571">
            <text:p>22.6428571429</text:p>
          </table:table-cell>
          <table:table-cell office:value-type="float" office:value="158.5">
            <text:p>15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11">
            <text:p>2016-07-11</text:p>
          </table:table-cell>
          <table:table-cell office:value-type="float" office:value="29">
            <text:p>29</text:p>
          </table:table-cell>
          <table:table-cell office:value-type="float" office:value="19.1714285714286">
            <text:p>19.1714285714</text:p>
          </table:table-cell>
          <table:table-cell office:value-type="float" office:value="134.2">
            <text:p>134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18">
            <text:p>2016-07-18</text:p>
          </table:table-cell>
          <table:table-cell office:value-type="float" office:value="30">
            <text:p>30</text:p>
          </table:table-cell>
          <table:table-cell office:value-type="float" office:value="23.5571428571429">
            <text:p>23.5571428571</text:p>
          </table:table-cell>
          <table:table-cell office:value-type="float" office:value="164.9">
            <text:p>16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25">
            <text:p>2016-07-25</text:p>
          </table:table-cell>
          <table:table-cell office:value-type="float" office:value="31">
            <text:p>31</text:p>
          </table:table-cell>
          <table:table-cell office:value-type="float" office:value="23.2571428571429">
            <text:p>23.2571428571</text:p>
          </table:table-cell>
          <table:table-cell office:value-type="float" office:value="162.8">
            <text:p>16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01">
            <text:p>2016-08-01</text:p>
          </table:table-cell>
          <table:table-cell office:value-type="float" office:value="32">
            <text:p>32</text:p>
          </table:table-cell>
          <table:table-cell office:value-type="float" office:value="20.5857142857143">
            <text:p>20.5857142857</text:p>
          </table:table-cell>
          <table:table-cell office:value-type="float" office:value="144.1">
            <text:p>14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08">
            <text:p>2016-08-08</text:p>
          </table:table-cell>
          <table:table-cell office:value-type="float" office:value="33">
            <text:p>33</text:p>
          </table:table-cell>
          <table:table-cell office:value-type="float" office:value="19.6285714285714">
            <text:p>19.6285714286</text:p>
          </table:table-cell>
          <table:table-cell office:value-type="float" office:value="137.4">
            <text:p>13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15">
            <text:p>2016-08-15</text:p>
          </table:table-cell>
          <table:table-cell office:value-type="float" office:value="34">
            <text:p>34</text:p>
          </table:table-cell>
          <table:table-cell office:value-type="float" office:value="20.7428571428571">
            <text:p>20.7428571429</text:p>
          </table:table-cell>
          <table:table-cell office:value-type="float" office:value="145.2">
            <text:p>14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22">
            <text:p>2016-08-22</text:p>
          </table:table-cell>
          <table:table-cell office:value-type="float" office:value="35">
            <text:p>35</text:p>
          </table:table-cell>
          <table:table-cell office:value-type="float" office:value="22.0428571428571">
            <text:p>22.0428571429</text:p>
          </table:table-cell>
          <table:table-cell office:value-type="float" office:value="154.3">
            <text:p>15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29">
            <text:p>2016-08-2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47">
            <text:p>1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5">
            <text:p>2016-09-05</text:p>
          </table:table-cell>
          <table:table-cell office:value-type="float" office:value="37">
            <text:p>37</text:p>
          </table:table-cell>
          <table:table-cell office:value-type="float" office:value="19.6142857142857">
            <text:p>19.6142857143</text:p>
          </table:table-cell>
          <table:table-cell office:value-type="float" office:value="137.3">
            <text:p>13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12">
            <text:p>2016-09-12</text:p>
          </table:table-cell>
          <table:table-cell office:value-type="float" office:value="38">
            <text:p>38</text:p>
          </table:table-cell>
          <table:table-cell office:value-type="float" office:value="18.8857142857143">
            <text:p>18.8857142857</text:p>
          </table:table-cell>
          <table:table-cell office:value-type="float" office:value="132.2">
            <text:p>13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19">
            <text:p>2016-09-19</text:p>
          </table:table-cell>
          <table:table-cell office:value-type="float" office:value="39">
            <text:p>39</text:p>
          </table:table-cell>
          <table:table-cell office:value-type="float" office:value="15.3857142857143">
            <text:p>15.3857142857</text:p>
          </table:table-cell>
          <table:table-cell office:value-type="float" office:value="107.7">
            <text:p>10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26">
            <text:p>2016-09-26</text:p>
          </table:table-cell>
          <table:table-cell office:value-type="float" office:value="40">
            <text:p>40</text:p>
          </table:table-cell>
          <table:table-cell office:value-type="float" office:value="17.2428571428571">
            <text:p>17.2428571429</text:p>
          </table:table-cell>
          <table:table-cell office:value-type="float" office:value="120.7">
            <text:p>120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0-03">
            <text:p>2016-10-03</text:p>
          </table:table-cell>
          <table:table-cell office:value-type="float" office:value="41">
            <text:p>41</text:p>
          </table:table-cell>
          <table:table-cell office:value-type="float" office:value="11.8857142857143">
            <text:p>11.8857142857</text:p>
          </table:table-cell>
          <table:table-cell office:value-type="float" office:value="83.2">
            <text:p>8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0-10">
            <text:p>2016-10-10</text:p>
          </table:table-cell>
          <table:table-cell office:value-type="float" office:value="42">
            <text:p>42</text:p>
          </table:table-cell>
          <table:table-cell office:value-type="float" office:value="10.0142857142857">
            <text:p>10.0142857143</text:p>
          </table:table-cell>
          <table:table-cell office:value-type="float" office:value="70.1">
            <text:p>70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0-17">
            <text:p>2016-10-17</text:p>
          </table:table-cell>
          <table:table-cell office:value-type="float" office:value="43">
            <text:p>43</text:p>
          </table:table-cell>
          <table:table-cell office:value-type="float" office:value="10.2857142857143">
            <text:p>10.2857142857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0-24">
            <text:p>2016-10-24</text:p>
          </table:table-cell>
          <table:table-cell office:value-type="float" office:value="44">
            <text:p>44</text:p>
          </table:table-cell>
          <table:table-cell office:value-type="float" office:value="10.6571428571429">
            <text:p>10.6571428571</text:p>
          </table:table-cell>
          <table:table-cell office:value-type="float" office:value="74.6">
            <text:p>7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0-31">
            <text:p>2016-10-31</text:p>
          </table:table-cell>
          <table:table-cell office:value-type="float" office:value="45">
            <text:p>45</text:p>
          </table:table-cell>
          <table:table-cell office:value-type="float" office:value="9.31428571428572">
            <text:p>9.3142857143</text:p>
          </table:table-cell>
          <table:table-cell office:value-type="float" office:value="65.2">
            <text:p>6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07">
            <text:p>2016-11-07</text:p>
          </table:table-cell>
          <table:table-cell office:value-type="float" office:value="46">
            <text:p>46</text:p>
          </table:table-cell>
          <table:table-cell office:value-type="float" office:value="5.92857142857143">
            <text:p>5.9285714286</text:p>
          </table:table-cell>
          <table:table-cell office:value-type="float" office:value="41.5">
            <text:p>4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4">
            <text:p>2016-11-14</text:p>
          </table:table-cell>
          <table:table-cell office:value-type="float" office:value="47">
            <text:p>47</text:p>
          </table:table-cell>
          <table:table-cell office:value-type="float" office:value="6.72857142857143">
            <text:p>6.7285714286</text:p>
          </table:table-cell>
          <table:table-cell office:value-type="float" office:value="47.1">
            <text:p>4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1">
            <text:p>2016-11-21</text:p>
          </table:table-cell>
          <table:table-cell office:value-type="float" office:value="48">
            <text:p>48</text:p>
          </table:table-cell>
          <table:table-cell office:value-type="float" office:value="7.21428571428571">
            <text:p>7.2142857143</text:p>
          </table:table-cell>
          <table:table-cell office:value-type="float" office:value="50.5">
            <text:p>5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8">
            <text:p>2016-11-28</text:p>
          </table:table-cell>
          <table:table-cell office:value-type="float" office:value="49">
            <text:p>49</text:p>
          </table:table-cell>
          <table:table-cell office:value-type="float" office:value="3.57142857142857">
            <text:p>3.5714285714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5">
            <text:p>2016-12-05</text:p>
          </table:table-cell>
          <table:table-cell office:value-type="float" office:value="50">
            <text:p>50</text:p>
          </table:table-cell>
          <table:table-cell office:value-type="float" office:value="3.04285714285714">
            <text:p>3.0428571429</text:p>
          </table:table-cell>
          <table:table-cell office:value-type="float" office:value="21.3">
            <text:p>2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2">
            <text:p>2016-12-12</text:p>
          </table:table-cell>
          <table:table-cell office:value-type="float" office:value="51">
            <text:p>51</text:p>
          </table:table-cell>
          <table:table-cell office:value-type="float" office:value="2.44285714285714">
            <text:p>2.4428571429</text:p>
          </table:table-cell>
          <table:table-cell office:value-type="float" office:value="17.1">
            <text:p>1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9">
            <text:p>2016-12-19</text:p>
          </table:table-cell>
          <table:table-cell office:value-type="float" office:value="52">
            <text:p>52</text:p>
          </table:table-cell>
          <table:table-cell office:value-type="float" office:value="2.91428571428571">
            <text:p>2.9142857143</text:p>
          </table:table-cell>
          <table:table-cell office:value-type="float" office:value="20.4">
            <text:p>2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6">
            <text:p>2016-12-26</text:p>
          </table:table-cell>
          <table:table-cell office:value-type="float" office:value="53">
            <text:p>53</text:p>
          </table:table-cell>
          <table:table-cell office:value-type="float" office:value="2.77142857142857">
            <text:p>2.7714285714</text:p>
          </table:table-cell>
          <table:table-cell office:value-type="float" office:value="1.6">
            <text:p>1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02">
            <text:p>2017-01-02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09">
            <text:p>2017-01-09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5.6">
            <text:p>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16">
            <text:p>2017-01-16</text:p>
          </table:table-cell>
          <table:table-cell office:value-type="float" office:value="3">
            <text:p>3</text:p>
          </table:table-cell>
          <table:table-cell office:value-type="float" office:value="0.0285714285714286">
            <text:p>0.0285714286</text:p>
          </table:table-cell>
          <table:table-cell office:value-type="float" office:value="0.2">
            <text:p>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23">
            <text:p>2017-01-23</text:p>
          </table:table-cell>
          <table:table-cell office:value-type="float" office:value="4">
            <text:p>4</text:p>
          </table:table-cell>
          <table:table-cell office:value-type="float" office:value="-0.757142857142857">
            <text:p>-0.7571428571</text:p>
          </table:table-cell>
          <table:table-cell office:value-type="float" office:value="-5.3">
            <text:p>-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30">
            <text:p>2017-01-30</text:p>
          </table:table-cell>
          <table:table-cell office:value-type="float" office:value="5">
            <text:p>5</text:p>
          </table:table-cell>
          <table:table-cell office:value-type="float" office:value="2.64285714285714">
            <text:p>2.6428571429</text:p>
          </table:table-cell>
          <table:table-cell office:value-type="float" office:value="18.5">
            <text:p>1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6">
            <text:p>2017-02-06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18.2">
            <text:p>1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3">
            <text:p>2017-02-13</text:p>
          </table:table-cell>
          <table:table-cell office:value-type="float" office:value="7">
            <text:p>7</text:p>
          </table:table-cell>
          <table:table-cell office:value-type="float" office:value="3.37142857142857">
            <text:p>3.3714285714</text:p>
          </table:table-cell>
          <table:table-cell office:value-type="float" office:value="23.6">
            <text:p>2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20">
            <text:p>2017-02-20</text:p>
          </table:table-cell>
          <table:table-cell office:value-type="float" office:value="8">
            <text:p>8</text:p>
          </table:table-cell>
          <table:table-cell office:value-type="float" office:value="5.85714285714286">
            <text:p>5.8571428571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27">
            <text:p>2017-02-27</text:p>
          </table:table-cell>
          <table:table-cell office:value-type="float" office:value="9">
            <text:p>9</text:p>
          </table:table-cell>
          <table:table-cell office:value-type="float" office:value="5.1">
            <text:p>5.1</text:p>
          </table:table-cell>
          <table:table-cell office:value-type="float" office:value="35.7">
            <text:p>3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06">
            <text:p>2017-03-06</text:p>
          </table:table-cell>
          <table:table-cell office:value-type="float" office:value="10">
            <text:p>10</text:p>
          </table:table-cell>
          <table:table-cell office:value-type="float" office:value="5.92857142857143">
            <text:p>5.9285714286</text:p>
          </table:table-cell>
          <table:table-cell office:value-type="float" office:value="41.5">
            <text:p>4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13">
            <text:p>2017-03-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20">
            <text:p>2017-03-20</text:p>
          </table:table-cell>
          <table:table-cell office:value-type="float" office:value="12">
            <text:p>12</text:p>
          </table:table-cell>
          <table:table-cell office:value-type="float" office:value="9.54285714285714">
            <text:p>9.5428571429</text:p>
          </table:table-cell>
          <table:table-cell office:value-type="float" office:value="66.8">
            <text:p>6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27">
            <text:p>2017-03-27</text:p>
          </table:table-cell>
          <table:table-cell office:value-type="float" office:value="13">
            <text:p>13</text:p>
          </table:table-cell>
          <table:table-cell office:value-type="float" office:value="10.3714285714286">
            <text:p>10.3714285714</text:p>
          </table:table-cell>
          <table:table-cell office:value-type="float" office:value="72.6">
            <text:p>7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03">
            <text:p>2017-04-03</text:p>
          </table:table-cell>
          <table:table-cell office:value-type="float" office:value="14">
            <text:p>14</text:p>
          </table:table-cell>
          <table:table-cell office:value-type="float" office:value="10.5285714285714">
            <text:p>10.5285714286</text:p>
          </table:table-cell>
          <table:table-cell office:value-type="float" office:value="73.7">
            <text:p>73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10">
            <text:p>2017-04-10</text:p>
          </table:table-cell>
          <table:table-cell office:value-type="float" office:value="15">
            <text:p>15</text:p>
          </table:table-cell>
          <table:table-cell office:value-type="float" office:value="11.0285714285714">
            <text:p>11.0285714286</text:p>
          </table:table-cell>
          <table:table-cell office:value-type="float" office:value="77.2">
            <text:p>7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17">
            <text:p>2017-04-17</text:p>
          </table:table-cell>
          <table:table-cell office:value-type="float" office:value="16">
            <text:p>16</text:p>
          </table:table-cell>
          <table:table-cell office:value-type="float" office:value="9.37142857142857">
            <text:p>9.3714285714</text:p>
          </table:table-cell>
          <table:table-cell office:value-type="float" office:value="65.6">
            <text:p>6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24">
            <text:p>2017-04-24</text:p>
          </table:table-cell>
          <table:table-cell office:value-type="float" office:value="17">
            <text:p>17</text:p>
          </table:table-cell>
          <table:table-cell office:value-type="float" office:value="9.94285714285714">
            <text:p>9.9428571429</text:p>
          </table:table-cell>
          <table:table-cell office:value-type="float" office:value="69.6">
            <text:p>6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01">
            <text:p>2017-05-01</text:p>
          </table:table-cell>
          <table:table-cell office:value-type="float" office:value="18">
            <text:p>18</text:p>
          </table:table-cell>
          <table:table-cell office:value-type="float" office:value="11.3714285714286">
            <text:p>11.3714285714</text:p>
          </table:table-cell>
          <table:table-cell office:value-type="float" office:value="79.6">
            <text:p>7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08">
            <text:p>2017-05-08</text:p>
          </table:table-cell>
          <table:table-cell office:value-type="float" office:value="19">
            <text:p>19</text:p>
          </table:table-cell>
          <table:table-cell office:value-type="float" office:value="13.6857142857143">
            <text:p>13.6857142857</text:p>
          </table:table-cell>
          <table:table-cell office:value-type="float" office:value="95.8">
            <text:p>9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15">
            <text:p>2017-05-15</text:p>
          </table:table-cell>
          <table:table-cell office:value-type="float" office:value="20">
            <text:p>20</text:p>
          </table:table-cell>
          <table:table-cell office:value-type="float" office:value="16.7142857142857">
            <text:p>16.7142857143</text:p>
          </table:table-cell>
          <table:table-cell office:value-type="float" office:value="117">
            <text:p>11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22">
            <text:p>2017-05-22</text:p>
          </table:table-cell>
          <table:table-cell office:value-type="float" office:value="21">
            <text:p>21</text:p>
          </table:table-cell>
          <table:table-cell office:value-type="float" office:value="20.1571428571429">
            <text:p>20.1571428571</text:p>
          </table:table-cell>
          <table:table-cell office:value-type="float" office:value="141.1">
            <text:p>14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29">
            <text:p>2017-05-29</text:p>
          </table:table-cell>
          <table:table-cell office:value-type="float" office:value="22">
            <text:p>22</text:p>
          </table:table-cell>
          <table:table-cell office:value-type="float" office:value="22.5571428571429">
            <text:p>22.5571428571</text:p>
          </table:table-cell>
          <table:table-cell office:value-type="float" office:value="157.9">
            <text:p>15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05">
            <text:p>2017-06-05</text:p>
          </table:table-cell>
          <table:table-cell office:value-type="float" office:value="23">
            <text:p>23</text:p>
          </table:table-cell>
          <table:table-cell office:value-type="float" office:value="18.4285714285714">
            <text:p>18.4285714286</text:p>
          </table:table-cell>
          <table:table-cell office:value-type="float" office:value="129">
            <text:p>12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12">
            <text:p>2017-06-12</text:p>
          </table:table-cell>
          <table:table-cell office:value-type="float" office:value="24">
            <text:p>24</text:p>
          </table:table-cell>
          <table:table-cell office:value-type="float" office:value="23.0428571428571">
            <text:p>23.0428571429</text:p>
          </table:table-cell>
          <table:table-cell office:value-type="float" office:value="161.3">
            <text:p>16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19">
            <text:p>2017-06-19</text:p>
          </table:table-cell>
          <table:table-cell office:value-type="float" office:value="25">
            <text:p>25</text:p>
          </table:table-cell>
          <table:table-cell office:value-type="float" office:value="24.3857142857143">
            <text:p>24.3857142857</text:p>
          </table:table-cell>
          <table:table-cell office:value-type="float" office:value="170.7">
            <text:p>170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26">
            <text:p>2017-06-26</text:p>
          </table:table-cell>
          <table:table-cell office:value-type="float" office:value="26">
            <text:p>26</text:p>
          </table:table-cell>
          <table:table-cell office:value-type="float" office:value="20.2428571428571">
            <text:p>20.2428571429</text:p>
          </table:table-cell>
          <table:table-cell office:value-type="float" office:value="141.7">
            <text:p>14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03">
            <text:p>2017-07-03</text:p>
          </table:table-cell>
          <table:table-cell office:value-type="float" office:value="27">
            <text:p>27</text:p>
          </table:table-cell>
          <table:table-cell office:value-type="float" office:value="22.0714285714286">
            <text:p>22.0714285714</text:p>
          </table:table-cell>
          <table:table-cell office:value-type="float" office:value="154.5">
            <text:p>15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10">
            <text:p>2017-07-10</text:p>
          </table:table-cell>
          <table:table-cell office:value-type="float" office:value="28">
            <text:p>28</text:p>
          </table:table-cell>
          <table:table-cell office:value-type="float" office:value="20.5857142857143">
            <text:p>20.5857142857</text:p>
          </table:table-cell>
          <table:table-cell office:value-type="float" office:value="144.1">
            <text:p>14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17">
            <text:p>2017-07-17</text:p>
          </table:table-cell>
          <table:table-cell office:value-type="float" office:value="29">
            <text:p>29</text:p>
          </table:table-cell>
          <table:table-cell office:value-type="float" office:value="22.7428571428571">
            <text:p>22.7428571429</text:p>
          </table:table-cell>
          <table:table-cell office:value-type="float" office:value="159.2">
            <text:p>15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24">
            <text:p>2017-07-24</text:p>
          </table:table-cell>
          <table:table-cell office:value-type="float" office:value="30">
            <text:p>30</text:p>
          </table:table-cell>
          <table:table-cell office:value-type="float" office:value="18.9">
            <text:p>18.9</text:p>
          </table:table-cell>
          <table:table-cell office:value-type="float" office:value="132.3">
            <text:p>13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31">
            <text:p>2017-07-31</text:p>
          </table:table-cell>
          <table:table-cell office:value-type="float" office:value="31">
            <text:p>31</text:p>
          </table:table-cell>
          <table:table-cell office:value-type="float" office:value="23.4142857142857">
            <text:p>23.4142857143</text:p>
          </table:table-cell>
          <table:table-cell office:value-type="float" office:value="163.9">
            <text:p>16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07">
            <text:p>2017-08-07</text:p>
          </table:table-cell>
          <table:table-cell office:value-type="float" office:value="32">
            <text:p>32</text:p>
          </table:table-cell>
          <table:table-cell office:value-type="float" office:value="18.5285714285714">
            <text:p>18.5285714286</text:p>
          </table:table-cell>
          <table:table-cell office:value-type="float" office:value="129.7">
            <text:p>12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14">
            <text:p>2017-08-14</text:p>
          </table:table-cell>
          <table:table-cell office:value-type="float" office:value="33">
            <text:p>33</text:p>
          </table:table-cell>
          <table:table-cell office:value-type="float" office:value="21.0571428571429">
            <text:p>21.0571428571</text:p>
          </table:table-cell>
          <table:table-cell office:value-type="float" office:value="147.4">
            <text:p>147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21">
            <text:p>2017-08-21</text:p>
          </table:table-cell>
          <table:table-cell office:value-type="float" office:value="34">
            <text:p>34</text:p>
          </table:table-cell>
          <table:table-cell office:value-type="float" office:value="20.1714285714286">
            <text:p>20.1714285714</text:p>
          </table:table-cell>
          <table:table-cell office:value-type="float" office:value="141.2">
            <text:p>14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28">
            <text:p>2017-08-28</text:p>
          </table:table-cell>
          <table:table-cell office:value-type="float" office:value="35">
            <text:p>35</text:p>
          </table:table-cell>
          <table:table-cell office:value-type="float" office:value="19.3142857142857">
            <text:p>19.3142857143</text:p>
          </table:table-cell>
          <table:table-cell office:value-type="float" office:value="135.2">
            <text:p>13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04">
            <text:p>2017-09-04</text:p>
          </table:table-cell>
          <table:table-cell office:value-type="float" office:value="36">
            <text:p>36</text:p>
          </table:table-cell>
          <table:table-cell office:value-type="float" office:value="17.1142857142857">
            <text:p>17.1142857143</text:p>
          </table:table-cell>
          <table:table-cell office:value-type="float" office:value="119.8">
            <text:p>11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11">
            <text:p>2017-09-11</text:p>
          </table:table-cell>
          <table:table-cell office:value-type="float" office:value="37">
            <text:p>37</text:p>
          </table:table-cell>
          <table:table-cell office:value-type="float" office:value="13.6428571428571">
            <text:p>13.6428571429</text:p>
          </table:table-cell>
          <table:table-cell office:value-type="float" office:value="95.5">
            <text:p>95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18">
            <text:p>2017-09-18</text:p>
          </table:table-cell>
          <table:table-cell office:value-type="float" office:value="38">
            <text:p>38</text:p>
          </table:table-cell>
          <table:table-cell office:value-type="float" office:value="13.7">
            <text:p>13.7</text:p>
          </table:table-cell>
          <table:table-cell office:value-type="float" office:value="95.9">
            <text:p>9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25">
            <text:p>2017-09-25</text:p>
          </table:table-cell>
          <table:table-cell office:value-type="float" office:value="39">
            <text:p>39</text:p>
          </table:table-cell>
          <table:table-cell office:value-type="float" office:value="15.4142857142857">
            <text:p>15.4142857143</text:p>
          </table:table-cell>
          <table:table-cell office:value-type="float" office:value="107.9">
            <text:p>10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02">
            <text:p>2017-10-02</text:p>
          </table:table-cell>
          <table:table-cell office:value-type="float" office:value="40">
            <text:p>40</text:p>
          </table:table-cell>
          <table:table-cell office:value-type="float" office:value="12.9857142857143">
            <text:p>12.9857142857</text:p>
          </table:table-cell>
          <table:table-cell office:value-type="float" office:value="90.9">
            <text:p>9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09">
            <text:p>2017-10-09</text:p>
          </table:table-cell>
          <table:table-cell office:value-type="float" office:value="41">
            <text:p>41</text:p>
          </table:table-cell>
          <table:table-cell office:value-type="float" office:value="12.6714285714286">
            <text:p>12.6714285714</text:p>
          </table:table-cell>
          <table:table-cell office:value-type="float" office:value="88.7">
            <text:p>8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16">
            <text:p>2017-10-16</text:p>
          </table:table-cell>
          <table:table-cell office:value-type="float" office:value="42">
            <text:p>42</text:p>
          </table:table-cell>
          <table:table-cell office:value-type="float" office:value="12.5714285714286">
            <text:p>12.5714285714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23">
            <text:p>2017-10-23</text:p>
          </table:table-cell>
          <table:table-cell office:value-type="float" office:value="43">
            <text:p>43</text:p>
          </table:table-cell>
          <table:table-cell office:value-type="float" office:value="10.3428571428571">
            <text:p>10.3428571429</text:p>
          </table:table-cell>
          <table:table-cell office:value-type="float" office:value="72.4">
            <text:p>7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30">
            <text:p>2017-10-30</text:p>
          </table:table-cell>
          <table:table-cell office:value-type="float" office:value="44">
            <text:p>44</text:p>
          </table:table-cell>
          <table:table-cell office:value-type="float" office:value="8.14285714285714">
            <text:p>8.1428571429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1-06">
            <text:p>2017-11-06</text:p>
          </table:table-cell>
          <table:table-cell office:value-type="float" office:value="45">
            <text:p>45</text:p>
          </table:table-cell>
          <table:table-cell office:value-type="float" office:value="6.8">
            <text:p>6.8</text:p>
          </table:table-cell>
          <table:table-cell office:value-type="float" office:value="47.6">
            <text:p>4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1-13">
            <text:p>2017-11-13</text:p>
          </table:table-cell>
          <table:table-cell office:value-type="float" office:value="46">
            <text:p>46</text:p>
          </table:table-cell>
          <table:table-cell office:value-type="float" office:value="3.9">
            <text:p>3.9</text:p>
          </table:table-cell>
          <table:table-cell office:value-type="float" office:value="27.3">
            <text:p>2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1-20">
            <text:p>2017-11-20</text:p>
          </table:table-cell>
          <table:table-cell office:value-type="float" office:value="47">
            <text:p>47</text:p>
          </table:table-cell>
          <table:table-cell office:value-type="float" office:value="4.58571428571429">
            <text:p>4.5857142857</text:p>
          </table:table-cell>
          <table:table-cell office:value-type="float" office:value="32.1">
            <text:p>3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1-27">
            <text:p>2017-11-27</text:p>
          </table:table-cell>
          <table:table-cell office:value-type="float" office:value="48">
            <text:p>48</text:p>
          </table:table-cell>
          <table:table-cell office:value-type="float" office:value="2.3">
            <text:p>2.3</text:p>
          </table:table-cell>
          <table:table-cell office:value-type="float" office:value="16.1">
            <text:p>16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2-04">
            <text:p>2017-12-04</text:p>
          </table:table-cell>
          <table:table-cell office:value-type="float" office:value="49">
            <text:p>49</text:p>
          </table:table-cell>
          <table:table-cell office:value-type="float" office:value="1.87142857142857">
            <text:p>1.8714285714</text:p>
          </table:table-cell>
          <table:table-cell office:value-type="float" office:value="13.1">
            <text:p>1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2-11">
            <text:p>2017-12-11</text:p>
          </table:table-cell>
          <table:table-cell office:value-type="float" office:value="50">
            <text:p>50</text:p>
          </table:table-cell>
          <table:table-cell office:value-type="float" office:value="1.81428571428571">
            <text:p>1.8142857143</text:p>
          </table:table-cell>
          <table:table-cell office:value-type="float" office:value="12.7">
            <text:p>1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2-18">
            <text:p>2017-12-18</text:p>
          </table:table-cell>
          <table:table-cell office:value-type="float" office:value="51">
            <text:p>51</text:p>
          </table:table-cell>
          <table:table-cell office:value-type="float" office:value="2.27142857142857">
            <text:p>2.2714285714</text:p>
          </table:table-cell>
          <table:table-cell office:value-type="float" office:value="15.9">
            <text:p>1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2-25">
            <text:p>2017-12-25</text:p>
          </table:table-cell>
          <table:table-cell office:value-type="float" office:value="52">
            <text:p>52</text:p>
          </table:table-cell>
          <table:table-cell office:value-type="float" office:value="2.11428571428571">
            <text:p>2.1142857143</text:p>
          </table:table-cell>
          <table:table-cell office:value-type="float" office:value="14.8">
            <text:p>1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01">
            <text:p>2018-01-01</text:p>
          </table:table-cell>
          <table:table-cell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float" office:value="41.3">
            <text:p>4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08">
            <text:p>2018-01-08</text:p>
          </table:table-cell>
          <table:table-cell office:value-type="float" office:value="2">
            <text:p>2</text:p>
          </table:table-cell>
          <table:table-cell office:value-type="float" office:value="4.2">
            <text:p>4.2</text:p>
          </table:table-cell>
          <table:table-cell office:value-type="float" office:value="29.4">
            <text:p>2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15">
            <text:p>2018-01-15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2.4">
            <text:p>2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22">
            <text:p>2018-01-22</text:p>
          </table:table-cell>
          <table:table-cell office:value-type="float" office:value="4">
            <text:p>4</text:p>
          </table:table-cell>
          <table:table-cell office:value-type="float" office:value="4.95714285714286">
            <text:p>4.9571428571</text:p>
          </table:table-cell>
          <table:table-cell office:value-type="float" office:value="34.7">
            <text:p>3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29">
            <text:p>2018-01-29</text:p>
          </table:table-cell>
          <table:table-cell office:value-type="float" office:value="5">
            <text:p>5</text:p>
          </table:table-cell>
          <table:table-cell office:value-type="float" office:value="3.85714285714286">
            <text:p>3.8571428571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05">
            <text:p>2018-02-05</text:p>
          </table:table-cell>
          <table:table-cell office:value-type="float" office:value="6">
            <text:p>6</text:p>
          </table:table-cell>
          <table:table-cell office:value-type="float" office:value="1.41428571428571">
            <text:p>1.4142857143</text:p>
          </table:table-cell>
          <table:table-cell office:value-type="float" office:value="9.9">
            <text:p>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12">
            <text:p>2018-02-12</text:p>
          </table:table-cell>
          <table:table-cell office:value-type="float" office:value="7">
            <text:p>7</text:p>
          </table:table-cell>
          <table:table-cell office:value-type="float" office:value="1.98571428571429">
            <text:p>1.9857142857</text:p>
          </table:table-cell>
          <table:table-cell office:value-type="float" office:value="13.9">
            <text:p>1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19">
            <text:p>2018-02-19</text:p>
          </table:table-cell>
          <table:table-cell office:value-type="float" office:value="8">
            <text:p>8</text:p>
          </table:table-cell>
          <table:table-cell office:value-type="float" office:value="0.771428571428571">
            <text:p>0.7714285714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26">
            <text:p>2018-02-26</text:p>
          </table:table-cell>
          <table:table-cell office:value-type="float" office:value="9">
            <text:p>9</text:p>
          </table:table-cell>
          <table:table-cell office:value-type="float" office:value="-1.01428571428571">
            <text:p>-1.0142857143</text:p>
          </table:table-cell>
          <table:table-cell office:value-type="float" office:value="-7.1">
            <text:p>-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5">
            <text:p>2018-03-05</text:p>
          </table:table-cell>
          <table:table-cell office:value-type="float" office:value="10">
            <text:p>10</text:p>
          </table:table-cell>
          <table:table-cell office:value-type="float" office:value="3.38571428571429">
            <text:p>3.3857142857</text:p>
          </table:table-cell>
          <table:table-cell office:value-type="float" office:value="23.7">
            <text:p>23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2">
            <text:p>2018-03-12</text:p>
          </table:table-cell>
          <table:table-cell office:value-type="float" office:value="11">
            <text:p>11</text:p>
          </table:table-cell>
          <table:table-cell office:value-type="float" office:value="5.37142857142857">
            <text:p>5.3714285714</text:p>
          </table:table-cell>
          <table:table-cell office:value-type="float" office:value="37.6">
            <text:p>3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9">
            <text:p>2018-03-19</text:p>
          </table:table-cell>
          <table:table-cell office:value-type="float" office:value="12">
            <text:p>12</text:p>
          </table:table-cell>
          <table:table-cell office:value-type="float" office:value="3.34285714285714">
            <text:p>3.3428571429</text:p>
          </table:table-cell>
          <table:table-cell office:value-type="float" office:value="23.4">
            <text:p>2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26">
            <text:p>2018-03-26</text:p>
          </table:table-cell>
          <table:table-cell office:value-type="float" office:value="13">
            <text:p>13</text:p>
          </table:table-cell>
          <table:table-cell office:value-type="float" office:value="6.44285714285714">
            <text:p>6.4428571429</text:p>
          </table:table-cell>
          <table:table-cell office:value-type="float" office:value="45.1">
            <text:p>45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02">
            <text:p>2018-04-02</text:p>
          </table:table-cell>
          <table:table-cell office:value-type="float" office:value="14">
            <text:p>14</text:p>
          </table:table-cell>
          <table:table-cell office:value-type="float" office:value="8.77142857142857">
            <text:p>8.7714285714</text:p>
          </table:table-cell>
          <table:table-cell office:value-type="float" office:value="61.4">
            <text:p>6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09">
            <text:p>2018-04-09</text:p>
          </table:table-cell>
          <table:table-cell office:value-type="float" office:value="15">
            <text:p>15</text:p>
          </table:table-cell>
          <table:table-cell office:value-type="float" office:value="11.1714285714286">
            <text:p>11.1714285714</text:p>
          </table:table-cell>
          <table:table-cell office:value-type="float" office:value="78.2">
            <text:p>7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16">
            <text:p>2018-04-16</text:p>
          </table:table-cell>
          <table:table-cell office:value-type="float" office:value="16">
            <text:p>16</text:p>
          </table:table-cell>
          <table:table-cell office:value-type="float" office:value="14.9714285714286">
            <text:p>14.9714285714</text:p>
          </table:table-cell>
          <table:table-cell office:value-type="float" office:value="104.8">
            <text:p>10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23">
            <text:p>2018-04-23</text:p>
          </table:table-cell>
          <table:table-cell office:value-type="float" office:value="17">
            <text:p>17</text:p>
          </table:table-cell>
          <table:table-cell office:value-type="float" office:value="16.5142857142857">
            <text:p>16.5142857143</text:p>
          </table:table-cell>
          <table:table-cell office:value-type="float" office:value="115.6">
            <text:p>11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30">
            <text:p>2018-04-30</text:p>
          </table:table-cell>
          <table:table-cell office:value-type="float" office:value="18">
            <text:p>18</text:p>
          </table:table-cell>
          <table:table-cell office:value-type="float" office:value="14.7">
            <text:p>14.7</text:p>
          </table:table-cell>
          <table:table-cell office:value-type="float" office:value="102.9">
            <text:p>10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07">
            <text:p>2018-05-07</text:p>
          </table:table-cell>
          <table:table-cell office:value-type="float" office:value="19">
            <text:p>19</text:p>
          </table:table-cell>
          <table:table-cell office:value-type="float" office:value="18.1857142857143">
            <text:p>18.1857142857</text:p>
          </table:table-cell>
          <table:table-cell office:value-type="float" office:value="127.3">
            <text:p>12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14">
            <text:p>2018-05-14</text:p>
          </table:table-cell>
          <table:table-cell office:value-type="float" office:value="20">
            <text:p>20</text:p>
          </table:table-cell>
          <table:table-cell office:value-type="float" office:value="14.5571428571429">
            <text:p>14.5571428571</text:p>
          </table:table-cell>
          <table:table-cell office:value-type="float" office:value="101.9">
            <text:p>10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1">
            <text:p>2018-05-21</text:p>
          </table:table-cell>
          <table:table-cell office:value-type="float" office:value="21">
            <text:p>21</text:p>
          </table:table-cell>
          <table:table-cell office:value-type="float" office:value="18.9714285714286">
            <text:p>18.9714285714</text:p>
          </table:table-cell>
          <table:table-cell office:value-type="float" office:value="132.8">
            <text:p>13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28">
            <text:p>2018-05-28</text:p>
          </table:table-cell>
          <table:table-cell office:value-type="float" office:value="22">
            <text:p>22</text:p>
          </table:table-cell>
          <table:table-cell office:value-type="float" office:value="21.2">
            <text:p>21.2</text:p>
          </table:table-cell>
          <table:table-cell office:value-type="float" office:value="148.4">
            <text:p>14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04">
            <text:p>2018-06-04</text:p>
          </table:table-cell>
          <table:table-cell office:value-type="float" office:value="23">
            <text:p>23</text:p>
          </table:table-cell>
          <table:table-cell office:value-type="float" office:value="21.8142857142857">
            <text:p>21.8142857143</text:p>
          </table:table-cell>
          <table:table-cell office:value-type="float" office:value="152.7">
            <text:p>15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11">
            <text:p>2018-06-11</text:p>
          </table:table-cell>
          <table:table-cell office:value-type="float" office:value="24">
            <text:p>24</text:p>
          </table:table-cell>
          <table:table-cell office:value-type="float" office:value="19.2714285714286">
            <text:p>19.2714285714</text:p>
          </table:table-cell>
          <table:table-cell office:value-type="float" office:value="134.9">
            <text:p>13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18">
            <text:p>2018-06-18</text:p>
          </table:table-cell>
          <table:table-cell office:value-type="float" office:value="25">
            <text:p>25</text:p>
          </table:table-cell>
          <table:table-cell office:value-type="float" office:value="22.3714285714286">
            <text:p>22.3714285714</text:p>
          </table:table-cell>
          <table:table-cell office:value-type="float" office:value="156.6">
            <text:p>15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25">
            <text:p>2018-06-25</text:p>
          </table:table-cell>
          <table:table-cell office:value-type="float" office:value="26">
            <text:p>26</text:p>
          </table:table-cell>
          <table:table-cell office:value-type="float" office:value="22.9142857142857">
            <text:p>22.9142857143</text:p>
          </table:table-cell>
          <table:table-cell office:value-type="float" office:value="160.4">
            <text:p>16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02">
            <text:p>2018-07-02</text:p>
          </table:table-cell>
          <table:table-cell office:value-type="float" office:value="27">
            <text:p>27</text:p>
          </table:table-cell>
          <table:table-cell office:value-type="float" office:value="22.5">
            <text:p>22.5</text:p>
          </table:table-cell>
          <table:table-cell office:value-type="float" office:value="157.5">
            <text:p>15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09">
            <text:p>2018-07-09</text:p>
          </table:table-cell>
          <table:table-cell office:value-type="float" office:value="28">
            <text:p>28</text:p>
          </table:table-cell>
          <table:table-cell office:value-type="float" office:value="23.7428571428571">
            <text:p>23.7428571429</text:p>
          </table:table-cell>
          <table:table-cell office:value-type="float" office:value="166.2">
            <text:p>166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16">
            <text:p>2018-07-16</text:p>
          </table:table-cell>
          <table:table-cell office:value-type="float" office:value="29">
            <text:p>29</text:p>
          </table:table-cell>
          <table:table-cell office:value-type="float" office:value="23.9857142857143">
            <text:p>23.9857142857</text:p>
          </table:table-cell>
          <table:table-cell office:value-type="float" office:value="167.9">
            <text:p>16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23">
            <text:p>2018-07-23</text:p>
          </table:table-cell>
          <table:table-cell office:value-type="float" office:value="30">
            <text:p>30</text:p>
          </table:table-cell>
          <table:table-cell office:value-type="float" office:value="25.5142857142857">
            <text:p>25.5142857143</text:p>
          </table:table-cell>
          <table:table-cell office:value-type="float" office:value="178.6">
            <text:p>17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30">
            <text:p>2018-07-30</text:p>
          </table:table-cell>
          <table:table-cell office:value-type="float" office:value="31">
            <text:p>31</text:p>
          </table:table-cell>
          <table:table-cell office:value-type="float" office:value="27.3">
            <text:p>27.3</text:p>
          </table:table-cell>
          <table:table-cell office:value-type="float" office:value="191.1">
            <text:p>19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06">
            <text:p>2018-08-06</text:p>
          </table:table-cell>
          <table:table-cell office:value-type="float" office:value="32">
            <text:p>32</text:p>
          </table:table-cell>
          <table:table-cell office:value-type="float" office:value="25.5571428571429">
            <text:p>25.5571428571</text:p>
          </table:table-cell>
          <table:table-cell office:value-type="float" office:value="178.9">
            <text:p>17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13">
            <text:p>2018-08-13</text:p>
          </table:table-cell>
          <table:table-cell office:value-type="float" office:value="33">
            <text:p>33</text:p>
          </table:table-cell>
          <table:table-cell office:value-type="float" office:value="22.6">
            <text:p>22.6</text:p>
          </table:table-cell>
          <table:table-cell office:value-type="float" office:value="158.2">
            <text:p>15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0">
            <text:p>2018-08-20</text:p>
          </table:table-cell>
          <table:table-cell office:value-type="float" office:value="34">
            <text:p>34</text:p>
          </table:table-cell>
          <table:table-cell office:value-type="float" office:value="23.0857142857143">
            <text:p>23.0857142857</text:p>
          </table:table-cell>
          <table:table-cell office:value-type="float" office:value="161.6">
            <text:p>161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27">
            <text:p>2018-08-27</text:p>
          </table:table-cell>
          <table:table-cell office:value-type="float" office:value="35">
            <text:p>35</text:p>
          </table:table-cell>
          <table:table-cell office:value-type="float" office:value="18.5857142857143">
            <text:p>18.5857142857</text:p>
          </table:table-cell>
          <table:table-cell office:value-type="float" office:value="130.1">
            <text:p>130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03">
            <text:p>2018-09-03</text:p>
          </table:table-cell>
          <table:table-cell office:value-type="float" office:value="36">
            <text:p>36</text:p>
          </table:table-cell>
          <table:table-cell office:value-type="float" office:value="18.5714285714286">
            <text:p>18.5714285714</text:p>
          </table:table-cell>
          <table:table-cell office:value-type="float" office:value="130">
            <text:p>13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10">
            <text:p>2018-09-10</text:p>
          </table:table-cell>
          <table:table-cell office:value-type="float" office:value="37">
            <text:p>37</text:p>
          </table:table-cell>
          <table:table-cell office:value-type="float" office:value="20.2571428571429">
            <text:p>20.2571428571</text:p>
          </table:table-cell>
          <table:table-cell office:value-type="float" office:value="141.8">
            <text:p>14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17">
            <text:p>2018-09-17</text:p>
          </table:table-cell>
          <table:table-cell office:value-type="float" office:value="38">
            <text:p>38</text:p>
          </table:table-cell>
          <table:table-cell office:value-type="float" office:value="19.8">
            <text:p>19.8</text:p>
          </table:table-cell>
          <table:table-cell office:value-type="float" office:value="138.6">
            <text:p>13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24">
            <text:p>2018-09-24</text:p>
          </table:table-cell>
          <table:table-cell office:value-type="float" office:value="39">
            <text:p>39</text:p>
          </table:table-cell>
          <table:table-cell office:value-type="float" office:value="14.9428571428571">
            <text:p>14.9428571429</text:p>
          </table:table-cell>
          <table:table-cell office:value-type="float" office:value="104.6">
            <text:p>10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01">
            <text:p>2018-10-01</text:p>
          </table:table-cell>
          <table:table-cell office:value-type="float" office:value="40">
            <text:p>40</text:p>
          </table:table-cell>
          <table:table-cell office:value-type="float" office:value="13.5142857142857">
            <text:p>13.5142857143</text:p>
          </table:table-cell>
          <table:table-cell office:value-type="float" office:value="94.6">
            <text:p>9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08">
            <text:p>2018-10-08</text:p>
          </table:table-cell>
          <table:table-cell office:value-type="float" office:value="41">
            <text:p>41</text:p>
          </table:table-cell>
          <table:table-cell office:value-type="float" office:value="14.2">
            <text:p>14.2</text:p>
          </table:table-cell>
          <table:table-cell office:value-type="float" office:value="99.4">
            <text:p>9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15">
            <text:p>2018-10-15</text:p>
          </table:table-cell>
          <table:table-cell office:value-type="float" office:value="42">
            <text:p>42</text:p>
          </table:table-cell>
          <table:table-cell office:value-type="float" office:value="12.3285714285714">
            <text:p>12.3285714286</text:p>
          </table:table-cell>
          <table:table-cell office:value-type="float" office:value="86.3">
            <text:p>8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22">
            <text:p>2018-10-22</text:p>
          </table:table-cell>
          <table:table-cell office:value-type="float" office:value="43">
            <text:p>43</text:p>
          </table:table-cell>
          <table:table-cell office:value-type="float" office:value="10.0285714285714">
            <text:p>10.0285714286</text:p>
          </table:table-cell>
          <table:table-cell office:value-type="float" office:value="70.2">
            <text:p>7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0-29">
            <text:p>2018-10-29</text:p>
          </table:table-cell>
          <table:table-cell office:value-type="float" office:value="44">
            <text:p>44</text:p>
          </table:table-cell>
          <table:table-cell office:value-type="float" office:value="7.62857142857143">
            <text:p>7.6285714286</text:p>
          </table:table-cell>
          <table:table-cell office:value-type="float" office:value="53.4">
            <text:p>5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05">
            <text:p>2018-11-05</text:p>
          </table:table-cell>
          <table:table-cell office:value-type="float" office:value="45">
            <text:p>45</text:p>
          </table:table-cell>
          <table:table-cell office:value-type="float" office:value="9.07142857142857">
            <text:p>9.0714285714</text:p>
          </table:table-cell>
          <table:table-cell office:value-type="float" office:value="63.5">
            <text:p>6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12">
            <text:p>2018-11-12</text:p>
          </table:table-cell>
          <table:table-cell office:value-type="float" office:value="46">
            <text:p>46</text:p>
          </table:table-cell>
          <table:table-cell office:value-type="float" office:value="7.91428571428571">
            <text:p>7.9142857143</text:p>
          </table:table-cell>
          <table:table-cell office:value-type="float" office:value="55.4">
            <text:p>5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19">
            <text:p>2018-11-19</text:p>
          </table:table-cell>
          <table:table-cell office:value-type="float" office:value="47">
            <text:p>47</text:p>
          </table:table-cell>
          <table:table-cell office:value-type="float" office:value="3.82857142857143">
            <text:p>3.8285714286</text:p>
          </table:table-cell>
          <table:table-cell office:value-type="float" office:value="26.8">
            <text:p>2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1-26">
            <text:p>2018-11-26</text:p>
          </table:table-cell>
          <table:table-cell office:value-type="float" office:value="48">
            <text:p>48</text:p>
          </table:table-cell>
          <table:table-cell office:value-type="float" office:value="4.8">
            <text:p>4.8</text:p>
          </table:table-cell>
          <table:table-cell office:value-type="float" office:value="33.6">
            <text:p>3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03">
            <text:p>2018-12-03</text:p>
          </table:table-cell>
          <table:table-cell office:value-type="float" office:value="49">
            <text:p>49</text:p>
          </table:table-cell>
          <table:table-cell office:value-type="float" office:value="7.62857142857143">
            <text:p>7.6285714286</text:p>
          </table:table-cell>
          <table:table-cell office:value-type="float" office:value="53.4">
            <text:p>5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0">
            <text:p>2018-12-10</text:p>
          </table:table-cell>
          <table:table-cell office:value-type="float" office:value="50">
            <text:p>50</text:p>
          </table:table-cell>
          <table:table-cell office:value-type="float" office:value="2.44285714285714">
            <text:p>2.4428571429</text:p>
          </table:table-cell>
          <table:table-cell office:value-type="float" office:value="17.1">
            <text:p>1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7">
            <text:p>2018-12-17</text:p>
          </table:table-cell>
          <table:table-cell office:value-type="float" office:value="51">
            <text:p>51</text:p>
          </table:table-cell>
          <table:table-cell office:value-type="float" office:value="4.31428571428572">
            <text:p>4.3142857143</text:p>
          </table:table-cell>
          <table:table-cell office:value-type="float" office:value="30.2">
            <text:p>3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4">
            <text:p>2018-12-24</text:p>
          </table:table-cell>
          <table:table-cell office:value-type="float" office:value="52">
            <text:p>52</text:p>
          </table:table-cell>
          <table:table-cell office:value-type="float" office:value="3.42857142857143">
            <text:p>3.4285714286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31">
            <text:p>2018-12-31</text:p>
          </table:table-cell>
          <table:table-cell office:value-type="float" office:value="53">
            <text:p>53</text:p>
          </table:table-cell>
          <table:table-cell office:value-type="float" office:value="2.32857142857143">
            <text:p>2.3285714286</text:p>
          </table:table-cell>
          <table:table-cell office:value-type="float" office:value="12.6">
            <text:p>1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07">
            <text:p>2019-01-07</text:p>
          </table:table-cell>
          <table:table-cell office:value-type="float" office:value="2">
            <text:p>2</text:p>
          </table:table-cell>
          <table:table-cell office:value-type="float" office:value="1.72857142857143">
            <text:p>1.7285714286</text:p>
          </table:table-cell>
          <table:table-cell office:value-type="float" office:value="12.1">
            <text:p>1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14">
            <text:p>2019-01-14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11.9">
            <text:p>1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21">
            <text:p>2019-01-21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28">
            <text:p>2019-01-28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5.6">
            <text:p>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04">
            <text:p>2019-02-04</text:p>
          </table:table-cell>
          <table:table-cell office:value-type="float" office:value="6">
            <text:p>6</text:p>
          </table:table-cell>
          <table:table-cell office:value-type="float" office:value="1.35714285714286">
            <text:p>1.3571428571</text:p>
          </table:table-cell>
          <table:table-cell office:value-type="float" office:value="9.5">
            <text:p>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11">
            <text:p>2019-02-11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float" office:value="17.5">
            <text:p>1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18">
            <text:p>2019-02-18</text:p>
          </table:table-cell>
          <table:table-cell office:value-type="float" office:value="8">
            <text:p>8</text:p>
          </table:table-cell>
          <table:table-cell office:value-type="float" office:value="4.17142857142857">
            <text:p>4.1714285714</text:p>
          </table:table-cell>
          <table:table-cell office:value-type="float" office:value="29.2">
            <text:p>2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25">
            <text:p>2019-02-25</text:p>
          </table:table-cell>
          <table:table-cell office:value-type="float" office:value="9">
            <text:p>9</text:p>
          </table:table-cell>
          <table:table-cell office:value-type="float" office:value="5.42857142857143">
            <text:p>5.4285714286</text:p>
          </table:table-cell>
          <table:table-cell office:value-type="float" office:value="38">
            <text:p>3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04">
            <text:p>2019-03-04</text:p>
          </table:table-cell>
          <table:table-cell office:value-type="float" office:value="10">
            <text:p>10</text:p>
          </table:table-cell>
          <table:table-cell office:value-type="float" office:value="5.95714285714286">
            <text:p>5.9571428571</text:p>
          </table:table-cell>
          <table:table-cell office:value-type="float" office:value="41.7">
            <text:p>4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11">
            <text:p>2019-03-11</text:p>
          </table:table-cell>
          <table:table-cell office:value-type="float" office:value="11">
            <text:p>11</text:p>
          </table:table-cell>
          <table:table-cell office:value-type="float" office:value="5.6">
            <text:p>5.6</text:p>
          </table:table-cell>
          <table:table-cell office:value-type="float" office:value="39.2">
            <text:p>3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18">
            <text:p>2019-03-18</text:p>
          </table:table-cell>
          <table:table-cell office:value-type="float" office:value="12">
            <text:p>12</text:p>
          </table:table-cell>
          <table:table-cell office:value-type="float" office:value="6.11428571428571">
            <text:p>6.1142857143</text:p>
          </table:table-cell>
          <table:table-cell office:value-type="float" office:value="42.8">
            <text:p>4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25">
            <text:p>2019-03-25</text:p>
          </table:table-cell>
          <table:table-cell office:value-type="float" office:value="13">
            <text:p>13</text:p>
          </table:table-cell>
          <table:table-cell office:value-type="float" office:value="8.04285714285714">
            <text:p>8.0428571429</text:p>
          </table:table-cell>
          <table:table-cell office:value-type="float" office:value="56.3">
            <text:p>5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01">
            <text:p>2019-04-01</text:p>
          </table:table-cell>
          <table:table-cell office:value-type="float" office:value="14">
            <text:p>14</text:p>
          </table:table-cell>
          <table:table-cell office:value-type="float" office:value="8.61428571428571">
            <text:p>8.6142857143</text:p>
          </table:table-cell>
          <table:table-cell office:value-type="float" office:value="60.3">
            <text:p>6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08">
            <text:p>2019-04-08</text:p>
          </table:table-cell>
          <table:table-cell office:value-type="float" office:value="15">
            <text:p>15</text:p>
          </table:table-cell>
          <table:table-cell office:value-type="float" office:value="9.11428571428571">
            <text:p>9.1142857143</text:p>
          </table:table-cell>
          <table:table-cell office:value-type="float" office:value="63.8">
            <text:p>6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15">
            <text:p>2019-04-15</text:p>
          </table:table-cell>
          <table:table-cell office:value-type="float" office:value="16">
            <text:p>16</text:p>
          </table:table-cell>
          <table:table-cell office:value-type="float" office:value="11.4571428571429">
            <text:p>11.4571428571</text:p>
          </table:table-cell>
          <table:table-cell office:value-type="float" office:value="80.2">
            <text:p>8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22">
            <text:p>2019-04-22</text:p>
          </table:table-cell>
          <table:table-cell office:value-type="float" office:value="17">
            <text:p>17</text:p>
          </table:table-cell>
          <table:table-cell office:value-type="float" office:value="12.4142857142857">
            <text:p>12.4142857143</text:p>
          </table:table-cell>
          <table:table-cell office:value-type="float" office:value="86.9">
            <text:p>8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29">
            <text:p>2019-04-29</text:p>
          </table:table-cell>
          <table:table-cell office:value-type="float" office:value="18">
            <text:p>18</text:p>
          </table:table-cell>
          <table:table-cell office:value-type="float" office:value="11.0285714285714">
            <text:p>11.0285714286</text:p>
          </table:table-cell>
          <table:table-cell office:value-type="float" office:value="77.2">
            <text:p>7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06">
            <text:p>2019-05-06</text:p>
          </table:table-cell>
          <table:table-cell office:value-type="float" office:value="19">
            <text:p>19</text:p>
          </table:table-cell>
          <table:table-cell office:value-type="float" office:value="10.8857142857143">
            <text:p>10.8857142857</text:p>
          </table:table-cell>
          <table:table-cell office:value-type="float" office:value="76.2">
            <text:p>76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13">
            <text:p>2019-05-13</text:p>
          </table:table-cell>
          <table:table-cell office:value-type="float" office:value="20">
            <text:p>20</text:p>
          </table:table-cell>
          <table:table-cell office:value-type="float" office:value="12.4571428571429">
            <text:p>12.4571428571</text:p>
          </table:table-cell>
          <table:table-cell office:value-type="float" office:value="87.2">
            <text:p>8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20">
            <text:p>2019-05-20</text:p>
          </table:table-cell>
          <table:table-cell office:value-type="float" office:value="21">
            <text:p>21</text:p>
          </table:table-cell>
          <table:table-cell office:value-type="float" office:value="15.0571428571429">
            <text:p>15.0571428571</text:p>
          </table:table-cell>
          <table:table-cell office:value-type="float" office:value="105.4">
            <text:p>10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27">
            <text:p>2019-05-27</text:p>
          </table:table-cell>
          <table:table-cell office:value-type="float" office:value="22">
            <text:p>22</text:p>
          </table:table-cell>
          <table:table-cell office:value-type="float" office:value="16.8714285714286">
            <text:p>16.8714285714</text:p>
          </table:table-cell>
          <table:table-cell office:value-type="float" office:value="118.1">
            <text:p>11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03">
            <text:p>2019-06-03</text:p>
          </table:table-cell>
          <table:table-cell office:value-type="float" office:value="23">
            <text:p>23</text:p>
          </table:table-cell>
          <table:table-cell office:value-type="float" office:value="19.5571428571429">
            <text:p>19.5571428571</text:p>
          </table:table-cell>
          <table:table-cell office:value-type="float" office:value="136.9">
            <text:p>13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10">
            <text:p>2019-06-10</text:p>
          </table:table-cell>
          <table:table-cell office:value-type="float" office:value="24">
            <text:p>24</text:p>
          </table:table-cell>
          <table:table-cell office:value-type="float" office:value="18.1571428571429">
            <text:p>18.1571428571</text:p>
          </table:table-cell>
          <table:table-cell office:value-type="float" office:value="127.1">
            <text:p>12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17">
            <text:p>2019-06-17</text:p>
          </table:table-cell>
          <table:table-cell office:value-type="float" office:value="25">
            <text:p>25</text:p>
          </table:table-cell>
          <table:table-cell office:value-type="float" office:value="21.1">
            <text:p>21.1</text:p>
          </table:table-cell>
          <table:table-cell office:value-type="float" office:value="147.7">
            <text:p>14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24">
            <text:p>2019-06-24</text:p>
          </table:table-cell>
          <table:table-cell office:value-type="float" office:value="26">
            <text:p>26</text:p>
          </table:table-cell>
          <table:table-cell office:value-type="float" office:value="27.0142857142857">
            <text:p>27.0142857143</text:p>
          </table:table-cell>
          <table:table-cell office:value-type="float" office:value="189.1">
            <text:p>18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>
            <text:p>2019-07-01</text:p>
          </table:table-cell>
          <table:table-cell office:value-type="float" office:value="27">
            <text:p>27</text:p>
          </table:table-cell>
          <table:table-cell office:value-type="float" office:value="25.6">
            <text:p>25.6</text:p>
          </table:table-cell>
          <table:table-cell office:value-type="float" office:value="179.2">
            <text:p>17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8">
            <text:p>2019-07-08</text:p>
          </table:table-cell>
          <table:table-cell office:value-type="float" office:value="28">
            <text:p>28</text:p>
          </table:table-cell>
          <table:table-cell office:value-type="float" office:value="22.0428571428571">
            <text:p>22.0428571429</text:p>
          </table:table-cell>
          <table:table-cell office:value-type="float" office:value="154.3">
            <text:p>15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15">
            <text:p>2019-07-15</text:p>
          </table:table-cell>
          <table:table-cell office:value-type="float" office:value="29">
            <text:p>29</text:p>
          </table:table-cell>
          <table:table-cell office:value-type="float" office:value="23.1">
            <text:p>23.1</text:p>
          </table:table-cell>
          <table:table-cell office:value-type="float" office:value="161.7">
            <text:p>16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22">
            <text:p>2019-07-22</text:p>
          </table:table-cell>
          <table:table-cell office:value-type="float" office:value="30">
            <text:p>30</text:p>
          </table:table-cell>
          <table:table-cell office:value-type="float" office:value="25.9142857142857">
            <text:p>25.9142857143</text:p>
          </table:table-cell>
          <table:table-cell office:value-type="float" office:value="181.4">
            <text:p>18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29">
            <text:p>2019-07-29</text:p>
          </table:table-cell>
          <table:table-cell office:value-type="float" office:value="31">
            <text:p>31</text:p>
          </table:table-cell>
          <table:table-cell office:value-type="float" office:value="21.7714285714286">
            <text:p>21.7714285714</text:p>
          </table:table-cell>
          <table:table-cell office:value-type="float" office:value="152.4">
            <text:p>15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05">
            <text:p>2019-08-05</text:p>
          </table:table-cell>
          <table:table-cell office:value-type="float" office:value="32">
            <text:p>32</text:p>
          </table:table-cell>
          <table:table-cell office:value-type="float" office:value="22.2571428571429">
            <text:p>22.2571428571</text:p>
          </table:table-cell>
          <table:table-cell office:value-type="float" office:value="155.8">
            <text:p>15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12">
            <text:p>2019-08-12</text:p>
          </table:table-cell>
          <table:table-cell office:value-type="float" office:value="33">
            <text:p>33</text:p>
          </table:table-cell>
          <table:table-cell office:value-type="float" office:value="19.7428571428571">
            <text:p>19.7428571429</text:p>
          </table:table-cell>
          <table:table-cell office:value-type="float" office:value="138.2">
            <text:p>13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19">
            <text:p>2019-08-19</text:p>
          </table:table-cell>
          <table:table-cell office:value-type="float" office:value="34">
            <text:p>34</text:p>
          </table:table-cell>
          <table:table-cell office:value-type="float" office:value="19.1428571428571">
            <text:p>19.1428571429</text:p>
          </table:table-cell>
          <table:table-cell office:value-type="float" office:value="134">
            <text:p>13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26">
            <text:p>2019-08-26</text:p>
          </table:table-cell>
          <table:table-cell office:value-type="float" office:value="35">
            <text:p>35</text:p>
          </table:table-cell>
          <table:table-cell office:value-type="float" office:value="22.0142857142857">
            <text:p>22.0142857143</text:p>
          </table:table-cell>
          <table:table-cell office:value-type="float" office:value="154.1">
            <text:p>154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02">
            <text:p>2019-09-02</text:p>
          </table:table-cell>
          <table:table-cell office:value-type="float" office:value="36">
            <text:p>36</text:p>
          </table:table-cell>
          <table:table-cell office:value-type="float" office:value="17.7714285714286">
            <text:p>17.7714285714</text:p>
          </table:table-cell>
          <table:table-cell office:value-type="float" office:value="124.4">
            <text:p>124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09">
            <text:p>2019-09-09</text:p>
          </table:table-cell>
          <table:table-cell office:value-type="float" office:value="37">
            <text:p>37</text:p>
          </table:table-cell>
          <table:table-cell office:value-type="float" office:value="16.9142857142857">
            <text:p>16.9142857143</text:p>
          </table:table-cell>
          <table:table-cell office:value-type="float" office:value="118.4">
            <text:p>11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16">
            <text:p>2019-09-16</text:p>
          </table:table-cell>
          <table:table-cell office:value-type="float" office:value="38">
            <text:p>38</text:p>
          </table:table-cell>
          <table:table-cell office:value-type="float" office:value="17.5142857142857">
            <text:p>17.5142857143</text:p>
          </table:table-cell>
          <table:table-cell office:value-type="float" office:value="122.6">
            <text:p>12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23">
            <text:p>2019-09-23</text:p>
          </table:table-cell>
          <table:table-cell office:value-type="float" office:value="39">
            <text:p>39</text:p>
          </table:table-cell>
          <table:table-cell office:value-type="float" office:value="16.1285714285714">
            <text:p>16.1285714286</text:p>
          </table:table-cell>
          <table:table-cell office:value-type="float" office:value="112.9">
            <text:p>11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30">
            <text:p>2019-09-30</text:p>
          </table:table-cell>
          <table:table-cell office:value-type="float" office:value="40">
            <text:p>40</text:p>
          </table:table-cell>
          <table:table-cell office:value-type="float" office:value="14.5285714285714">
            <text:p>14.5285714286</text:p>
          </table:table-cell>
          <table:table-cell office:value-type="float" office:value="101.7">
            <text:p>10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07">
            <text:p>2019-10-07</text:p>
          </table:table-cell>
          <table:table-cell office:value-type="float" office:value="41">
            <text:p>41</text:p>
          </table:table-cell>
          <table:table-cell office:value-type="float" office:value="12.8">
            <text:p>12.8</text:p>
          </table:table-cell>
          <table:table-cell office:value-type="float" office:value="89.6">
            <text:p>8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14">
            <text:p>2019-10-14</text:p>
          </table:table-cell>
          <table:table-cell office:value-type="float" office:value="42">
            <text:p>42</text:p>
          </table:table-cell>
          <table:table-cell office:value-type="float" office:value="13.4142857142857">
            <text:p>13.4142857143</text:p>
          </table:table-cell>
          <table:table-cell office:value-type="float" office:value="93.9">
            <text:p>9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21">
            <text:p>2019-10-21</text:p>
          </table:table-cell>
          <table:table-cell office:value-type="float" office:value="43">
            <text:p>43</text:p>
          </table:table-cell>
          <table:table-cell office:value-type="float" office:value="13.4142857142857">
            <text:p>13.4142857143</text:p>
          </table:table-cell>
          <table:table-cell office:value-type="float" office:value="93.9">
            <text:p>9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0-28">
            <text:p>2019-10-28</text:p>
          </table:table-cell>
          <table:table-cell office:value-type="float" office:value="44">
            <text:p>44</text:p>
          </table:table-cell>
          <table:table-cell office:value-type="float" office:value="11.7571428571429">
            <text:p>11.7571428571</text:p>
          </table:table-cell>
          <table:table-cell office:value-type="float" office:value="82.3">
            <text:p>8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1-04">
            <text:p>2019-11-04</text:p>
          </table:table-cell>
          <table:table-cell office:value-type="float" office:value="45">
            <text:p>45</text:p>
          </table:table-cell>
          <table:table-cell office:value-type="float" office:value="9.37142857142857">
            <text:p>9.3714285714</text:p>
          </table:table-cell>
          <table:table-cell office:value-type="float" office:value="65.6">
            <text:p>6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1-11">
            <text:p>2019-11-11</text:p>
          </table:table-cell>
          <table:table-cell office:value-type="float" office:value="46">
            <text:p>46</text:p>
          </table:table-cell>
          <table:table-cell office:value-type="float" office:value="6.14285714285714">
            <text:p>6.1428571429</text:p>
          </table:table-cell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1-18">
            <text:p>2019-11-18</text:p>
          </table:table-cell>
          <table:table-cell office:value-type="float" office:value="47">
            <text:p>47</text:p>
          </table:table-cell>
          <table:table-cell office:value-type="float" office:value="5.61428571428572">
            <text:p>5.6142857143</text:p>
          </table:table-cell>
          <table:table-cell office:value-type="float" office:value="39.3">
            <text:p>3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1-25">
            <text:p>2019-11-25</text:p>
          </table:table-cell>
          <table:table-cell office:value-type="float" office:value="48">
            <text:p>48</text:p>
          </table:table-cell>
          <table:table-cell office:value-type="float" office:value="6.65714285714286">
            <text:p>6.6571428571</text:p>
          </table:table-cell>
          <table:table-cell office:value-type="float" office:value="46.6">
            <text:p>4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>
            <text:p>2019-12-02</text:p>
          </table:table-cell>
          <table:table-cell office:value-type="float" office:value="49">
            <text:p>49</text:p>
          </table:table-cell>
          <table:table-cell office:value-type="float" office:value="4.24285714285714">
            <text:p>4.2428571429</text:p>
          </table:table-cell>
          <table:table-cell office:value-type="float" office:value="29.7">
            <text:p>2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9">
            <text:p>2019-12-09</text:p>
          </table:table-cell>
          <table:table-cell office:value-type="float" office:value="50">
            <text:p>50</text:p>
          </table:table-cell>
          <table:table-cell office:value-type="float" office:value="4.24285714285714">
            <text:p>4.2428571429</text:p>
          </table:table-cell>
          <table:table-cell office:value-type="float" office:value="29.7">
            <text:p>2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16">
            <text:p>2019-12-16</text:p>
          </table:table-cell>
          <table:table-cell office:value-type="float" office:value="51">
            <text:p>51</text:p>
          </table:table-cell>
          <table:table-cell office:value-type="float" office:value="5.05714285714286">
            <text:p>5.0571428571</text:p>
          </table:table-cell>
          <table:table-cell office:value-type="float" office:value="35.4">
            <text:p>3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23">
            <text:p>2019-12-23</text:p>
          </table:table-cell>
          <table:table-cell office:value-type="float" office:value="52">
            <text:p>52</text:p>
          </table:table-cell>
          <table:table-cell office:value-type="float" office:value="5.04285714285714">
            <text:p>5.0428571429</text:p>
          </table:table-cell>
          <table:table-cell office:value-type="float" office:value="35.3">
            <text:p>3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30">
            <text:p>2019-12-30</text:p>
          </table:table-cell>
          <table:table-cell office:value-type="float" office:value="53">
            <text:p>53</text:p>
          </table:table-cell>
          <table:table-cell office:value-type="float" office:value="2.91428571428571">
            <text:p>2.9142857143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06">
            <text:p>2020-01-06</text:p>
          </table:table-cell>
          <table:table-cell office:value-type="float" office:value="2">
            <text:p>2</text:p>
          </table:table-cell>
          <table:table-cell office:value-type="float" office:value="3.07142857142857">
            <text:p>3.0714285714</text:p>
          </table:table-cell>
          <table:table-cell office:value-type="float" office:value="21.5">
            <text:p>2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13">
            <text:p>2020-01-13</text:p>
          </table:table-cell>
          <table:table-cell office:value-type="float" office:value="3">
            <text:p>3</text:p>
          </table:table-cell>
          <table:table-cell office:value-type="float" office:value="2.62857142857143">
            <text:p>2.628571428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0">
            <text:p>2020-01-20</text:p>
          </table:table-cell>
          <table:table-cell office:value-type="float" office:value="4">
            <text:p>4</text:p>
          </table:table-cell>
          <table:table-cell office:value-type="float" office:value="1.31428571428571">
            <text:p>1.3142857143</text:p>
          </table:table-cell>
          <table:table-cell office:value-type="float" office:value="9.2">
            <text:p>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27">
            <text:p>2020-01-27</text:p>
          </table:table-cell>
          <table:table-cell office:value-type="float" office:value="5">
            <text:p>5</text:p>
          </table:table-cell>
          <table:table-cell office:value-type="float" office:value="4.82857142857143">
            <text:p>4.8285714286</text:p>
          </table:table-cell>
          <table:table-cell office:value-type="float" office:value="33.8">
            <text:p>3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03">
            <text:p>2020-02-03</text:p>
          </table:table-cell>
          <table:table-cell office:value-type="float" office:value="6">
            <text:p>6</text:p>
          </table:table-cell>
          <table:table-cell office:value-type="float" office:value="4.35714285714286">
            <text:p>4.3571428571</text:p>
          </table:table-cell>
          <table:table-cell office:value-type="float" office:value="30.5">
            <text:p>3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10">
            <text:p>2020-02-10</text:p>
          </table:table-cell>
          <table:table-cell office:value-type="float" office:value="7">
            <text:p>7</text:p>
          </table:table-cell>
          <table:table-cell office:value-type="float" office:value="4.58571428571429">
            <text:p>4.5857142857</text:p>
          </table:table-cell>
          <table:table-cell office:value-type="float" office:value="32.1">
            <text:p>3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17">
            <text:p>2020-02-17</text:p>
          </table:table-cell>
          <table:table-cell office:value-type="float" office:value="8">
            <text:p>8</text:p>
          </table:table-cell>
          <table:table-cell office:value-type="float" office:value="5.47142857142857">
            <text:p>5.4714285714</text:p>
          </table:table-cell>
          <table:table-cell office:value-type="float" office:value="38.3">
            <text:p>3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24">
            <text:p>2020-02-24</text:p>
          </table:table-cell>
          <table:table-cell office:value-type="float" office:value="9">
            <text:p>9</text:p>
          </table:table-cell>
          <table:table-cell office:value-type="float" office:value="5.77142857142857">
            <text:p>5.7714285714</text:p>
          </table:table-cell>
          <table:table-cell office:value-type="float" office:value="40.4">
            <text:p>4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02">
            <text:p>2020-03-02</text:p>
          </table:table-cell>
          <table:table-cell office:value-type="float" office:value="10">
            <text:p>10</text:p>
          </table:table-cell>
          <table:table-cell office:value-type="float" office:value="5.18571428571429">
            <text:p>5.1857142857</text:p>
          </table:table-cell>
          <table:table-cell office:value-type="float" office:value="36.3">
            <text:p>3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09">
            <text:p>2020-03-09</text:p>
          </table:table-cell>
          <table:table-cell office:value-type="float" office:value="11">
            <text:p>11</text:p>
          </table:table-cell>
          <table:table-cell office:value-type="float" office:value="6.97142857142857">
            <text:p>6.9714285714</text:p>
          </table:table-cell>
          <table:table-cell office:value-type="float" office:value="48.8">
            <text:p>4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16">
            <text:p>2020-03-16</text:p>
          </table:table-cell>
          <table:table-cell office:value-type="float" office:value="12">
            <text:p>12</text:p>
          </table:table-cell>
          <table:table-cell office:value-type="float" office:value="8.97142857142857">
            <text:p>8.9714285714</text:p>
          </table:table-cell>
          <table:table-cell office:value-type="float" office:value="62.8">
            <text:p>6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23">
            <text:p>2020-03-23</text:p>
          </table:table-cell>
          <table:table-cell office:value-type="float" office:value="13">
            <text:p>13</text:p>
          </table:table-cell>
          <table:table-cell office:value-type="float" office:value="6.11428571428571">
            <text:p>6.1142857143</text:p>
          </table:table-cell>
          <table:table-cell office:value-type="float" office:value="42.8">
            <text:p>4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3-30">
            <text:p>2020-03-30</text:p>
          </table:table-cell>
          <table:table-cell office:value-type="float" office:value="14">
            <text:p>14</text:p>
          </table:table-cell>
          <table:table-cell office:value-type="float" office:value="7.02857142857143">
            <text:p>7.0285714286</text:p>
          </table:table-cell>
          <table:table-cell office:value-type="float" office:value="49.2">
            <text:p>4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06">
            <text:p>2020-04-06</text:p>
          </table:table-cell>
          <table:table-cell office:value-type="float" office:value="15">
            <text:p>15</text:p>
          </table:table-cell>
          <table:table-cell office:value-type="float" office:value="12.3285714285714">
            <text:p>12.3285714286</text:p>
          </table:table-cell>
          <table:table-cell office:value-type="float" office:value="86.3">
            <text:p>8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13">
            <text:p>2020-04-13</text:p>
          </table:table-cell>
          <table:table-cell office:value-type="float" office:value="16">
            <text:p>16</text:p>
          </table:table-cell>
          <table:table-cell office:value-type="float" office:value="14.4571428571429">
            <text:p>14.4571428571</text:p>
          </table:table-cell>
          <table:table-cell office:value-type="float" office:value="101.2">
            <text:p>10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20">
            <text:p>2020-04-20</text:p>
          </table:table-cell>
          <table:table-cell office:value-type="float" office:value="17">
            <text:p>17</text:p>
          </table:table-cell>
          <table:table-cell office:value-type="float" office:value="16.0571428571429">
            <text:p>16.0571428571</text:p>
          </table:table-cell>
          <table:table-cell office:value-type="float" office:value="112.4">
            <text:p>112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4-27">
            <text:p>2020-04-27</text:p>
          </table:table-cell>
          <table:table-cell office:value-type="float" office:value="18">
            <text:p>18</text:p>
          </table:table-cell>
          <table:table-cell office:value-type="float" office:value="13.9857142857143">
            <text:p>13.9857142857</text:p>
          </table:table-cell>
          <table:table-cell office:value-type="float" office:value="97.9">
            <text:p>9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04">
            <text:p>2020-05-04</text:p>
          </table:table-cell>
          <table:table-cell office:value-type="float" office:value="19">
            <text:p>19</text:p>
          </table:table-cell>
          <table:table-cell office:value-type="float" office:value="15.8714285714286">
            <text:p>15.8714285714</text:p>
          </table:table-cell>
          <table:table-cell office:value-type="float" office:value="111.1">
            <text:p>11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1">
            <text:p>2020-05-11</text:p>
          </table:table-cell>
          <table:table-cell office:value-type="float" office:value="20">
            <text:p>20</text:p>
          </table:table-cell>
          <table:table-cell office:value-type="float" office:value="13.5428571428571">
            <text:p>13.5428571429</text:p>
          </table:table-cell>
          <table:table-cell office:value-type="float" office:value="94.8">
            <text:p>9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18">
            <text:p>2020-05-18</text:p>
          </table:table-cell>
          <table:table-cell office:value-type="float" office:value="21">
            <text:p>21</text:p>
          </table:table-cell>
          <table:table-cell office:value-type="float" office:value="17.8142857142857">
            <text:p>17.8142857143</text:p>
          </table:table-cell>
          <table:table-cell office:value-type="float" office:value="124.7">
            <text:p>12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5-25">
            <text:p>2020-05-25</text:p>
          </table:table-cell>
          <table:table-cell office:value-type="float" office:value="22">
            <text:p>22</text:p>
          </table:table-cell>
          <table:table-cell office:value-type="float" office:value="17.8142857142857">
            <text:p>17.8142857143</text:p>
          </table:table-cell>
          <table:table-cell office:value-type="float" office:value="124.7">
            <text:p>12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01">
            <text:p>2020-06-01</text:p>
          </table:table-cell>
          <table:table-cell office:value-type="float" office:value="23">
            <text:p>23</text:p>
          </table:table-cell>
          <table:table-cell office:value-type="float" office:value="18.1571428571429">
            <text:p>18.1571428571</text:p>
          </table:table-cell>
          <table:table-cell office:value-type="float" office:value="127.1">
            <text:p>12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08">
            <text:p>2020-06-08</text:p>
          </table:table-cell>
          <table:table-cell office:value-type="float" office:value="24">
            <text:p>24</text:p>
          </table:table-cell>
          <table:table-cell office:value-type="float" office:value="17.1857142857143">
            <text:p>17.1857142857</text:p>
          </table:table-cell>
          <table:table-cell office:value-type="float" office:value="120.3">
            <text:p>12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15">
            <text:p>2020-06-15</text:p>
          </table:table-cell>
          <table:table-cell office:value-type="float" office:value="25">
            <text:p>25</text:p>
          </table:table-cell>
          <table:table-cell office:value-type="float" office:value="17.7714285714286">
            <text:p>17.7714285714</text:p>
          </table:table-cell>
          <table:table-cell office:value-type="float" office:value="124.4">
            <text:p>124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22">
            <text:p>2020-06-22</text:p>
          </table:table-cell>
          <table:table-cell office:value-type="float" office:value="26">
            <text:p>26</text:p>
          </table:table-cell>
          <table:table-cell office:value-type="float" office:value="21.7">
            <text:p>21.7</text:p>
          </table:table-cell>
          <table:table-cell office:value-type="float" office:value="151.9">
            <text:p>15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6-29">
            <text:p>2020-06-29</text:p>
          </table:table-cell>
          <table:table-cell office:value-type="float" office:value="27">
            <text:p>27</text:p>
          </table:table-cell>
          <table:table-cell office:value-type="float" office:value="20.8571428571429">
            <text:p>20.8571428571</text:p>
          </table:table-cell>
          <table:table-cell office:value-type="float" office:value="146">
            <text:p>1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06">
            <text:p>2020-07-06</text:p>
          </table:table-cell>
          <table:table-cell office:value-type="float" office:value="28">
            <text:p>28</text:p>
          </table:table-cell>
          <table:table-cell office:value-type="float" office:value="21.5">
            <text:p>21.5</text:p>
          </table:table-cell>
          <table:table-cell office:value-type="float" office:value="150.5">
            <text:p>15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13">
            <text:p>2020-07-13</text:p>
          </table:table-cell>
          <table:table-cell office:value-type="float" office:value="29">
            <text:p>29</text:p>
          </table:table-cell>
          <table:table-cell office:value-type="float" office:value="20.3">
            <text:p>20.3</text:p>
          </table:table-cell>
          <table:table-cell office:value-type="float" office:value="142.1">
            <text:p>14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20">
            <text:p>2020-07-20</text:p>
          </table:table-cell>
          <table:table-cell office:value-type="float" office:value="30">
            <text:p>30</text:p>
          </table:table-cell>
          <table:table-cell office:value-type="float" office:value="22.6">
            <text:p>22.6</text:p>
          </table:table-cell>
          <table:table-cell office:value-type="float" office:value="158.2">
            <text:p>15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7-27">
            <text:p>2020-07-27</text:p>
          </table:table-cell>
          <table:table-cell office:value-type="float" office:value="31">
            <text:p>31</text:p>
          </table:table-cell>
          <table:table-cell office:value-type="float" office:value="24.7">
            <text:p>24.7</text:p>
          </table:table-cell>
          <table:table-cell office:value-type="float" office:value="172.9">
            <text:p>17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8-03">
            <text:p>2020-08-03</text:p>
          </table:table-cell>
          <table:table-cell office:value-type="float" office:value="32">
            <text:p>32</text:p>
          </table:table-cell>
          <table:table-cell office:value-type="float" office:value="20.9571428571429">
            <text:p>20.9571428571</text:p>
          </table:table-cell>
          <table:table-cell office:value-type="float" office:value="146.7">
            <text:p>146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8-10">
            <text:p>2020-08-10</text:p>
          </table:table-cell>
          <table:table-cell office:value-type="float" office:value="33">
            <text:p>33</text:p>
          </table:table-cell>
          <table:table-cell office:value-type="float" office:value="23.3428571428571">
            <text:p>23.3428571429</text:p>
          </table:table-cell>
          <table:table-cell office:value-type="float" office:value="163.4">
            <text:p>16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8-17">
            <text:p>2020-08-17</text:p>
          </table:table-cell>
          <table:table-cell office:value-type="float" office:value="34">
            <text:p>34</text:p>
          </table:table-cell>
          <table:table-cell office:value-type="float" office:value="21.4714285714286">
            <text:p>21.4714285714</text:p>
          </table:table-cell>
          <table:table-cell office:value-type="float" office:value="150.3">
            <text:p>150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8-24">
            <text:p>2020-08-24</text:p>
          </table:table-cell>
          <table:table-cell office:value-type="float" office:value="35">
            <text:p>35</text:p>
          </table:table-cell>
          <table:table-cell office:value-type="float" office:value="19.0571428571429">
            <text:p>19.0571428571</text:p>
          </table:table-cell>
          <table:table-cell office:value-type="float" office:value="133.4">
            <text:p>133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8-31">
            <text:p>2020-08-31</text:p>
          </table:table-cell>
          <table:table-cell office:value-type="float" office:value="36">
            <text:p>36</text:p>
          </table:table-cell>
          <table:table-cell office:value-type="float" office:value="17.6428571428571">
            <text:p>17.6428571429</text:p>
          </table:table-cell>
          <table:table-cell office:value-type="float" office:value="123.5">
            <text:p>12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07">
            <text:p>2020-09-07</text:p>
          </table:table-cell>
          <table:table-cell office:value-type="float" office:value="37">
            <text:p>37</text:p>
          </table:table-cell>
          <table:table-cell office:value-type="float" office:value="18.3428571428571">
            <text:p>18.3428571429</text:p>
          </table:table-cell>
          <table:table-cell office:value-type="float" office:value="128.4">
            <text:p>12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14">
            <text:p>2020-09-14</text:p>
          </table:table-cell>
          <table:table-cell office:value-type="float" office:value="38">
            <text:p>38</text:p>
          </table:table-cell>
          <table:table-cell office:value-type="float" office:value="19.7">
            <text:p>19.7</text:p>
          </table:table-cell>
          <table:table-cell office:value-type="float" office:value="137.9">
            <text:p>13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21">
            <text:p>2020-09-21</text:p>
          </table:table-cell>
          <table:table-cell office:value-type="float" office:value="39">
            <text:p>39</text:p>
          </table:table-cell>
          <table:table-cell office:value-type="float" office:value="16.0428571428571">
            <text:p>16.0428571429</text:p>
          </table:table-cell>
          <table:table-cell office:value-type="float" office:value="112.3">
            <text:p>112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9-28">
            <text:p>2020-09-28</text:p>
          </table:table-cell>
          <table:table-cell office:value-type="float" office:value="40">
            <text:p>40</text:p>
          </table:table-cell>
          <table:table-cell office:value-type="float" office:value="12.5714285714286">
            <text:p>12.5714285714</text:p>
          </table:table-cell>
          <table:table-cell office:value-type="float" office:value="88">
            <text:p>8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05">
            <text:p>2020-10-05</text:p>
          </table:table-cell>
          <table:table-cell office:value-type="float" office:value="41">
            <text:p>41</text:p>
          </table:table-cell>
          <table:table-cell office:value-type="float" office:value="11.9714285714286">
            <text:p>11.9714285714</text:p>
          </table:table-cell>
          <table:table-cell office:value-type="float" office:value="83.8">
            <text:p>8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12">
            <text:p>2020-10-12</text:p>
          </table:table-cell>
          <table:table-cell office:value-type="float" office:value="42">
            <text:p>42</text:p>
          </table:table-cell>
          <table:table-cell office:value-type="float" office:value="10.0285714285714">
            <text:p>10.0285714286</text:p>
          </table:table-cell>
          <table:table-cell office:value-type="float" office:value="70.2">
            <text:p>7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19">
            <text:p>2020-10-19</text:p>
          </table:table-cell>
          <table:table-cell office:value-type="float" office:value="43">
            <text:p>43</text:p>
          </table:table-cell>
          <table:table-cell office:value-type="float" office:value="10.5428571428571">
            <text:p>10.5428571429</text:p>
          </table:table-cell>
          <table:table-cell office:value-type="float" office:value="73.8">
            <text:p>7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0-26">
            <text:p>2020-10-26</text:p>
          </table:table-cell>
          <table:table-cell office:value-type="float" office:value="44">
            <text:p>44</text:p>
          </table:table-cell>
          <table:table-cell office:value-type="float" office:value="9.97142857142857">
            <text:p>9.9714285714</text:p>
          </table:table-cell>
          <table:table-cell office:value-type="float" office:value="69.8">
            <text:p>6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2">
            <text:p>2020-11-02</text:p>
          </table:table-cell>
          <table:table-cell office:value-type="float" office:value="45">
            <text:p>45</text:p>
          </table:table-cell>
          <table:table-cell office:value-type="float" office:value="10.3">
            <text:p>10.3</text:p>
          </table:table-cell>
          <table:table-cell office:value-type="float" office:value="72.1">
            <text:p>7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09">
            <text:p>2020-11-09</text:p>
          </table:table-cell>
          <table:table-cell office:value-type="float" office:value="46">
            <text:p>46</text:p>
          </table:table-cell>
          <table:table-cell office:value-type="float" office:value="8.37142857142857">
            <text:p>8.3714285714</text:p>
          </table:table-cell>
          <table:table-cell office:value-type="float" office:value="58.6">
            <text:p>5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16">
            <text:p>2020-11-16</text:p>
          </table:table-cell>
          <table:table-cell office:value-type="float" office:value="47">
            <text:p>47</text:p>
          </table:table-cell>
          <table:table-cell office:value-type="float" office:value="6.38571428571429">
            <text:p>6.3857142857</text:p>
          </table:table-cell>
          <table:table-cell office:value-type="float" office:value="44.7">
            <text:p>4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23">
            <text:p>2020-11-23</text:p>
          </table:table-cell>
          <table:table-cell office:value-type="float" office:value="48">
            <text:p>48</text:p>
          </table:table-cell>
          <table:table-cell office:value-type="float" office:value="3.94285714285714">
            <text:p>3.9428571429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1-30">
            <text:p>2020-11-30</text:p>
          </table:table-cell>
          <table:table-cell office:value-type="float" office:value="49">
            <text:p>49</text:p>
          </table:table-cell>
          <table:table-cell office:value-type="float" office:value="2.8">
            <text:p>2.8</text:p>
          </table:table-cell>
          <table:table-cell office:value-type="float" office:value="19.6">
            <text:p>1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07">
            <text:p>2020-12-07</text:p>
          </table:table-cell>
          <table:table-cell office:value-type="float" office:value="50">
            <text:p>50</text:p>
          </table:table-cell>
          <table:table-cell office:value-type="float" office:value="2.84285714285714">
            <text:p>2.8428571429</text:p>
          </table:table-cell>
          <table:table-cell office:value-type="float" office:value="19.9">
            <text:p>1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14">
            <text:p>2020-12-14</text:p>
          </table:table-cell>
          <table:table-cell office:value-type="float" office:value="51">
            <text:p>51</text:p>
          </table:table-cell>
          <table:table-cell office:value-type="float" office:value="4.2">
            <text:p>4.2</text:p>
          </table:table-cell>
          <table:table-cell office:value-type="float" office:value="29.4">
            <text:p>2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21">
            <text:p>2020-12-21</text:p>
          </table:table-cell>
          <table:table-cell office:value-type="float" office:value="52">
            <text:p>52</text:p>
          </table:table-cell>
          <table:table-cell office:value-type="float" office:value="5.1">
            <text:p>5.1</text:p>
          </table:table-cell>
          <table:table-cell office:value-type="float" office:value="35.7">
            <text:p>3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12-28">
            <text:p>2020-12-28</text:p>
          </table:table-cell>
          <table:table-cell office:value-type="float" office:value="53">
            <text:p>53</text:p>
          </table:table-cell>
          <table:table-cell office:value-type="float" office:value="2.18571428571429">
            <text:p>2.1857142857</text:p>
          </table:table-cell>
          <table:table-cell office:value-type="float" office:value="6.5">
            <text:p>6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04">
            <text:p>2021-01-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11">
            <text:p>2021-01-11</text:p>
          </table:table-cell>
          <table:table-cell office:value-type="float" office:value="3">
            <text:p>3</text:p>
          </table:table-cell>
          <table:table-cell office:value-type="float" office:value="0.271428571428571">
            <text:p>0.2714285714</text:p>
          </table:table-cell>
          <table:table-cell office:value-type="float" office:value="1.9">
            <text:p>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18">
            <text:p>2021-01-18</text:p>
          </table:table-cell>
          <table:table-cell office:value-type="float" office:value="4">
            <text:p>4</text:p>
          </table:table-cell>
          <table:table-cell office:value-type="float" office:value="1.14285714285714">
            <text:p>1.1428571429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1-25">
            <text:p>2021-01-25</text:p>
          </table:table-cell>
          <table:table-cell office:value-type="float" office:value="5">
            <text:p>5</text:p>
          </table:table-cell>
          <table:table-cell office:value-type="float" office:value="2.67142857142857">
            <text:p>2.6714285714</text:p>
          </table:table-cell>
          <table:table-cell office:value-type="float" office:value="18.7">
            <text:p>1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01">
            <text:p>2021-02-01</text:p>
          </table:table-cell>
          <table:table-cell office:value-type="float" office:value="6">
            <text:p>6</text:p>
          </table:table-cell>
          <table:table-cell office:value-type="float" office:value="5.7">
            <text:p>5.7</text:p>
          </table:table-cell>
          <table:table-cell office:value-type="float" office:value="39.9">
            <text:p>3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08">
            <text:p>2021-02-08</text:p>
          </table:table-cell>
          <table:table-cell office:value-type="float" office:value="7">
            <text:p>7</text:p>
          </table:table-cell>
          <table:table-cell office:value-type="float" office:value="1.61428571428571">
            <text:p>1.6142857143</text:p>
          </table:table-cell>
          <table:table-cell office:value-type="float" office:value="11.3">
            <text:p>11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15">
            <text:p>2021-02-15</text:p>
          </table:table-cell>
          <table:table-cell office:value-type="float" office:value="8">
            <text:p>8</text:p>
          </table:table-cell>
          <table:table-cell office:value-type="float" office:value="2.75714285714286">
            <text:p>2.7571428571</text:p>
          </table:table-cell>
          <table:table-cell office:value-type="float" office:value="19.3">
            <text:p>1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2-22">
            <text:p>2021-02-22</text:p>
          </table:table-cell>
          <table:table-cell office:value-type="float" office:value="9">
            <text:p>9</text:p>
          </table:table-cell>
          <table:table-cell office:value-type="float" office:value="5.28571428571429">
            <text:p>5.2857142857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01">
            <text:p>2021-03-01</text:p>
          </table:table-cell>
          <table:table-cell office:value-type="float" office:value="10">
            <text:p>10</text:p>
          </table:table-cell>
          <table:table-cell office:value-type="float" office:value="4.65714285714286">
            <text:p>4.6571428571</text:p>
          </table:table-cell>
          <table:table-cell office:value-type="float" office:value="32.6">
            <text:p>3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08">
            <text:p>2021-03-08</text:p>
          </table:table-cell>
          <table:table-cell office:value-type="float" office:value="11">
            <text:p>11</text:p>
          </table:table-cell>
          <table:table-cell office:value-type="float" office:value="5.38571428571429">
            <text:p>5.3857142857</text:p>
          </table:table-cell>
          <table:table-cell office:value-type="float" office:value="37.7">
            <text:p>3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15">
            <text:p>2021-03-15</text:p>
          </table:table-cell>
          <table:table-cell office:value-type="float" office:value="12">
            <text:p>12</text:p>
          </table:table-cell>
          <table:table-cell office:value-type="float" office:value="3.75714285714286">
            <text:p>3.7571428571</text:p>
          </table:table-cell>
          <table:table-cell office:value-type="float" office:value="26.3">
            <text:p>26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22">
            <text:p>2021-03-22</text:p>
          </table:table-cell>
          <table:table-cell office:value-type="float" office:value="13">
            <text:p>13</text:p>
          </table:table-cell>
          <table:table-cell office:value-type="float" office:value="6.17142857142857">
            <text:p>6.1714285714</text:p>
          </table:table-cell>
          <table:table-cell office:value-type="float" office:value="43.2">
            <text:p>4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3-29">
            <text:p>2021-03-29</text:p>
          </table:table-cell>
          <table:table-cell office:value-type="float" office:value="14">
            <text:p>14</text:p>
          </table:table-cell>
          <table:table-cell office:value-type="float" office:value="10.0571428571429">
            <text:p>10.0571428571</text:p>
          </table:table-cell>
          <table:table-cell office:value-type="float" office:value="70.4">
            <text:p>7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05">
            <text:p>2021-04-05</text:p>
          </table:table-cell>
          <table:table-cell office:value-type="float" office:value="15">
            <text:p>15</text:p>
          </table:table-cell>
          <table:table-cell office:value-type="float" office:value="7.78571428571429">
            <text:p>7.7857142857</text:p>
          </table:table-cell>
          <table:table-cell office:value-type="float" office:value="54.5">
            <text:p>54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2">
            <text:p>2021-04-12</text:p>
          </table:table-cell>
          <table:table-cell office:value-type="float" office:value="16">
            <text:p>16</text:p>
          </table:table-cell>
          <table:table-cell office:value-type="float" office:value="6.82857142857143">
            <text:p>6.8285714286</text:p>
          </table:table-cell>
          <table:table-cell office:value-type="float" office:value="47.8">
            <text:p>4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19">
            <text:p>2021-04-19</text:p>
          </table:table-cell>
          <table:table-cell office:value-type="float" office:value="17">
            <text:p>17</text:p>
          </table:table-cell>
          <table:table-cell office:value-type="float" office:value="10.2">
            <text:p>10.2</text:p>
          </table:table-cell>
          <table:table-cell office:value-type="float" office:value="71.4">
            <text:p>7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4-26">
            <text:p>2021-04-26</text:p>
          </table:table-cell>
          <table:table-cell office:value-type="float" office:value="18">
            <text:p>18</text:p>
          </table:table-cell>
          <table:table-cell office:value-type="float" office:value="11.8">
            <text:p>11.8</text:p>
          </table:table-cell>
          <table:table-cell office:value-type="float" office:value="82.6">
            <text:p>8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03">
            <text:p>2021-05-03</text:p>
          </table:table-cell>
          <table:table-cell office:value-type="float" office:value="19">
            <text:p>19</text:p>
          </table:table-cell>
          <table:table-cell office:value-type="float" office:value="11.2857142857143">
            <text:p>11.2857142857</text:p>
          </table:table-cell>
          <table:table-cell office:value-type="float" office:value="79">
            <text:p>7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10">
            <text:p>2021-05-10</text:p>
          </table:table-cell>
          <table:table-cell office:value-type="float" office:value="20">
            <text:p>20</text:p>
          </table:table-cell>
          <table:table-cell office:value-type="float" office:value="12.4428571428571">
            <text:p>12.4428571429</text:p>
          </table:table-cell>
          <table:table-cell office:value-type="float" office:value="87.1">
            <text:p>8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17">
            <text:p>2021-05-17</text:p>
          </table:table-cell>
          <table:table-cell office:value-type="float" office:value="21">
            <text:p>21</text:p>
          </table:table-cell>
          <table:table-cell office:value-type="float" office:value="12.6428571428571">
            <text:p>12.6428571429</text:p>
          </table:table-cell>
          <table:table-cell office:value-type="float" office:value="88.5">
            <text:p>88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24">
            <text:p>2021-05-24</text:p>
          </table:table-cell>
          <table:table-cell office:value-type="float" office:value="22">
            <text:p>22</text:p>
          </table:table-cell>
          <table:table-cell office:value-type="float" office:value="14.4428571428571">
            <text:p>14.4428571429</text:p>
          </table:table-cell>
          <table:table-cell office:value-type="float" office:value="101.1">
            <text:p>101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5-31">
            <text:p>2021-05-31</text:p>
          </table:table-cell>
          <table:table-cell office:value-type="float" office:value="23">
            <text:p>23</text:p>
          </table:table-cell>
          <table:table-cell office:value-type="float" office:value="18.6714285714286">
            <text:p>18.6714285714</text:p>
          </table:table-cell>
          <table:table-cell office:value-type="float" office:value="130.7">
            <text:p>130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07">
            <text:p>2021-06-07</text:p>
          </table:table-cell>
          <table:table-cell office:value-type="float" office:value="24">
            <text:p>24</text:p>
          </table:table-cell>
          <table:table-cell office:value-type="float" office:value="19.4142857142857">
            <text:p>19.4142857143</text:p>
          </table:table-cell>
          <table:table-cell office:value-type="float" office:value="135.9">
            <text:p>13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14">
            <text:p>2021-06-14</text:p>
          </table:table-cell>
          <table:table-cell office:value-type="float" office:value="25">
            <text:p>25</text:p>
          </table:table-cell>
          <table:table-cell office:value-type="float" office:value="24.2714285714286">
            <text:p>24.2714285714</text:p>
          </table:table-cell>
          <table:table-cell office:value-type="float" office:value="169.9">
            <text:p>169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1">
            <text:p>2021-06-21</text:p>
          </table:table-cell>
          <table:table-cell office:value-type="float" office:value="26">
            <text:p>26</text:p>
          </table:table-cell>
          <table:table-cell office:value-type="float" office:value="21.0285714285714">
            <text:p>21.0285714286</text:p>
          </table:table-cell>
          <table:table-cell office:value-type="float" office:value="147.2">
            <text:p>147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6-28">
            <text:p>2021-06-28</text:p>
          </table:table-cell>
          <table:table-cell office:value-type="float" office:value="27">
            <text:p>27</text:p>
          </table:table-cell>
          <table:table-cell office:value-type="float" office:value="19.8714285714286">
            <text:p>19.8714285714</text:p>
          </table:table-cell>
          <table:table-cell office:value-type="float" office:value="139.1">
            <text:p>13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05">
            <text:p>2021-07-05</text:p>
          </table:table-cell>
          <table:table-cell office:value-type="float" office:value="28">
            <text:p>28</text:p>
          </table:table-cell>
          <table:table-cell office:value-type="float" office:value="19.0857142857143">
            <text:p>19.0857142857</text:p>
          </table:table-cell>
          <table:table-cell office:value-type="float" office:value="133.6">
            <text:p>13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12">
            <text:p>2021-07-12</text:p>
          </table:table-cell>
          <table:table-cell office:value-type="float" office:value="29">
            <text:p>29</text:p>
          </table:table-cell>
          <table:table-cell office:value-type="float" office:value="18.6">
            <text:p>18.6</text:p>
          </table:table-cell>
          <table:table-cell office:value-type="float" office:value="130.2">
            <text:p>13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19">
            <text:p>2021-07-19</text:p>
          </table:table-cell>
          <table:table-cell office:value-type="float" office:value="30">
            <text:p>30</text:p>
          </table:table-cell>
          <table:table-cell office:value-type="float" office:value="21.8142857142857">
            <text:p>21.8142857143</text:p>
          </table:table-cell>
          <table:table-cell office:value-type="float" office:value="152.7">
            <text:p>15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7-26">
            <text:p>2021-07-26</text:p>
          </table:table-cell>
          <table:table-cell office:value-type="float" office:value="31">
            <text:p>31</text:p>
          </table:table-cell>
          <table:table-cell office:value-type="float" office:value="20.4285714285714">
            <text:p>20.4285714286</text:p>
          </table:table-cell>
          <table:table-cell office:value-type="float" office:value="143">
            <text:p>14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02">
            <text:p>2021-08-02</text:p>
          </table:table-cell>
          <table:table-cell office:value-type="float" office:value="32">
            <text:p>32</text:p>
          </table:table-cell>
          <table:table-cell office:value-type="float" office:value="18.4285714285714">
            <text:p>18.4285714286</text:p>
          </table:table-cell>
          <table:table-cell office:value-type="float" office:value="129">
            <text:p>12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09">
            <text:p>2021-08-09</text:p>
          </table:table-cell>
          <table:table-cell office:value-type="float" office:value="33">
            <text:p>33</text:p>
          </table:table-cell>
          <table:table-cell office:value-type="float" office:value="22.2285714285714">
            <text:p>22.2285714286</text:p>
          </table:table-cell>
          <table:table-cell office:value-type="float" office:value="155.6">
            <text:p>15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16">
            <text:p>2021-08-16</text:p>
          </table:table-cell>
          <table:table-cell office:value-type="float" office:value="34">
            <text:p>34</text:p>
          </table:table-cell>
          <table:table-cell office:value-type="float" office:value="21.2">
            <text:p>21.2</text:p>
          </table:table-cell>
          <table:table-cell office:value-type="float" office:value="148.4">
            <text:p>14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23">
            <text:p>2021-08-23</text:p>
          </table:table-cell>
          <table:table-cell office:value-type="float" office:value="35">
            <text:p>35</text:p>
          </table:table-cell>
          <table:table-cell office:value-type="float" office:value="18.0571428571429">
            <text:p>18.0571428571</text:p>
          </table:table-cell>
          <table:table-cell office:value-type="float" office:value="126.4">
            <text:p>12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8-30">
            <text:p>2021-08-30</text:p>
          </table:table-cell>
          <table:table-cell office:value-type="float" office:value="36">
            <text:p>36</text:p>
          </table:table-cell>
          <table:table-cell office:value-type="float" office:value="18.3142857142857">
            <text:p>18.3142857143</text:p>
          </table:table-cell>
          <table:table-cell office:value-type="float" office:value="128.2">
            <text:p>12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06">
            <text:p>2021-09-06</text:p>
          </table:table-cell>
          <table:table-cell office:value-type="float" office:value="37">
            <text:p>37</text:p>
          </table:table-cell>
          <table:table-cell office:value-type="float" office:value="19.4142857142857">
            <text:p>19.4142857143</text:p>
          </table:table-cell>
          <table:table-cell office:value-type="float" office:value="135.9">
            <text:p>13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13">
            <text:p>2021-09-13</text:p>
          </table:table-cell>
          <table:table-cell office:value-type="float" office:value="38">
            <text:p>38</text:p>
          </table:table-cell>
          <table:table-cell office:value-type="float" office:value="18.5">
            <text:p>18.5</text:p>
          </table:table-cell>
          <table:table-cell office:value-type="float" office:value="129.5">
            <text:p>12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0">
            <text:p>2021-09-20</text:p>
          </table:table-cell>
          <table:table-cell office:value-type="float" office:value="39">
            <text:p>39</text:p>
          </table:table-cell>
          <table:table-cell office:value-type="float" office:value="15.8">
            <text:p>15.8</text:p>
          </table:table-cell>
          <table:table-cell office:value-type="float" office:value="110.6">
            <text:p>110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09-27">
            <text:p>2021-09-27</text:p>
          </table:table-cell>
          <table:table-cell office:value-type="float" office:value="40">
            <text:p>40</text:p>
          </table:table-cell>
          <table:table-cell office:value-type="float" office:value="15.9142857142857">
            <text:p>15.9142857143</text:p>
          </table:table-cell>
          <table:table-cell office:value-type="float" office:value="111.4">
            <text:p>11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04">
            <text:p>2021-10-04</text:p>
          </table:table-cell>
          <table:table-cell office:value-type="float" office:value="41">
            <text:p>41</text:p>
          </table:table-cell>
          <table:table-cell office:value-type="float" office:value="13.3571428571429">
            <text:p>13.3571428571</text:p>
          </table:table-cell>
          <table:table-cell office:value-type="float" office:value="93.5">
            <text:p>9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11">
            <text:p>2021-10-11</text:p>
          </table:table-cell>
          <table:table-cell office:value-type="float" office:value="42">
            <text:p>42</text:p>
          </table:table-cell>
          <table:table-cell office:value-type="float" office:value="10.2142857142857">
            <text:p>10.2142857143</text:p>
          </table:table-cell>
          <table:table-cell office:value-type="float" office:value="71.5">
            <text:p>71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18">
            <text:p>2021-10-18</text:p>
          </table:table-cell>
          <table:table-cell office:value-type="float" office:value="43">
            <text:p>43</text:p>
          </table:table-cell>
          <table:table-cell office:value-type="float" office:value="10.5428571428571">
            <text:p>10.5428571429</text:p>
          </table:table-cell>
          <table:table-cell office:value-type="float" office:value="73.8">
            <text:p>7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0-25">
            <text:p>2021-10-25</text:p>
          </table:table-cell>
          <table:table-cell office:value-type="float" office:value="44">
            <text:p>44</text:p>
          </table:table-cell>
          <table:table-cell office:value-type="float" office:value="9.7">
            <text:p>9.7</text:p>
          </table:table-cell>
          <table:table-cell office:value-type="float" office:value="67.9">
            <text:p>6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01">
            <text:p>2021-11-01</text:p>
          </table:table-cell>
          <table:table-cell office:value-type="float" office:value="45">
            <text:p>45</text:p>
          </table:table-cell>
          <table:table-cell office:value-type="float" office:value="7.58">
            <text:p>7.58</text:p>
          </table:table-cell>
          <table:table-cell office:value-type="float" office:value="37.9">
            <text:p>3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08">
            <text:p>2021-11-08</text:p>
          </table:table-cell>
          <table:table-cell office:value-type="float" office:value="46">
            <text:p>46</text:p>
          </table:table-cell>
          <table:table-cell office:value-type="float" office:value="6.21428571428571">
            <text:p>6.2142857143</text:p>
          </table:table-cell>
          <table:table-cell office:value-type="float" office:value="43.5">
            <text:p>43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15">
            <text:p>2021-11-15</text:p>
          </table:table-cell>
          <table:table-cell office:value-type="float" office:value="47">
            <text:p>47</text:p>
          </table:table-cell>
          <table:table-cell office:value-type="float" office:value="6.22857142857143">
            <text:p>6.2285714286</text:p>
          </table:table-cell>
          <table:table-cell office:value-type="float" office:value="43.6">
            <text:p>43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22">
            <text:p>2021-11-22</text:p>
          </table:table-cell>
          <table:table-cell office:value-type="float" office:value="48">
            <text:p>48</text:p>
          </table:table-cell>
          <table:table-cell office:value-type="float" office:value="4.42857142857143">
            <text:p>4.4285714286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1-29">
            <text:p>2021-11-2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2-06">
            <text:p>2021-12-06</text:p>
          </table:table-cell>
          <table:table-cell office:value-type="float" office:value="50">
            <text:p>50</text:p>
          </table:table-cell>
          <table:table-cell office:value-type="float" office:value="2.4">
            <text:p>2.4</text:p>
          </table:table-cell>
          <table:table-cell office:value-type="float" office:value="16.8">
            <text:p>1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2-13">
            <text:p>2021-12-13</text:p>
          </table:table-cell>
          <table:table-cell office:value-type="float" office:value="51">
            <text:p>51</text:p>
          </table:table-cell>
          <table:table-cell office:value-type="float" office:value="2.65714285714286">
            <text:p>2.6571428571</text:p>
          </table:table-cell>
          <table:table-cell office:value-type="float" office:value="18.6">
            <text:p>18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2-20">
            <text:p>2021-12-20</text:p>
          </table:table-cell>
          <table:table-cell office:value-type="float" office:value="52">
            <text:p>52</text:p>
          </table:table-cell>
          <table:table-cell office:value-type="float" office:value="2.55714285714286">
            <text:p>2.5571428571</text:p>
          </table:table-cell>
          <table:table-cell office:value-type="float" office:value="17.9">
            <text:p>1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1-12-27">
            <text:p>2021-12-27</text:p>
          </table:table-cell>
          <table:table-cell office:value-type="float" office:value="53">
            <text:p>53</text:p>
          </table:table-cell>
          <table:table-cell office:value-type="float" office:value="6.32857142857143">
            <text:p>6.328571428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1-03">
            <text:p>2022-01-03</text:p>
          </table:table-cell>
          <table:table-cell office:value-type="float" office:value="2">
            <text:p>2</text:p>
          </table:table-cell>
          <table:table-cell office:value-type="float" office:value="4.24285714285714">
            <text:p>4.2428571429</text:p>
          </table:table-cell>
          <table:table-cell office:value-type="float" office:value="29.7">
            <text:p>2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1-10">
            <text:p>2022-01-10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9.8">
            <text:p>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1-17">
            <text:p>2022-01-17</text:p>
          </table:table-cell>
          <table:table-cell office:value-type="float" office:value="4">
            <text:p>4</text:p>
          </table:table-cell>
          <table:table-cell office:value-type="float" office:value="1.08571428571429">
            <text:p>1.0857142857</text:p>
          </table:table-cell>
          <table:table-cell office:value-type="float" office:value="7.6">
            <text:p>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1-24">
            <text:p>2022-01-24</text:p>
          </table:table-cell>
          <table:table-cell office:value-type="float" office:value="5">
            <text:p>5</text:p>
          </table:table-cell>
          <table:table-cell office:value-type="float" office:value="1.48571428571429">
            <text:p>1.4857142857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1-31">
            <text:p>2022-01-31</text:p>
          </table:table-cell>
          <table:table-cell office:value-type="float" office:value="6">
            <text:p>6</text:p>
          </table:table-cell>
          <table:table-cell office:value-type="float" office:value="3.27142857142857">
            <text:p>3.2714285714</text:p>
          </table:table-cell>
          <table:table-cell office:value-type="float" office:value="22.9">
            <text:p>2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07">
            <text:p>2022-02-07</text:p>
          </table:table-cell>
          <table:table-cell office:value-type="float" office:value="7">
            <text:p>7</text:p>
          </table:table-cell>
          <table:table-cell office:value-type="float" office:value="2.77142857142857">
            <text:p>2.7714285714</text:p>
          </table:table-cell>
          <table:table-cell office:value-type="float" office:value="19.4">
            <text:p>19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14">
            <text:p>2022-02-14</text:p>
          </table:table-cell>
          <table:table-cell office:value-type="float" office:value="8">
            <text:p>8</text:p>
          </table:table-cell>
          <table:table-cell office:value-type="float" office:value="4.67142857142857">
            <text:p>4.6714285714</text:p>
          </table:table-cell>
          <table:table-cell office:value-type="float" office:value="32.7">
            <text:p>3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21">
            <text:p>2022-02-21</text:p>
          </table:table-cell>
          <table:table-cell office:value-type="float" office:value="9">
            <text:p>9</text:p>
          </table:table-cell>
          <table:table-cell office:value-type="float" office:value="4.84285714285714">
            <text:p>4.8428571429</text:p>
          </table:table-cell>
          <table:table-cell office:value-type="float" office:value="33.9">
            <text:p>3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2-28">
            <text:p>2022-02-28</text:p>
          </table:table-cell>
          <table:table-cell office:value-type="float" office:value="10">
            <text:p>10</text:p>
          </table:table-cell>
          <table:table-cell office:value-type="float" office:value="3.27142857142857">
            <text:p>3.2714285714</text:p>
          </table:table-cell>
          <table:table-cell office:value-type="float" office:value="22.9">
            <text:p>2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3-07">
            <text:p>2022-03-07</text:p>
          </table:table-cell>
          <table:table-cell office:value-type="float" office:value="11">
            <text:p>11</text:p>
          </table:table-cell>
          <table:table-cell office:value-type="float" office:value="3.84285714285714">
            <text:p>3.8428571429</text:p>
          </table:table-cell>
          <table:table-cell office:value-type="float" office:value="26.9">
            <text:p>2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3-14">
            <text:p>2022-03-14</text:p>
          </table:table-cell>
          <table:table-cell office:value-type="float" office:value="12">
            <text:p>12</text:p>
          </table:table-cell>
          <table:table-cell office:value-type="float" office:value="7.88571428571429">
            <text:p>7.8857142857</text:p>
          </table:table-cell>
          <table:table-cell office:value-type="float" office:value="55.2">
            <text:p>5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3-21">
            <text:p>2022-03-21</text:p>
          </table:table-cell>
          <table:table-cell office:value-type="float" office:value="13">
            <text:p>13</text:p>
          </table:table-cell>
          <table:table-cell office:value-type="float" office:value="8.88571428571429">
            <text:p>8.8857142857</text:p>
          </table:table-cell>
          <table:table-cell office:value-type="float" office:value="62.2">
            <text:p>6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3-28">
            <text:p>2022-03-28</text:p>
          </table:table-cell>
          <table:table-cell office:value-type="float" office:value="14">
            <text:p>14</text:p>
          </table:table-cell>
          <table:table-cell office:value-type="float" office:value="8.14285714285714">
            <text:p>8.1428571429</text:p>
          </table:table-cell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4-04">
            <text:p>2022-04-04</text:p>
          </table:table-cell>
          <table:table-cell office:value-type="float" office:value="15">
            <text:p>15</text:p>
          </table:table-cell>
          <table:table-cell office:value-type="float" office:value="8.65714285714286">
            <text:p>8.6571428571</text:p>
          </table:table-cell>
          <table:table-cell office:value-type="float" office:value="60.6">
            <text:p>60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4-11">
            <text:p>2022-04-11</text:p>
          </table:table-cell>
          <table:table-cell office:value-type="float" office:value="16">
            <text:p>16</text:p>
          </table:table-cell>
          <table:table-cell office:value-type="float" office:value="12.6">
            <text:p>12.6</text:p>
          </table:table-cell>
          <table:table-cell office:value-type="float" office:value="88.2">
            <text:p>8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4-18">
            <text:p>2022-04-18</text:p>
          </table:table-cell>
          <table:table-cell office:value-type="float" office:value="17">
            <text:p>17</text:p>
          </table:table-cell>
          <table:table-cell office:value-type="float" office:value="12.3714285714286">
            <text:p>12.3714285714</text:p>
          </table:table-cell>
          <table:table-cell office:value-type="float" office:value="86.6">
            <text:p>86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4-25">
            <text:p>2022-04-25</text:p>
          </table:table-cell>
          <table:table-cell office:value-type="float" office:value="18">
            <text:p>18</text:p>
          </table:table-cell>
          <table:table-cell office:value-type="float" office:value="12.2857142857143">
            <text:p>12.2857142857</text:p>
          </table:table-cell>
          <table:table-cell office:value-type="float" office:value="86">
            <text:p>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5-02">
            <text:p>2022-05-02</text:p>
          </table:table-cell>
          <table:table-cell office:value-type="float" office:value="19">
            <text:p>19</text:p>
          </table:table-cell>
          <table:table-cell office:value-type="float" office:value="13.2857142857143">
            <text:p>13.2857142857</text:p>
          </table:table-cell>
          <table:table-cell office:value-type="float" office:value="93">
            <text:p>9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5-09">
            <text:p>2022-05-09</text:p>
          </table:table-cell>
          <table:table-cell office:value-type="float" office:value="20">
            <text:p>20</text:p>
          </table:table-cell>
          <table:table-cell office:value-type="float" office:value="17.2142857142857">
            <text:p>17.2142857143</text:p>
          </table:table-cell>
          <table:table-cell office:value-type="float" office:value="120.5">
            <text:p>12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5-16">
            <text:p>2022-05-16</text:p>
          </table:table-cell>
          <table:table-cell office:value-type="float" office:value="21">
            <text:p>21</text:p>
          </table:table-cell>
          <table:table-cell office:value-type="float" office:value="20.4142857142857">
            <text:p>20.4142857143</text:p>
          </table:table-cell>
          <table:table-cell office:value-type="float" office:value="142.9">
            <text:p>14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5-23">
            <text:p>2022-05-23</text:p>
          </table:table-cell>
          <table:table-cell office:value-type="float" office:value="22">
            <text:p>22</text:p>
          </table:table-cell>
          <table:table-cell office:value-type="float" office:value="19.0142857142857">
            <text:p>19.0142857143</text:p>
          </table:table-cell>
          <table:table-cell office:value-type="float" office:value="133.1">
            <text:p>13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5-30">
            <text:p>2022-05-30</text:p>
          </table:table-cell>
          <table:table-cell office:value-type="float" office:value="23">
            <text:p>23</text:p>
          </table:table-cell>
          <table:table-cell office:value-type="float" office:value="19.0142857142857">
            <text:p>19.0142857143</text:p>
          </table:table-cell>
          <table:table-cell office:value-type="float" office:value="133.1">
            <text:p>13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6-06">
            <text:p>2022-06-06</text:p>
          </table:table-cell>
          <table:table-cell office:value-type="float" office:value="24">
            <text:p>24</text:p>
          </table:table-cell>
          <table:table-cell office:value-type="float" office:value="19.6571428571429">
            <text:p>19.6571428571</text:p>
          </table:table-cell>
          <table:table-cell office:value-type="float" office:value="137.6">
            <text:p>137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6-13">
            <text:p>2022-06-13</text:p>
          </table:table-cell>
          <table:table-cell office:value-type="float" office:value="25">
            <text:p>25</text:p>
          </table:table-cell>
          <table:table-cell office:value-type="float" office:value="25.0428571428571">
            <text:p>25.0428571429</text:p>
          </table:table-cell>
          <table:table-cell office:value-type="float" office:value="175.3">
            <text:p>175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6-20">
            <text:p>2022-06-20</text:p>
          </table:table-cell>
          <table:table-cell office:value-type="float" office:value="26">
            <text:p>26</text:p>
          </table:table-cell>
          <table:table-cell office:value-type="float" office:value="23.9285714285714">
            <text:p>23.9285714286</text:p>
          </table:table-cell>
          <table:table-cell office:value-type="float" office:value="167.5">
            <text:p>16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6-27">
            <text:p>2022-06-27</text:p>
          </table:table-cell>
          <table:table-cell office:value-type="float" office:value="27">
            <text:p>27</text:p>
          </table:table-cell>
          <table:table-cell office:value-type="float" office:value="21.4285714285714">
            <text:p>21.4285714286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04">
            <text:p>2022-07-04</text:p>
          </table:table-cell>
          <table:table-cell office:value-type="float" office:value="28">
            <text:p>28</text:p>
          </table:table-cell>
          <table:table-cell office:value-type="float" office:value="21.9714285714286">
            <text:p>21.9714285714</text:p>
          </table:table-cell>
          <table:table-cell office:value-type="float" office:value="153.8">
            <text:p>15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11">
            <text:p>2022-07-11</text:p>
          </table:table-cell>
          <table:table-cell office:value-type="float" office:value="29">
            <text:p>29</text:p>
          </table:table-cell>
          <table:table-cell office:value-type="float" office:value="23.5714285714286">
            <text:p>23.5714285714</text:p>
          </table:table-cell>
          <table:table-cell office:value-type="float" office:value="165">
            <text:p>16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18">
            <text:p>2022-07-18</text:p>
          </table:table-cell>
          <table:table-cell office:value-type="float" office:value="30">
            <text:p>30</text:p>
          </table:table-cell>
          <table:table-cell office:value-type="float" office:value="24.8142857142857">
            <text:p>24.8142857143</text:p>
          </table:table-cell>
          <table:table-cell office:value-type="float" office:value="173.7">
            <text:p>173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7-25">
            <text:p>2022-07-25</text:p>
          </table:table-cell>
          <table:table-cell office:value-type="float" office:value="31">
            <text:p>31</text:p>
          </table:table-cell>
          <table:table-cell office:value-type="float" office:value="23.7714285714286">
            <text:p>23.7714285714</text:p>
          </table:table-cell>
          <table:table-cell office:value-type="float" office:value="166.4">
            <text:p>16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8-01">
            <text:p>2022-08-01</text:p>
          </table:table-cell>
          <table:table-cell office:value-type="float" office:value="32">
            <text:p>32</text:p>
          </table:table-cell>
          <table:table-cell office:value-type="float" office:value="24.6857142857143">
            <text:p>24.6857142857</text:p>
          </table:table-cell>
          <table:table-cell office:value-type="float" office:value="172.8">
            <text:p>17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8-08">
            <text:p>2022-08-08</text:p>
          </table:table-cell>
          <table:table-cell office:value-type="float" office:value="33">
            <text:p>33</text:p>
          </table:table-cell>
          <table:table-cell office:value-type="float" office:value="23.2285714285714">
            <text:p>23.2285714286</text:p>
          </table:table-cell>
          <table:table-cell office:value-type="float" office:value="162.6">
            <text:p>162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8-15">
            <text:p>2022-08-15</text:p>
          </table:table-cell>
          <table:table-cell office:value-type="float" office:value="34">
            <text:p>34</text:p>
          </table:table-cell>
          <table:table-cell office:value-type="float" office:value="21.5571428571429">
            <text:p>21.5571428571</text:p>
          </table:table-cell>
          <table:table-cell office:value-type="float" office:value="150.9">
            <text:p>150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8-22">
            <text:p>2022-08-22</text:p>
          </table:table-cell>
          <table:table-cell office:value-type="float" office:value="35">
            <text:p>35</text:p>
          </table:table-cell>
          <table:table-cell office:value-type="float" office:value="21.6285714285714">
            <text:p>21.6285714286</text:p>
          </table:table-cell>
          <table:table-cell office:value-type="float" office:value="151.4">
            <text:p>15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8-29">
            <text:p>2022-08-29</text:p>
          </table:table-cell>
          <table:table-cell office:value-type="float" office:value="36">
            <text:p>36</text:p>
          </table:table-cell>
          <table:table-cell office:value-type="float" office:value="20.3142857142857">
            <text:p>20.3142857143</text:p>
          </table:table-cell>
          <table:table-cell office:value-type="float" office:value="142.2">
            <text:p>142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9-05">
            <text:p>2022-09-05</text:p>
          </table:table-cell>
          <table:table-cell office:value-type="float" office:value="37">
            <text:p>37</text:p>
          </table:table-cell>
          <table:table-cell office:value-type="float" office:value="18.7428571428571">
            <text:p>18.7428571429</text:p>
          </table:table-cell>
          <table:table-cell office:value-type="float" office:value="131.2">
            <text:p>13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9-12">
            <text:p>2022-09-12</text:p>
          </table:table-cell>
          <table:table-cell office:value-type="float" office:value="38">
            <text:p>38</text:p>
          </table:table-cell>
          <table:table-cell office:value-type="float" office:value="17.0428571428571">
            <text:p>17.0428571429</text:p>
          </table:table-cell>
          <table:table-cell office:value-type="float" office:value="119.3">
            <text:p>119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9-19">
            <text:p>2022-09-19</text:p>
          </table:table-cell>
          <table:table-cell office:value-type="float" office:value="39">
            <text:p>39</text:p>
          </table:table-cell>
          <table:table-cell office:value-type="float" office:value="13.5714285714286">
            <text:p>13.5714285714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09-26">
            <text:p>2022-09-26</text:p>
          </table:table-cell>
          <table:table-cell office:value-type="float" office:value="40">
            <text:p>40</text:p>
          </table:table-cell>
          <table:table-cell office:value-type="float" office:value="12.1428571428571">
            <text:p>12.1428571429</text:p>
          </table:table-cell>
          <table:table-cell office:value-type="float" office:value="85">
            <text:p>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0-03">
            <text:p>2022-10-03</text:p>
          </table:table-cell>
          <table:table-cell office:value-type="float" office:value="41">
            <text:p>41</text:p>
          </table:table-cell>
          <table:table-cell office:value-type="float" office:value="13.7428571428571">
            <text:p>13.7428571429</text:p>
          </table:table-cell>
          <table:table-cell office:value-type="float" office:value="96.2">
            <text:p>96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0-10">
            <text:p>2022-10-10</text:p>
          </table:table-cell>
          <table:table-cell office:value-type="float" office:value="42">
            <text:p>42</text:p>
          </table:table-cell>
          <table:table-cell office:value-type="float" office:value="14.2857142857143">
            <text:p>14.2857142857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0-17">
            <text:p>2022-10-17</text:p>
          </table:table-cell>
          <table:table-cell office:value-type="float" office:value="43">
            <text:p>43</text:p>
          </table:table-cell>
          <table:table-cell office:value-type="float" office:value="14.7428571428571">
            <text:p>14.7428571429</text:p>
          </table:table-cell>
          <table:table-cell office:value-type="float" office:value="103.2">
            <text:p>103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0-24">
            <text:p>2022-10-24</text:p>
          </table:table-cell>
          <table:table-cell office:value-type="float" office:value="44">
            <text:p>44</text:p>
          </table:table-cell>
          <table:table-cell office:value-type="float" office:value="14.0285714285714">
            <text:p>14.0285714286</text:p>
          </table:table-cell>
          <table:table-cell office:value-type="float" office:value="98.2">
            <text:p>9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0-31">
            <text:p>2022-10-31</text:p>
          </table:table-cell>
          <table:table-cell office:value-type="float" office:value="45">
            <text:p>45</text:p>
          </table:table-cell>
          <table:table-cell office:value-type="float" office:value="11.6857142857143">
            <text:p>11.6857142857</text:p>
          </table:table-cell>
          <table:table-cell office:value-type="float" office:value="81.8">
            <text:p>81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1-07">
            <text:p>2022-11-07</text:p>
          </table:table-cell>
          <table:table-cell office:value-type="float" office:value="46">
            <text:p>46</text:p>
          </table:table-cell>
          <table:table-cell office:value-type="float" office:value="9.74285714285714">
            <text:p>9.7428571429</text:p>
          </table:table-cell>
          <table:table-cell office:value-type="float" office:value="68.2">
            <text:p>68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1-14">
            <text:p>2022-11-14</text:p>
          </table:table-cell>
          <table:table-cell office:value-type="float" office:value="47">
            <text:p>47</text:p>
          </table:table-cell>
          <table:table-cell office:value-type="float" office:value="8.92857142857143">
            <text:p>8.9285714286</text:p>
          </table:table-cell>
          <table:table-cell office:value-type="float" office:value="62.5">
            <text:p>62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1-21">
            <text:p>2022-11-21</text:p>
          </table:table-cell>
          <table:table-cell office:value-type="float" office:value="48">
            <text:p>48</text:p>
          </table:table-cell>
          <table:table-cell office:value-type="float" office:value="6.78571428571429">
            <text:p>6.7857142857</text:p>
          </table:table-cell>
          <table:table-cell office:value-type="float" office:value="47.5">
            <text:p>47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1-28">
            <text:p>2022-11-28</text:p>
          </table:table-cell>
          <table:table-cell office:value-type="float" office:value="49">
            <text:p>49</text:p>
          </table:table-cell>
          <table:table-cell office:value-type="float" office:value="5.85714285714286">
            <text:p>5.8571428571</text:p>
          </table:table-cell>
          <table:table-cell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2-05">
            <text:p>2022-12-05</text:p>
          </table:table-cell>
          <table:table-cell office:value-type="float" office:value="50">
            <text:p>50</text:p>
          </table:table-cell>
          <table:table-cell office:value-type="float" office:value="3.54285714285714">
            <text:p>3.5428571429</text:p>
          </table:table-cell>
          <table:table-cell office:value-type="float" office:value="24.8">
            <text:p>2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2-12">
            <text:p>2022-12-12</text:p>
          </table:table-cell>
          <table:table-cell office:value-type="float" office:value="51">
            <text:p>51</text:p>
          </table:table-cell>
          <table:table-cell office:value-type="float" office:value="1.82857142857143">
            <text:p>1.8285714286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2-19">
            <text:p>2022-12-19</text:p>
          </table:table-cell>
          <table:table-cell office:value-type="float" office:value="52">
            <text:p>52</text:p>
          </table:table-cell>
          <table:table-cell office:value-type="float" office:value="5.55714285714286">
            <text:p>5.5571428571</text:p>
          </table:table-cell>
          <table:table-cell office:value-type="float" office:value="38.9">
            <text:p>38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2-12-26">
            <text:p>2022-12-26</text:p>
          </table:table-cell>
          <table:table-cell office:value-type="float" office:value="53">
            <text:p>53</text:p>
          </table:table-cell>
          <table:table-cell office:value-type="float" office:value="6.57142857142857">
            <text:p>6.5714285714</text:p>
          </table:table-cell>
          <table:table-cell office:value-type="float" office:value="6.9">
            <text:p>6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1-02">
            <text:p>2023-01-02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48.3">
            <text:p>4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1-09">
            <text:p>2023-01-09</text:p>
          </table:table-cell>
          <table:table-cell office:value-type="float" office:value="2">
            <text:p>2</text:p>
          </table:table-cell>
          <table:table-cell office:value-type="float" office:value="5.32857142857143">
            <text:p>5.3285714286</text:p>
          </table:table-cell>
          <table:table-cell office:value-type="float" office:value="37.3">
            <text:p>37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1-16">
            <text:p>2023-01-16</text:p>
          </table:table-cell>
          <table:table-cell office:value-type="float" office:value="3">
            <text:p>3</text:p>
          </table:table-cell>
          <table:table-cell office:value-type="float" office:value="1.62857142857143">
            <text:p>1.6285714286</text:p>
          </table:table-cell>
          <table:table-cell office:value-type="float" office:value="11.4">
            <text:p>11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1-23">
            <text:p>2023-01-23</text:p>
          </table:table-cell>
          <table:table-cell office:value-type="float" office:value="4">
            <text:p>4</text:p>
          </table:table-cell>
          <table:table-cell office:value-type="float" office:value="0.742857142857143">
            <text:p>0.7428571429</text:p>
          </table:table-cell>
          <table:table-cell office:value-type="float" office:value="5.2">
            <text:p>5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1-30">
            <text:p>2023-01-30</text:p>
          </table:table-cell>
          <table:table-cell office:value-type="float" office:value="5">
            <text:p>5</text:p>
          </table:table-cell>
          <table:table-cell office:value-type="float" office:value="2.61428571428571">
            <text:p>2.6142857143</text:p>
          </table:table-cell>
          <table:table-cell office:value-type="float" office:value="18.3">
            <text:p>18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06">
            <text:p>2023-02-06</text:p>
          </table:table-cell>
          <table:table-cell office:value-type="float" office:value="6">
            <text:p>6</text:p>
          </table:table-cell>
          <table:table-cell office:value-type="float" office:value="1.24285714285714">
            <text:p>1.2428571429</text:p>
          </table:table-cell>
          <table:table-cell office:value-type="float" office:value="8.7">
            <text:p>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13">
            <text:p>2023-02-13</text:p>
          </table:table-cell>
          <table:table-cell office:value-type="float" office:value="7">
            <text:p>7</text:p>
          </table:table-cell>
          <table:table-cell office:value-type="float" office:value="3.87142857142857">
            <text:p>3.8714285714</text:p>
          </table:table-cell>
          <table:table-cell office:value-type="float" office:value="27.1">
            <text:p>2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20">
            <text:p>2023-02-20</text:p>
          </table:table-cell>
          <table:table-cell office:value-type="float" office:value="8">
            <text:p>8</text:p>
          </table:table-cell>
          <table:table-cell office:value-type="float" office:value="6.15714285714286">
            <text:p>6.1571428571</text:p>
          </table:table-cell>
          <table:table-cell office:value-type="float" office:value="43.1">
            <text:p>4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2-27">
            <text:p>2023-02-27</text:p>
          </table:table-cell>
          <table:table-cell office:value-type="float" office:value="9">
            <text:p>9</text:p>
          </table:table-cell>
          <table:table-cell office:value-type="float" office:value="3.3">
            <text:p>3.3</text:p>
          </table:table-cell>
          <table:table-cell office:value-type="float" office:value="23.1">
            <text:p>23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3-06">
            <text:p>2023-03-06</text:p>
          </table:table-cell>
          <table:table-cell office:value-type="float" office:value="10">
            <text:p>10</text:p>
          </table:table-cell>
          <table:table-cell office:value-type="float" office:value="5.95714285714286">
            <text:p>5.9571428571</text:p>
          </table:table-cell>
          <table:table-cell office:value-type="float" office:value="41.7">
            <text:p>4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3-13">
            <text:p>2023-03-13</text:p>
          </table:table-cell>
          <table:table-cell office:value-type="float" office:value="11">
            <text:p>11</text:p>
          </table:table-cell>
          <table:table-cell office:value-type="float" office:value="7.75714285714286">
            <text:p>7.7571428571</text:p>
          </table:table-cell>
          <table:table-cell office:value-type="float" office:value="54.3">
            <text:p>54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3-20">
            <text:p>2023-03-20</text:p>
          </table:table-cell>
          <table:table-cell office:value-type="float" office:value="12">
            <text:p>12</text:p>
          </table:table-cell>
          <table:table-cell office:value-type="float" office:value="9.58571428571429">
            <text:p>9.5857142857</text:p>
          </table:table-cell>
          <table:table-cell office:value-type="float" office:value="67.1">
            <text:p>6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3-27">
            <text:p>2023-03-27</text:p>
          </table:table-cell>
          <table:table-cell office:value-type="float" office:value="13">
            <text:p>13</text:p>
          </table:table-cell>
          <table:table-cell office:value-type="float" office:value="9.12857142857143">
            <text:p>9.1285714286</text:p>
          </table:table-cell>
          <table:table-cell office:value-type="float" office:value="63.9">
            <text:p>6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4-03">
            <text:p>2023-04-03</text:p>
          </table:table-cell>
          <table:table-cell office:value-type="float" office:value="14">
            <text:p>14</text:p>
          </table:table-cell>
          <table:table-cell office:value-type="float" office:value="8.24285714285714">
            <text:p>8.2428571429</text:p>
          </table:table-cell>
          <table:table-cell office:value-type="float" office:value="57.7">
            <text:p>57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4-10">
            <text:p>2023-04-10</text:p>
          </table:table-cell>
          <table:table-cell office:value-type="float" office:value="15">
            <text:p>15</text:p>
          </table:table-cell>
          <table:table-cell office:value-type="float" office:value="9.38571428571429">
            <text:p>9.3857142857</text:p>
          </table:table-cell>
          <table:table-cell office:value-type="float" office:value="65.7">
            <text:p>65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4-17">
            <text:p>2023-04-17</text:p>
          </table:table-cell>
          <table:table-cell office:value-type="float" office:value="16">
            <text:p>16</text:p>
          </table:table-cell>
          <table:table-cell office:value-type="float" office:value="10.4714285714286">
            <text:p>10.4714285714</text:p>
          </table:table-cell>
          <table:table-cell office:value-type="float" office:value="73.3">
            <text:p>73.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4-24">
            <text:p>2023-04-24</text:p>
          </table:table-cell>
          <table:table-cell office:value-type="float" office:value="17">
            <text:p>17</text:p>
          </table:table-cell>
          <table:table-cell office:value-type="float" office:value="12.8142857142857">
            <text:p>12.8142857143</text:p>
          </table:table-cell>
          <table:table-cell office:value-type="float" office:value="89.7">
            <text:p>89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5-01">
            <text:p>2023-05-01</text:p>
          </table:table-cell>
          <table:table-cell office:value-type="float" office:value="18">
            <text:p>18</text:p>
          </table:table-cell>
          <table:table-cell office:value-type="float" office:value="15.2571428571429">
            <text:p>15.2571428571</text:p>
          </table:table-cell>
          <table:table-cell office:value-type="float" office:value="106.8">
            <text:p>106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5-08">
            <text:p>2023-05-08</text:p>
          </table:table-cell>
          <table:table-cell office:value-type="float" office:value="19">
            <text:p>19</text:p>
          </table:table-cell>
          <table:table-cell office:value-type="float" office:value="15.6">
            <text:p>15.6</text:p>
          </table:table-cell>
          <table:table-cell office:value-type="float" office:value="109.2">
            <text:p>109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5-15">
            <text:p>2023-05-15</text:p>
          </table:table-cell>
          <table:table-cell office:value-type="float" office:value="20">
            <text:p>20</text:p>
          </table:table-cell>
          <table:table-cell office:value-type="float" office:value="14.2571428571429">
            <text:p>14.2571428571</text:p>
          </table:table-cell>
          <table:table-cell office:value-type="float" office:value="99.8">
            <text:p>99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5-22">
            <text:p>2023-05-22</text:p>
          </table:table-cell>
          <table:table-cell office:value-type="float" office:value="21">
            <text:p>21</text:p>
          </table:table-cell>
          <table:table-cell office:value-type="float" office:value="18.0714285714286">
            <text:p>18.0714285714</text:p>
          </table:table-cell>
          <table:table-cell office:value-type="float" office:value="126.5">
            <text:p>126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5-29">
            <text:p>2023-05-29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150.5">
            <text:p>150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6-05">
            <text:p>2023-06-05</text:p>
          </table:table-cell>
          <table:table-cell office:value-type="float" office:value="23">
            <text:p>23</text:p>
          </table:table-cell>
          <table:table-cell office:value-type="float" office:value="23.2714285714286">
            <text:p>23.2714285714</text:p>
          </table:table-cell>
          <table:table-cell office:value-type="float" office:value="162.9">
            <text:p>162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6-12">
            <text:p>2023-06-12</text:p>
          </table:table-cell>
          <table:table-cell office:value-type="float" office:value="24">
            <text:p>24</text:p>
          </table:table-cell>
          <table:table-cell office:value-type="float" office:value="24.1571428571429">
            <text:p>24.1571428571</text:p>
          </table:table-cell>
          <table:table-cell office:value-type="float" office:value="169.1">
            <text:p>169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6-19">
            <text:p>2023-06-19</text:p>
          </table:table-cell>
          <table:table-cell office:value-type="float" office:value="25">
            <text:p>25</text:p>
          </table:table-cell>
          <table:table-cell office:value-type="float" office:value="23.1285714285714">
            <text:p>23.1285714286</text:p>
          </table:table-cell>
          <table:table-cell office:value-type="float" office:value="161.9">
            <text:p>16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6-26">
            <text:p>2023-06-26</text:p>
          </table:table-cell>
          <table:table-cell office:value-type="float" office:value="26">
            <text:p>26</text:p>
          </table:table-cell>
          <table:table-cell office:value-type="float" office:value="22.5571428571429">
            <text:p>22.5571428571</text:p>
          </table:table-cell>
          <table:table-cell office:value-type="float" office:value="157.9">
            <text:p>15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7-03">
            <text:p>2023-07-03</text:p>
          </table:table-cell>
          <table:table-cell office:value-type="float" office:value="27">
            <text:p>27</text:p>
          </table:table-cell>
          <table:table-cell office:value-type="float" office:value="22.9428571428571">
            <text:p>22.9428571429</text:p>
          </table:table-cell>
          <table:table-cell office:value-type="float" office:value="160.6">
            <text:p>160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7-10">
            <text:p>2023-07-10</text:p>
          </table:table-cell>
          <table:table-cell office:value-type="float" office:value="28">
            <text:p>28</text:p>
          </table:table-cell>
          <table:table-cell office:value-type="float" office:value="23.7714285714286">
            <text:p>23.7714285714</text:p>
          </table:table-cell>
          <table:table-cell office:value-type="float" office:value="166.4">
            <text:p>166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7-17">
            <text:p>2023-07-17</text:p>
          </table:table-cell>
          <table:table-cell office:value-type="float" office:value="29">
            <text:p>29</text:p>
          </table:table-cell>
          <table:table-cell office:value-type="float" office:value="23.5142857142857">
            <text:p>23.5142857143</text:p>
          </table:table-cell>
          <table:table-cell office:value-type="float" office:value="164.6">
            <text:p>164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7-24">
            <text:p>2023-07-24</text:p>
          </table:table-cell>
          <table:table-cell office:value-type="float" office:value="30">
            <text:p>30</text:p>
          </table:table-cell>
          <table:table-cell office:value-type="float" office:value="20.2714285714286">
            <text:p>20.2714285714</text:p>
          </table:table-cell>
          <table:table-cell office:value-type="float" office:value="141.9">
            <text:p>14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7-31">
            <text:p>2023-07-31</text:p>
          </table:table-cell>
          <table:table-cell office:value-type="float" office:value="31">
            <text:p>31</text:p>
          </table:table-cell>
          <table:table-cell office:value-type="float" office:value="19.4142857142857">
            <text:p>19.4142857143</text:p>
          </table:table-cell>
          <table:table-cell office:value-type="float" office:value="135.9">
            <text:p>135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8-07">
            <text:p>2023-08-07</text:p>
          </table:table-cell>
          <table:table-cell office:value-type="float" office:value="32">
            <text:p>32</text:p>
          </table:table-cell>
          <table:table-cell office:value-type="float" office:value="19.8285714285714">
            <text:p>19.8285714286</text:p>
          </table:table-cell>
          <table:table-cell office:value-type="float" office:value="138.8">
            <text:p>138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8-14">
            <text:p>2023-08-14</text:p>
          </table:table-cell>
          <table:table-cell office:value-type="float" office:value="33">
            <text:p>33</text:p>
          </table:table-cell>
          <table:table-cell office:value-type="float" office:value="23.8142857142857">
            <text:p>23.8142857143</text:p>
          </table:table-cell>
          <table:table-cell office:value-type="float" office:value="166.7">
            <text:p>166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8-21">
            <text:p>2023-08-21</text:p>
          </table:table-cell>
          <table:table-cell office:value-type="float" office:value="34">
            <text:p>34</text:p>
          </table:table-cell>
          <table:table-cell office:value-type="float" office:value="24.5571428571429">
            <text:p>24.5571428571</text:p>
          </table:table-cell>
          <table:table-cell office:value-type="float" office:value="171.9">
            <text:p>171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8-28">
            <text:p>2023-08-28</text:p>
          </table:table-cell>
          <table:table-cell office:value-type="float" office:value="35">
            <text:p>35</text:p>
          </table:table-cell>
          <table:table-cell office:value-type="float" office:value="17.9428571428571">
            <text:p>17.9428571429</text:p>
          </table:table-cell>
          <table:table-cell office:value-type="float" office:value="125.6">
            <text:p>125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9-04">
            <text:p>2023-09-04</text:p>
          </table:table-cell>
          <table:table-cell office:value-type="float" office:value="36">
            <text:p>36</text:p>
          </table:table-cell>
          <table:table-cell office:value-type="float" office:value="21.2428571428571">
            <text:p>21.2428571429</text:p>
          </table:table-cell>
          <table:table-cell office:value-type="float" office:value="148.7">
            <text:p>14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9-11">
            <text:p>2023-09-11</text:p>
          </table:table-cell>
          <table:table-cell office:value-type="float" office:value="37">
            <text:p>37</text:p>
          </table:table-cell>
          <table:table-cell office:value-type="float" office:value="20.7">
            <text:p>20.7</text:p>
          </table:table-cell>
          <table:table-cell office:value-type="float" office:value="144.9">
            <text:p>144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9-18">
            <text:p>2023-09-18</text:p>
          </table:table-cell>
          <table:table-cell office:value-type="float" office:value="38">
            <text:p>38</text:p>
          </table:table-cell>
          <table:table-cell office:value-type="float" office:value="17.8142857142857">
            <text:p>17.8142857143</text:p>
          </table:table-cell>
          <table:table-cell office:value-type="float" office:value="124.7">
            <text:p>124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9-25">
            <text:p>2023-09-25</text:p>
          </table:table-cell>
          <table:table-cell office:value-type="float" office:value="39">
            <text:p>39</text:p>
          </table:table-cell>
          <table:table-cell office:value-type="float" office:value="16.4">
            <text:p>16.4</text:p>
          </table:table-cell>
          <table:table-cell office:value-type="float" office:value="114.8">
            <text:p>114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0-02">
            <text:p>2023-10-02</text:p>
          </table:table-cell>
          <table:table-cell office:value-type="float" office:value="40">
            <text:p>40</text:p>
          </table:table-cell>
          <table:table-cell office:value-type="float" office:value="15.8857142857143">
            <text:p>15.8857142857</text:p>
          </table:table-cell>
          <table:table-cell office:value-type="float" office:value="111.2">
            <text:p>111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0-09">
            <text:p>2023-10-09</text:p>
          </table:table-cell>
          <table:table-cell office:value-type="float" office:value="41">
            <text:p>41</text:p>
          </table:table-cell>
          <table:table-cell office:value-type="float" office:value="15.7428571428571">
            <text:p>15.7428571429</text:p>
          </table:table-cell>
          <table:table-cell office:value-type="float" office:value="110.2">
            <text:p>11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0-16">
            <text:p>2023-10-16</text:p>
          </table:table-cell>
          <table:table-cell office:value-type="float" office:value="42">
            <text:p>42</text:p>
          </table:table-cell>
          <table:table-cell office:value-type="float" office:value="11.9857142857143">
            <text:p>11.9857142857</text:p>
          </table:table-cell>
          <table:table-cell office:value-type="float" office:value="83.9">
            <text:p>83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0-23">
            <text:p>2023-10-23</text:p>
          </table:table-cell>
          <table:table-cell office:value-type="float" office:value="43">
            <text:p>43</text:p>
          </table:table-cell>
          <table:table-cell office:value-type="float" office:value="11.8142857142857">
            <text:p>11.8142857143</text:p>
          </table:table-cell>
          <table:table-cell office:value-type="float" office:value="82.7">
            <text:p>82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0-30">
            <text:p>2023-10-30</text:p>
          </table:table-cell>
          <table:table-cell office:value-type="float" office:value="44">
            <text:p>44</text:p>
          </table:table-cell>
          <table:table-cell office:value-type="float" office:value="9.42857142857143">
            <text:p>9.4285714286</text:p>
          </table:table-cell>
          <table:table-cell office:value-type="float" office:value="66">
            <text:p>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1-06">
            <text:p>2023-11-06</text:p>
          </table:table-cell>
          <table:table-cell office:value-type="float" office:value="45">
            <text:p>45</text:p>
          </table:table-cell>
          <table:table-cell office:value-type="float" office:value="7.42857142857143">
            <text:p>7.4285714286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1-13">
            <text:p>2023-11-13</text:p>
          </table:table-cell>
          <table:table-cell office:value-type="float" office:value="46">
            <text:p>46</text:p>
          </table:table-cell>
          <table:table-cell office:value-type="float" office:value="8.27142857142857">
            <text:p>8.2714285714</text:p>
          </table:table-cell>
          <table:table-cell office:value-type="float" office:value="57.9">
            <text:p>57.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1-20">
            <text:p>2023-11-20</text:p>
          </table:table-cell>
          <table:table-cell office:value-type="float" office:value="47">
            <text:p>47</text:p>
          </table:table-cell>
          <table:table-cell office:value-type="float" office:value="6.54285714285714">
            <text:p>6.5428571429</text:p>
          </table:table-cell>
          <table:table-cell office:value-type="float" office:value="45.8">
            <text:p>45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1-27">
            <text:p>2023-11-27</text:p>
          </table:table-cell>
          <table:table-cell office:value-type="float" office:value="48">
            <text:p>48</text:p>
          </table:table-cell>
          <table:table-cell office:value-type="float" office:value="2.88571428571429">
            <text:p>2.885714285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2-04">
            <text:p>2023-12-04</text:p>
          </table:table-cell>
          <table:table-cell office:value-type="float" office:value="49">
            <text:p>49</text:p>
          </table:table-cell>
          <table:table-cell office:value-type="float" office:value="2.91428571428571">
            <text:p>2.9142857143</text:p>
          </table:table-cell>
          <table:table-cell office:value-type="float" office:value="20.4">
            <text:p>2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2-11">
            <text:p>2023-12-11</text:p>
          </table:table-cell>
          <table:table-cell office:value-type="float" office:value="50">
            <text:p>50</text:p>
          </table:table-cell>
          <table:table-cell office:value-type="float" office:value="5.65714285714286">
            <text:p>5.6571428571</text:p>
          </table:table-cell>
          <table:table-cell office:value-type="float" office:value="39.6">
            <text:p>39.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2-18">
            <text:p>2023-12-18</text:p>
          </table:table-cell>
          <table:table-cell office:value-type="float" office:value="51">
            <text:p>51</text:p>
          </table:table-cell>
          <table:table-cell office:value-type="float" office:value="4.21428571428571">
            <text:p>4.2142857143</text:p>
          </table:table-cell>
          <table:table-cell office:value-type="float" office:value="29.5">
            <text:p>29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12-25">
            <text:p>2023-12-25</text:p>
          </table:table-cell>
          <table:table-cell office:value-type="float" office:value="52">
            <text:p>52</text:p>
          </table:table-cell>
          <table:table-cell office:value-type="float" office:value="3.87142857142857">
            <text:p>3.8714285714</text:p>
          </table:table-cell>
          <table:table-cell office:value-type="float" office:value="27.1">
            <text:p>2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1-01">
            <text:p>2024-01-01</text:p>
          </table:table-cell>
          <table:table-cell office:value-type="float" office:value="1">
            <text:p>1</text:p>
          </table:table-cell>
          <table:table-cell office:value-type="float" office:value="4.82857142857143">
            <text:p>4.8285714286</text:p>
          </table:table-cell>
          <table:table-cell office:value-type="float" office:value="33.8">
            <text:p>33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1-08">
            <text:p>2024-01-08</text:p>
          </table:table-cell>
          <table:table-cell office:value-type="float" office:value="2">
            <text:p>2</text:p>
          </table:table-cell>
          <table:table-cell office:value-type="float" office:value="1.48571428571429">
            <text:p>1.4857142857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1-15">
            <text:p>2024-01-15</text:p>
          </table:table-cell>
          <table:table-cell office:value-type="float" office:value="3">
            <text:p>3</text:p>
          </table:table-cell>
          <table:table-cell office:value-type="float" office:value="1.67142857142857">
            <text:p>1.6714285714</text:p>
          </table:table-cell>
          <table:table-cell office:value-type="float" office:value="11.7">
            <text:p>11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1-22">
            <text:p>2024-01-22</text:p>
          </table:table-cell>
          <table:table-cell office:value-type="float" office:value="4">
            <text:p>4</text:p>
          </table:table-cell>
          <table:table-cell office:value-type="float" office:value="4.58571428571429">
            <text:p>4.5857142857</text:p>
          </table:table-cell>
          <table:table-cell office:value-type="float" office:value="32.1">
            <text:p>32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1-29">
            <text:p>2024-01-29</text:p>
          </table:table-cell>
          <table:table-cell office:value-type="float" office:value="5">
            <text:p>5</text:p>
          </table:table-cell>
          <table:table-cell office:value-type="float" office:value="4.31428571428571">
            <text:p>4.3142857143</text:p>
          </table:table-cell>
          <table:table-cell office:value-type="float" office:value="30.2">
            <text:p>30.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2-05">
            <text:p>2024-02-05</text:p>
          </table:table-cell>
          <table:table-cell office:value-type="float" office:value="6">
            <text:p>6</text:p>
          </table:table-cell>
          <table:table-cell office:value-type="float" office:value="5.52857142857143">
            <text:p>5.5285714286</text:p>
          </table:table-cell>
          <table:table-cell office:value-type="float" office:value="38.7">
            <text:p>38.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2-12">
            <text:p>2024-02-12</text:p>
          </table:table-cell>
          <table:table-cell office:value-type="float" office:value="7">
            <text:p>7</text:p>
          </table:table-cell>
          <table:table-cell office:value-type="float" office:value="6.82857142857143">
            <text:p>6.8285714286</text:p>
          </table:table-cell>
          <table:table-cell office:value-type="float" office:value="47.8">
            <text:p>47.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2-19">
            <text:p>2024-02-19</text:p>
          </table:table-cell>
          <table:table-cell office:value-type="float" office:value="8">
            <text:p>8</text:p>
          </table:table-cell>
          <table:table-cell office:value-type="float" office:value="6.72857142857143">
            <text:p>6.7285714286</text:p>
          </table:table-cell>
          <table:table-cell office:value-type="float" office:value="47.1">
            <text:p>47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2-26">
            <text:p>2024-02-26</text:p>
          </table:table-cell>
          <table:table-cell office:value-type="float" office:value="9">
            <text:p>9</text:p>
          </table:table-cell>
          <table:table-cell office:value-type="float" office:value="6.91428571428571">
            <text:p>6.9142857143</text:p>
          </table:table-cell>
          <table:table-cell office:value-type="float" office:value="48.4">
            <text:p>48.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3-04">
            <text:p>2024-03-04</text:p>
          </table:table-cell>
          <table:table-cell office:value-type="float" office:value="10">
            <text:p>10</text:p>
          </table:table-cell>
          <table:table-cell office:value-type="float" office:value="6.5">
            <text:p>6.5</text:p>
          </table:table-cell>
          <table:table-cell office:value-type="float" office:value="45.5">
            <text:p>45.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3-11">
            <text:p>2024-03-11</text:p>
          </table:table-cell>
          <table:table-cell office:value-type="float" office:value="11">
            <text:p>11</text:p>
          </table:table-cell>
          <table:table-cell office:value-type="float" office:value="8.3">
            <text:p>8.3</text:p>
          </table:table-cell>
          <table:table-cell office:value-type="float" office:value="58.1">
            <text:p>58.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4-03-18">
            <text:p>2024-03-18</text:p>
          </table:table-cell>
          <table:table-cell office:value-type="float" office:value="12">
            <text:p>12</text:p>
          </table:table-cell>
          <table:table-cell office:value-type="float" office:value="10.7333333333333">
            <text:p>10.7333333333</text:p>
          </table:table-cell>
          <table:table-cell office:value-type="float" office:value="64.4">
            <text:p>64.4</text:p>
          </table:table-cell>
          <table:table-cell table:number-columns-repeated="1020"/>
        </table:table-row>
        <table:table-row table:style-name="ro1" table:number-rows-repeated="10476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472c4" style:border-line-width-bottom="0.035cm 0.035cm 0.035cm" style:diagonal-bl-tr="none" style:diagonal-tl-br="none" fo:border-left="none" fo:border-right="none" style:rotation-align="none" fo:border-top="0.035cm solid #4472c4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3">23.03.2024</text:date>, <text:time>14:04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_20__28_11_29_" style:display-name="PageStyle_data (1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3T14:04:37</dc:date>
    <dc:creator>Philipp Rütimann</dc:creator>
    <meta:generator>OpenOffice/4.1.15$Unix OpenOffice.org_project/4115m2$Build-9813</meta:generator>
    <meta:editing-duration>PT2M</meta:editing-duration>
    <meta:editing-cycles>3</meta:editing-cycles>
    <meta:document-statistic meta:table-count="1" meta:cell-count="3772" meta:object-count="0"/>
  </office:meta>
</office:document-meta>
</file>